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969696" style:repeat-content="false"/>
      <style:paragraph-properties fo:text-align="center"/>
      <style:text-properties fo:color="#000000" fo:font-size="10pt" style:font-size-asian="10pt" style:font-size-complex="10pt"/>
    </style:style>
    <style:style style:name="ce3" style:family="table-cell" style:parent-style-name="Default" style:data-style-name="N48">
      <style:table-cell-properties fo:border="thin solid #000000" style:vertical-align="middle" fo:wrap-option="wrap" fo:background-color="#969696" style:repeat-content="false"/>
      <style:paragraph-properties fo:text-align="center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969696" style:cell-protect="none" style:repeat-content="false"/>
      <style:paragraph-properties fo:text-align="center"/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fo:wrap-option="wrap" style:cell-protect="none"/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10pt" style:font-size-asian="10pt" style:font-size-complex="10pt"/>
    </style:style>
    <style:style style:name="ce10" style:family="table-cell" style:parent-style-name="Default" style:data-style-name="N48">
      <style:table-cell-properties fo:border="thin solid #000000" style:vertical-align="middle" style:repeat-content="false"/>
      <style:paragraph-properties fo:text-align="center"/>
      <style:text-properties fo:color="#000000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center"/>
      <style:text-properties fo:color="#000000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middle"/>
      <style:text-properties fo:color="#000000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/>
      <style:text-properties fo:color="#FF0000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wrap-option="wrap"/>
      <style:text-properties fo:color="#000000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wrap-option="wrap"/>
      <style:text-properties fo:color="#FF0000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middle"/>
      <style:text-properties fo:color="#000000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_19968__33324__Sheet3" style:data-style-name="N0">
      <style:table-cell-properties fo:border="thin solid #000000" style:vertical-align="automatic" fo:background-color="#C0C0C0" style:cell-protect="protected" style:repeat-content="false"/>
      <style:paragraph-properties fo:text-align="start" fo:margin-left="0cm"/>
      <style:text-properties fo:color="#FFFF00" fo:font-weight="bold" style:font-weight-asian="bold" style:font-weight-complex="bold"/>
    </style:style>
    <style:style style:name="ce23" style:family="table-cell" style:parent-style-name="Default" style:data-style-name="N0">
      <style:text-properties fo:color="#000000" fo:font-size="10pt" style:font-size-asian="10pt" style:font-size-complex="10pt"/>
    </style:style>
    <style:style style:name="ce24" style:family="table-cell" style:parent-style-name="_36229__36899__32080_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FF" fo:font-size="10pt" style:font-size-asian="10pt" style:font-size-complex="10pt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9525cm"/>
    </style:style>
    <style:style style:name="co2" style:family="table-column">
      <style:table-column-properties fo:break-before="auto" style:column-width="1.428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11.0860416666667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1.349375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5.34458333333333cm"/>
    </style:style>
    <style:style style:name="co11" style:family="table-column">
      <style:table-column-properties fo:break-before="auto" style:column-width="1.878541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5" style:family="table-cell" style:parent-style-name="Default" style:data-style-name="N48">
      <style:table-cell-properties fo:border="thin solid #000000" style:vertical-align="middle" style:repeat-content="false"/>
      <style:paragraph-properties fo:text-align="center"/>
      <style:text-properties fo:color="#000000" fo:font-size="10pt" style:font-size-asian="10pt" style:font-size-complex="10pt"/>
      <style:map style:condition="of:is-true-formula(AND(COUNTIF([.$D$2:.$D$305]; [.D2])&gt;1;NOT(ISBLANK([.D2]))))" style:apply-style-name="cf1" style:base-cell-address="304筆332冊.D2"/>
      <style:map style:condition="of:is-true-formula(AND(COUNTIF([.$D$2:.$D$305]; [.D2])&gt;1;NOT(ISBLANK([.D2]))))" style:apply-style-name="cf1" style:base-cell-address="304筆332冊.D2"/>
      <style:map style:condition="of:is-true-formula(AND(COUNTIF([.$D$2:.$D$305]; [.D2])&gt;1;NOT(ISBLANK([.D2]))))" style:apply-style-name="cf1" style:base-cell-address="304筆332冊.D2"/>
      <style:map style:condition="of:is-true-formula(AND(COUNTIF([.$D$2:.$D$305]; [.D2])&gt;1;NOT(ISBLANK([.D2]))))" style:apply-style-name="cf1" style:base-cell-address="304筆332冊.D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304筆332冊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5"/>
        <table:table-column table:style-name="co5" table:default-cell-style-name="ce7"/>
        <table:table-column table:style-name="co1" table:number-columns-repeated="2" table:default-cell-style-name="ce5"/>
        <table:table-column table:style-name="co6" table:default-cell-style-name="ce6"/>
        <table:table-column table:style-name="co7" table:default-cell-style-name="ce6"/>
        <table:table-column table:style-name="co8" table:default-cell-style-name="ce5"/>
        <table:table-column table:style-name="co9" table:default-cell-style-name="ce5"/>
        <table:table-column table:style-name="co10" table:default-cell-style-name="ce23"/>
        <table:table-column table:style-name="co11" table:number-columns-repeated="6" table:default-cell-style-name="ce8"/>
        <table:table-column table:style-name="co11" table:number-columns-repeated="16365" table:default-cell-style-name="ce1"/>
        <table:table-row table:style-name="ro1">
          <table:table-cell office:value-type="string" table:style-name="ce2">
            <text:p>序號</text:p>
          </table:table-cell>
          <table:table-cell office:value-type="string" table:style-name="ce2">
            <text:p>主題</text:p>
          </table:table-cell>
          <table:table-cell office:value-type="string" table:style-name="ce2">
            <text:p>次主題</text:p>
          </table:table-cell>
          <table:table-cell office:value-type="string" table:style-name="ce3">
            <text:p>電子書13碼ISBN</text:p>
          </table:table-cell>
          <table:table-cell office:value-type="string" table:style-name="ce3">
            <text:p>紙本ISBN</text:p>
          </table:table-cell>
          <table:table-cell office:value-type="string" table:style-name="ce4">
            <text:p>題名</text:p>
          </table:table-cell>
          <table:table-cell office:value-type="string" table:style-name="ce2">
            <text:p>冊數</text:p>
          </table:table-cell>
          <table:table-cell office:value-type="string" table:style-name="ce2">
            <text:p>版次</text:p>
          </table:table-cell>
          <table:table-cell office:value-type="string" table:style-name="ce2">
            <text:p>作者</text:p>
          </table:table-cell>
          <table:table-cell office:value-type="string" table:style-name="ce2">
            <text:p>出版者</text:p>
          </table:table-cell>
          <table:table-cell office:value-type="string" table:style-name="ce2">
            <text:p>出版年</text:p>
          </table:table-cell>
          <table:table-cell office:value-type="string" table:style-name="ce2">
            <text:p>附件</text:p>
          </table:table-cell>
          <table:table-cell office:value-type="string" table:style-name="ce22">
            <text:p>連結</text:p>
          </table:table-cell>
          <table:table-cell table:number-columns-repeated="6" table:style-name="ce20"/>
          <table:table-cell table:number-columns-repeated="16365" table:style-name="ce21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56534" table:style-name="ce25">
            <text:p>9781522556534</text:p>
          </table:table-cell>
          <table:table-cell office:value-type="float" office:value="9781522556527" table:style-name="ce10">
            <text:p>9781522556527</text:p>
          </table:table-cell>
          <table:table-cell office:value-type="string" table:style-name="ce16">
            <text:p>Social Media in Education: Breakthroughs in Research and Practic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652-7">http://services.igi-global.com/resolvedoi/resolve.aspx?doi=10.4018/978-1-5225-5652-7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54646" table:style-name="ce25">
            <text:p>9781522554646</text:p>
          </table:table-cell>
          <table:table-cell office:value-type="float" office:value="9781522554639" table:style-name="ce10">
            <text:p>9781522554639</text:p>
          </table:table-cell>
          <table:table-cell office:value-type="string" table:style-name="ce16">
            <text:p>Cross-Cultural Perspectives on Technology-Enhanced Language Learn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Tafazoli, Dara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463-9">http://services.igi-global.com/resolvedoi/resolve.aspx?doi=10.4018/978-1-5225-5463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52444" table:style-name="ce25">
            <text:p>9781522552444</text:p>
          </table:table-cell>
          <table:table-cell office:value-type="float" office:value="9781522552437" table:style-name="ce10">
            <text:p>9781522552437</text:p>
          </table:table-cell>
          <table:table-cell office:value-type="string" table:style-name="ce16">
            <text:p>Augmented Reality for Enhanced Learning Environment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Ruiz, Gerardo Reyes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243-7">http://services.igi-global.com/resolvedoi/resolve.aspx?doi=10.4018/978-1-5225-5243-7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52260" table:style-name="ce25">
            <text:p>9781522552260</text:p>
          </table:table-cell>
          <table:table-cell office:value-type="float" office:value="9781522552253" table:style-name="ce10">
            <text:p>9781522552253</text:p>
          </table:table-cell>
          <table:table-cell office:value-type="string" table:style-name="ce16">
            <text:p>Quality Assurance and Assessment Practices in Translation and Interpret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Huertas-Barros, Elsa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9" table:style-name="ce13">
            <text:p>2019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225-3">http://services.igi-global.com/resolvedoi/resolve.aspx?doi=10.4018/978-1-5225-5225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42070" table:style-name="ce25">
            <text:p>9781522542070</text:p>
          </table:table-cell>
          <table:table-cell office:value-type="float" office:value="9781522542063" table:style-name="ce10">
            <text:p>9781522542063</text:p>
          </table:table-cell>
          <table:table-cell office:value-type="string" table:style-name="ce16">
            <text:p>Learner Experience and Usability in Online Educa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ouchrika, Imed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206-3">http://services.igi-global.com/resolvedoi/resolve.aspx?doi=10.4018/978-1-5225-4206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41127" table:style-name="ce25">
            <text:p>9781522541127</text:p>
          </table:table-cell>
          <table:table-cell office:value-type="float" office:value="9781522541110" table:style-name="ce10">
            <text:p>9781522541110</text:p>
          </table:table-cell>
          <table:table-cell office:value-type="string" table:style-name="ce16">
            <text:p>Computer-Mediated Learning for Workforce Development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entor, Dominic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111-0">http://services.igi-global.com/resolvedoi/resolve.aspx?doi=10.4018/978-1-5225-4111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40601" table:style-name="ce25">
            <text:p>9781522540601</text:p>
          </table:table-cell>
          <table:table-cell office:value-type="float" office:value="9781522540595" table:style-name="ce10">
            <text:p>9781522540595</text:p>
          </table:table-cell>
          <table:table-cell office:value-type="string" table:style-name="ce17">
            <text:p>Handbook of Research on<text:span text:style-name="T2"><text:s/>Media Literacy in Higher Education Environments</text:span>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Cubbage, Jayne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059-5">http://services.igi-global.com/resolvedoi/resolve.aspx?doi=10.4018/978-1-5225-4059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33962" table:style-name="ce25">
            <text:p>9781522533962</text:p>
          </table:table-cell>
          <table:table-cell office:value-type="float" office:value="9781522533955" table:style-name="ce10">
            <text:p>9781522533955</text:p>
          </table:table-cell>
          <table:table-cell office:value-type="string" table:style-name="ce16">
            <text:p>Handbook of Research on Engineering Education in a Global Context</text:p>
          </table:table-cell>
          <table:table-cell office:value-type="float" office:value="2" table:style-name="ce9">
            <text:p>2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mirnova, Elena V.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9" table:style-name="ce13">
            <text:p>2019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395-5">http://services.igi-global.com/resolvedoi/resolve.aspx?doi=10.4018/978-1-5225-3395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51102" table:style-name="ce25">
            <text:p>9781522551102</text:p>
          </table:table-cell>
          <table:table-cell office:value-type="float" office:value="9781522551096" table:style-name="ce10">
            <text:p>9781522551096</text:p>
          </table:table-cell>
          <table:table-cell office:value-type="string" table:style-name="ce16">
            <text:p>Pedagogy Development for Teaching Online Music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Johnson, Carol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109-6">http://services.igi-global.com/resolvedoi/resolve.aspx?doi=10.4018/978-1-5225-5109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54677" table:style-name="ce25">
            <text:p>9781522554677</text:p>
          </table:table-cell>
          <table:table-cell office:value-type="float" office:value="9781522554660" table:style-name="ce10">
            <text:p>9781522554660</text:p>
          </table:table-cell>
          <table:table-cell office:value-type="string" table:style-name="ce16">
            <text:p>Innovative Applications of Online Pedagogy and Course Desig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harma, Ramesh C.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466-0">http://services.igi-global.com/resolvedoi/resolve.aspx?doi=10.4018/978-1-5225-5466-0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1" table:style-name="ce9">
            <text:p>11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40212" table:style-name="ce25">
            <text:p>9781522540212</text:p>
          </table:table-cell>
          <table:table-cell office:value-type="float" office:value="9781522540205" table:style-name="ce10">
            <text:p>9781522540205</text:p>
          </table:table-cell>
          <table:table-cell office:value-type="string" table:style-name="ce16">
            <text:p>Assessing Social Support and Stress in Autism-Focused Virtual Communities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aha, Amitav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020-5">http://services.igi-global.com/resolvedoi/resolve.aspx?doi=10.4018/978-1-5225-4020-5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2" table:style-name="ce9">
            <text:p>12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56329" table:style-name="ce25">
            <text:p>9781522556329</text:p>
          </table:table-cell>
          <table:table-cell office:value-type="float" office:value="9781522556312" table:style-name="ce10">
            <text:p>9781522556312</text:p>
          </table:table-cell>
          <table:table-cell office:value-type="string" table:style-name="ce16">
            <text:p>Teacher Training and Professional Development: Concepts, Methodologies, Tools, and Applications</text:p>
          </table:table-cell>
          <table:table-cell office:value-type="float" office:value="4" table:style-name="ce9">
            <text:p>4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631-2">http://services.igi-global.com/resolvedoi/resolve.aspx?doi=10.4018/978-1-5225-5631-2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49611" table:style-name="ce25">
            <text:p>9781522549611</text:p>
          </table:table-cell>
          <table:table-cell office:value-type="float" office:value="9781522549604" table:style-name="ce10">
            <text:p>9781522549604</text:p>
          </table:table-cell>
          <table:table-cell office:value-type="string" table:style-name="ce16">
            <text:p>Equity, Equality, and Reform in Contemporary Public Educa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Grant, Marquis C.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960-4">http://services.igi-global.com/resolvedoi/resolve.aspx?doi=10.4018/978-1-5225-4960-4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54738" table:style-name="ce25">
            <text:p>9781522554738</text:p>
          </table:table-cell>
          <table:table-cell office:value-type="float" office:value="9781522554721" table:style-name="ce10">
            <text:p>9781522554721</text:p>
          </table:table-cell>
          <table:table-cell office:value-type="string" table:style-name="ce16">
            <text:p>Online Course Management: Concepts, Methodologies, Tools, and Applications</text:p>
          </table:table-cell>
          <table:table-cell office:value-type="float" office:value="4" table:style-name="ce9">
            <text:p>4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472-1">http://services.igi-global.com/resolvedoi/resolve.aspx?doi=10.4018/978-1-5225-5472-1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5" table:style-name="ce9">
            <text:p>15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51416" table:style-name="ce25">
            <text:p>9781522551416</text:p>
          </table:table-cell>
          <table:table-cell office:value-type="float" office:value="9781522551409" table:style-name="ce10">
            <text:p>9781522551409</text:p>
          </table:table-cell>
          <table:table-cell office:value-type="string" table:style-name="ce16">
            <text:p>Handbook of Research on Integrating Technology Into Contemporary Language Learning and Teach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Zou, Bin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140-9">http://services.igi-global.com/resolvedoi/resolve.aspx?doi=10.4018/978-1-5225-5140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52802" table:style-name="ce25">
            <text:p>9781522552802</text:p>
          </table:table-cell>
          <table:table-cell office:value-type="float" office:value="9781522552796" table:style-name="ce10">
            <text:p>9781522552796</text:p>
          </table:table-cell>
          <table:table-cell office:value-type="string" table:style-name="ce16">
            <text:p>Technology Management in Organizational and Societal Context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orchers, Andrew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279-6">http://services.igi-global.com/resolvedoi/resolve.aspx?doi=10.4018/978-1-5225-5279-6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7" table:style-name="ce9">
            <text:p>17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51072" table:style-name="ce25">
            <text:p>9781522551072</text:p>
          </table:table-cell>
          <table:table-cell office:value-type="float" office:value="9781522551065" table:style-name="ce10">
            <text:p>9781522551065</text:p>
          </table:table-cell>
          <table:table-cell office:value-type="string" table:style-name="ce16">
            <text:p>Differentiated Instructional Design for Multicultural Environments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tottlemyer, Diane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106-5">http://services.igi-global.com/resolvedoi/resolve.aspx?doi=10.4018/978-1-5225-5106-5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8" table:style-name="ce9">
            <text:p>18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30541" table:style-name="ce25">
            <text:p>9781522530541</text:p>
          </table:table-cell>
          <table:table-cell office:value-type="float" office:value="9781522530534" table:style-name="ce10">
            <text:p>9781522530534</text:p>
          </table:table-cell>
          <table:table-cell office:value-type="string" table:style-name="ce16">
            <text:p>Handbook of Research on Educational Design and Cloud Computing in Modern Classroom Setting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outsopoulos, K.C.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053-4">http://services.igi-global.com/resolvedoi/resolve.aspx?doi=10.4018/978-1-5225-3053-4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9" table:style-name="ce9">
            <text:p>19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30695" table:style-name="ce25">
            <text:p>9781522530695</text:p>
          </table:table-cell>
          <table:table-cell office:value-type="float" office:value="9781522530688" table:style-name="ce10">
            <text:p>9781522530688</text:p>
          </table:table-cell>
          <table:table-cell office:value-type="string" table:style-name="ce16">
            <text:p>Innovative Practices in Teacher Preparation and Graduate-Level Teacher Education Program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Polly, Drew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068-8">http://services.igi-global.com/resolvedoi/resolve.aspx?doi=10.4018/978-1-5225-3068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38332" table:style-name="ce25">
            <text:p>9781522538332</text:p>
          </table:table-cell>
          <table:table-cell office:value-type="float" office:value="9781522538325" table:style-name="ce10">
            <text:p>9781522538325</text:p>
          </table:table-cell>
          <table:table-cell office:value-type="string" table:style-name="ce16">
            <text:p>K-12 STEM Education: Breakthroughs in Research and Practice</text:p>
          </table:table-cell>
          <table:table-cell office:value-type="float" office:value="2" table:style-name="ce9">
            <text:p>2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832-5">http://services.igi-global.com/resolvedoi/resolve.aspx?doi=10.4018/978-1-5225-3832-5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1" table:style-name="ce9">
            <text:p>21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27800" table:style-name="ce25">
            <text:p>9781522527800</text:p>
          </table:table-cell>
          <table:table-cell office:value-type="float" office:value="9781522527794" table:style-name="ce10">
            <text:p>9781522527794</text:p>
          </table:table-cell>
          <table:table-cell office:value-type="string" table:style-name="ce16">
            <text:p>Deviant Communication in Teacher-Student Interactions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Gilchrist-Petty, Eletra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779-4">http://services.igi-global.com/resolvedoi/resolve.aspx?doi=10.4018/978-1-5225-2779-4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9">
            <text:p>22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26834" table:style-name="ce25">
            <text:p>9781522526834</text:p>
          </table:table-cell>
          <table:table-cell office:value-type="float" office:value="9781522526827" table:style-name="ce10">
            <text:p>9781522526827</text:p>
          </table:table-cell>
          <table:table-cell office:value-type="string" table:style-name="ce16">
            <text:p>Fostering Effective Student Communication in Online Graduate Cours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cheg, Abigail G.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682-7">http://services.igi-global.com/resolvedoi/resolve.aspx?doi=10.4018/978-1-5225-2682-7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29255" table:style-name="ce25">
            <text:p>9781522529255</text:p>
          </table:table-cell>
          <table:table-cell office:value-type="float" office:value="9781522529248" table:style-name="ce10">
            <text:p>9781522529248</text:p>
          </table:table-cell>
          <table:table-cell office:value-type="string" table:style-name="ce16">
            <text:p>Digital Transformation and Innovation in Chinese Educa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pires, Hiller A.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924-8">http://services.igi-global.com/resolvedoi/resolve.aspx?doi=10.4018/978-1-5225-2924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29347" table:style-name="ce25">
            <text:p>9781522529347</text:p>
          </table:table-cell>
          <table:table-cell office:value-type="float" office:value="9781522529330" table:style-name="ce10">
            <text:p>9781522529330</text:p>
          </table:table-cell>
          <table:table-cell office:value-type="string" table:style-name="ce16">
            <text:p>Applications of CALL Theory in ESL and EFL Environment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Perren, James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933-0">http://services.igi-global.com/resolvedoi/resolve.aspx?doi=10.4018/978-1-5225-2933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27251" table:style-name="ce25">
            <text:p>9781522527251</text:p>
          </table:table-cell>
          <table:table-cell office:value-type="float" office:value="9781522527244" table:style-name="ce10">
            <text:p>9781522527244</text:p>
          </table:table-cell>
          <table:table-cell office:value-type="string" table:style-name="ce16">
            <text:p>Cases on Audio-Visual Media in Language Educa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Xiang, Catherine Hua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724-4">http://services.igi-global.com/resolvedoi/resolve.aspx?doi=10.4018/978-1-5225-2724-4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6" table:style-name="ce9">
            <text:p>26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29828" table:style-name="ce25">
            <text:p>9781522529828</text:p>
          </table:table-cell>
          <table:table-cell office:value-type="float" office:value="9781522529811" table:style-name="ce10">
            <text:p>9781522529811</text:p>
          </table:table-cell>
          <table:table-cell office:value-type="string" table:style-name="ce16">
            <text:p>Gaming Innovations in Higher Education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Costello, Robert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981-1">http://services.igi-global.com/resolvedoi/resolve.aspx?doi=10.4018/978-1-5225-2981-1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7" table:style-name="ce9">
            <text:p>27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26865" table:style-name="ce25">
            <text:p>9781522526865</text:p>
          </table:table-cell>
          <table:table-cell office:value-type="float" office:value="9781522526858" table:style-name="ce10">
            <text:p>9781522526858</text:p>
          </table:table-cell>
          <table:table-cell office:value-type="string" table:style-name="ce16">
            <text:p>Personalized Professional Learning for Educators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eeuwse, Kristi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685-8">http://services.igi-global.com/resolvedoi/resolve.aspx?doi=10.4018/978-1-5225-2685-8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8" table:style-name="ce9">
            <text:p>28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26148" table:style-name="ce25">
            <text:p>9781522526148</text:p>
          </table:table-cell>
          <table:table-cell office:value-type="float" office:value="9781522526131" table:style-name="ce10">
            <text:p>9781522526131</text:p>
          </table:table-cell>
          <table:table-cell office:value-type="string" table:style-name="ce16">
            <text:p>Managing Self-Directed Learning in Primary School Education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Deur, Penny Van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613-1">http://services.igi-global.com/resolvedoi/resolve.aspx?doi=10.4018/978-1-5225-2613-1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9" table:style-name="ce9">
            <text:p>29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26315" table:style-name="ce25">
            <text:p>9781522526315</text:p>
          </table:table-cell>
          <table:table-cell office:value-type="float" office:value="9781522526308" table:style-name="ce10">
            <text:p>9781522526308</text:p>
          </table:table-cell>
          <table:table-cell office:value-type="string" table:style-name="ce16">
            <text:p>Formative Assessment Practices for Pre-Service Teacher Practicum Feedback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Richardson, Tony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630-8">http://services.igi-global.com/resolvedoi/resolve.aspx?doi=10.4018/978-1-5225-2630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21839" table:style-name="ce25">
            <text:p>9781522521839</text:p>
          </table:table-cell>
          <table:table-cell office:value-type="float" office:value="9781522521822" table:style-name="ce10">
            <text:p>9781522521822</text:p>
          </table:table-cell>
          <table:table-cell office:value-type="string" table:style-name="ce16">
            <text:p>Integrating an Awareness of Selfhood and Society into Virtual Learn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tricker, Andrew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182-2">http://services.igi-global.com/resolvedoi/resolve.aspx?doi=10.4018/978-1-5225-2182-2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16934" table:style-name="ce25">
            <text:p>9781522516934</text:p>
          </table:table-cell>
          <table:table-cell office:value-type="float" office:value="9781522516927" table:style-name="ce10">
            <text:p>9781522516927</text:p>
          </table:table-cell>
          <table:table-cell office:value-type="string" table:style-name="ce16">
            <text:p>Digital Tools for Seamless Learn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<text:span text:style-name="T3">Ş</text:span>ad, Süleyman Nihat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1692-7">http://services.igi-global.com/resolvedoi/resolve.aspx?doi=10.4018/978-1-5225-1692-7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32" table:style-name="ce9">
            <text:p>32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16514" table:style-name="ce25">
            <text:p>9781522516514</text:p>
          </table:table-cell>
          <table:table-cell office:value-type="float" office:value="9781522516507" table:style-name="ce10">
            <text:p>9781522516507</text:p>
          </table:table-cell>
          <table:table-cell office:value-type="string" table:style-name="ce16">
            <text:p>Integration of Cloud Technologies in Digitally Networked Classrooms and Learning Comm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Gurung, Binod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1650-7">http://services.igi-global.com/resolvedoi/resolve.aspx?doi=10.4018/978-1-5225-1650-7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522503606" table:style-name="ce25">
            <text:p>9781522503606</text:p>
          </table:table-cell>
          <table:table-cell office:value-type="float" office:value="9781522503590" table:style-name="ce10">
            <text:p>9781522503590</text:p>
          </table:table-cell>
          <table:table-cell office:value-type="string" table:style-name="ce16">
            <text:p>Mobile and Blended Learning Innovations for Improved Learning Outcom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Parsons, David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6" table:style-name="ce9">
            <text:p>2016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0359-0">http://services.igi-global.com/resolvedoi/resolve.aspx?doi=10.4018/978-1-5225-0359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1 教育學</text:p>
          </table:table-cell>
          <table:table-cell office:value-type="float" office:value="9781466688483" table:style-name="ce25">
            <text:p>9781466688483</text:p>
          </table:table-cell>
          <table:table-cell office:value-type="float" office:value="9781466688476" table:style-name="ce10">
            <text:p>9781466688476</text:p>
          </table:table-cell>
          <table:table-cell office:value-type="string" table:style-name="ce16">
            <text:p>Utilizing Virtual and Personal Learning Environments for Optimal Learn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Terry, Krista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6" table:style-name="ce9">
            <text:p>2016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4666-8847-6">http://services.igi-global.com/resolvedoi/resolve.aspx?doi=10.4018/978-1-4666-8847-6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35" table:style-name="ce9">
            <text:p>35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4 政治學</text:p>
          </table:table-cell>
          <table:table-cell office:value-type="float" office:value="9781522532651" table:style-name="ce25">
            <text:p>9781522532651</text:p>
          </table:table-cell>
          <table:table-cell office:value-type="float" office:value="9781522532644" table:style-name="ce10">
            <text:p>9781522532644</text:p>
          </table:table-cell>
          <table:table-cell office:value-type="string" table:style-name="ce16">
            <text:p>Economic and Geopolitical Perspectives of the Commonwealth of Independent States and Eurasia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arnaukhova, Oxana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264-4">http://services.igi-global.com/resolvedoi/resolve.aspx?doi=10.4018/978-1-5225-3264-4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36" table:style-name="ce9">
            <text:p>36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4 政治學</text:p>
          </table:table-cell>
          <table:table-cell office:value-type="float" office:value="9781522541660" table:style-name="ce25">
            <text:p>9781522541660</text:p>
          </table:table-cell>
          <table:table-cell office:value-type="float" office:value="9781522541653" table:style-name="ce10">
            <text:p>9781522541653</text:p>
          </table:table-cell>
          <table:table-cell office:value-type="string" table:style-name="ce17">
            <text:p>Handbook of Research on<text:span text:style-name="T2"><text:s/>Urban Governance and Management in the Developing World</text:span>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ugambwa, Joshua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165-3">http://services.igi-global.com/resolvedoi/resolve.aspx?doi=10.4018/978-1-5225-4165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5 經濟學</text:p>
          </table:table-cell>
          <table:table-cell office:value-type="float" office:value="9781522540274" table:style-name="ce25">
            <text:p>9781522540274</text:p>
          </table:table-cell>
          <table:table-cell office:value-type="float" office:value="9781522540267" table:style-name="ce10">
            <text:p>9781522540267</text:p>
          </table:table-cell>
          <table:table-cell office:value-type="string" table:style-name="ce16">
            <text:p>Regaining Global Stability After the Financial Crisi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ergi, Bruno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026-7">http://services.igi-global.com/resolvedoi/resolve.aspx?doi=10.4018/978-1-5225-4026-7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5 經濟學</text:p>
          </table:table-cell>
          <table:table-cell office:value-type="float" office:value="9781522541356" table:style-name="ce25">
            <text:p>9781522541356</text:p>
          </table:table-cell>
          <table:table-cell office:value-type="float" office:value="9781522541349" table:style-name="ce10">
            <text:p>9781522541349</text:p>
          </table:table-cell>
          <table:table-cell office:value-type="string" table:style-name="ce16">
            <text:p>Employment Protection Legislation in Emerging Econom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Amine, Samir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134-9">http://services.igi-global.com/resolvedoi/resolve.aspx?doi=10.4018/978-1-5225-4134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5 經濟學</text:p>
          </table:table-cell>
          <table:table-cell office:value-type="float" office:value="9781522537687" table:style-name="ce25">
            <text:p>9781522537687</text:p>
          </table:table-cell>
          <table:table-cell office:value-type="float" office:value="9781522537670" table:style-name="ce10">
            <text:p>9781522537670</text:p>
          </table:table-cell>
          <table:table-cell office:value-type="string" table:style-name="ce16">
            <text:p>Fractal Approaches for Modeling Financial Assets and Predicting Cris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Nekrasova, Inna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767-0">http://services.igi-global.com/resolvedoi/resolve.aspx?doi=10.4018/978-1-5225-3767-0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40" table:style-name="ce9">
            <text:p>40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5 經濟學</text:p>
          </table:table-cell>
          <table:table-cell office:value-type="float" office:value="9781522549673" table:style-name="ce25">
            <text:p>9781522549673</text:p>
          </table:table-cell>
          <table:table-cell office:value-type="float" office:value="9781522549666" table:style-name="ce10">
            <text:p>9781522549666</text:p>
          </table:table-cell>
          <table:table-cell office:value-type="string" table:style-name="ce16">
            <text:p>Regulation and Structure in Economic Virtualization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Ushakov, Denis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966-6">http://services.igi-global.com/resolvedoi/resolve.aspx?doi=10.4018/978-1-5225-4966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41" table:style-name="ce9">
            <text:p>41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5 經濟學</text:p>
          </table:table-cell>
          <table:table-cell office:value-type="float" office:value="9781522549826" table:style-name="ce25">
            <text:p>9781522549826</text:p>
          </table:table-cell>
          <table:table-cell office:value-type="float" office:value="9781522549819" table:style-name="ce10">
            <text:p>9781522549819</text:p>
          </table:table-cell>
          <table:table-cell office:value-type="string" table:style-name="ce16">
            <text:p>Economic Growth in Latin America and the Impact of the Global Financial Crisi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Garita, Mauricio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981-9">http://services.igi-global.com/resolvedoi/resolve.aspx?doi=10.4018/978-1-5225-4981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42" table:style-name="ce9">
            <text:p>42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5 經濟學</text:p>
          </table:table-cell>
          <table:table-cell office:value-type="float" office:value="9781522541325" table:style-name="ce25">
            <text:p>9781522541325</text:p>
          </table:table-cell>
          <table:table-cell office:value-type="float" office:value="9781522541318" table:style-name="ce10">
            <text:p>9781522541318</text:p>
          </table:table-cell>
          <table:table-cell office:value-type="string" table:style-name="ce16">
            <text:p>Uncertainties and Risk Assessment in Trade Relation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Ojo, Marianne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131-8">http://services.igi-global.com/resolvedoi/resolve.aspx?doi=10.4018/978-1-5225-4131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43" table:style-name="ce9">
            <text:p>43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5 經濟學</text:p>
          </table:table-cell>
          <table:table-cell office:value-type="float" office:value="9781522538578" table:style-name="ce25">
            <text:p>9781522538578</text:p>
          </table:table-cell>
          <table:table-cell office:value-type="float" office:value="9781522538561" table:style-name="ce10">
            <text:p>9781522538561</text:p>
          </table:table-cell>
          <table:table-cell office:value-type="string" table:style-name="ce16">
            <text:p>Economic Reforms for Global Competitivenes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Ushakov, Denis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856-1">http://services.igi-global.com/resolvedoi/resolve.aspx?doi=10.4018/978-1-5225-3856-1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44" table:style-name="ce9">
            <text:p>44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5 經濟學</text:p>
          </table:table-cell>
          <table:table-cell office:value-type="float" office:value="9781522527572" table:style-name="ce25">
            <text:p>9781522527572</text:p>
          </table:table-cell>
          <table:table-cell office:value-type="float" office:value="9781522527565" table:style-name="ce10">
            <text:p>9781522527565</text:p>
          </table:table-cell>
          <table:table-cell office:value-type="string" table:style-name="ce16">
            <text:p>Ranking Economic Performance and Efficiency in the Global Market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Gussen, Benjamen Franklen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756-5">http://services.igi-global.com/resolvedoi/resolve.aspx?doi=10.4018/978-1-5225-2756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5 經濟學</text:p>
          </table:table-cell>
          <table:table-cell office:value-type="float" office:value="9781522526742" table:style-name="ce25">
            <text:p>9781522526742</text:p>
          </table:table-cell>
          <table:table-cell office:value-type="float" office:value="9781522526735" table:style-name="ce10">
            <text:p>9781522526735</text:p>
          </table:table-cell>
          <table:table-cell office:value-type="string" table:style-name="ce16">
            <text:p>Geopolitics and Strategic Management in the Global Economy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Presenza, Angelo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673-5">http://services.igi-global.com/resolvedoi/resolve.aspx?doi=10.4018/978-1-5225-2673-5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46" table:style-name="ce9">
            <text:p>46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5 經濟學</text:p>
          </table:table-cell>
          <table:table-cell office:value-type="float" office:value="9781522533153" table:style-name="ce25">
            <text:p>9781522533153</text:p>
          </table:table-cell>
          <table:table-cell office:value-type="float" office:value="9781522524588" table:style-name="ce10">
            <text:p>9781522524588</text:p>
          </table:table-cell>
          <table:table-cell office:value-type="string" table:style-name="ce16">
            <text:p>Handbook of Research on Policies and Practices for Sustainable Economic Growth and Regional Development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orres, George M.</text:p>
          </table:table-cell>
          <table:table-cell office:value-type="string" table:style-name="ce14">
            <text:p>Business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458-8">http://services.igi-global.com/resolvedoi/resolve.aspx?doi=10.4018/978-1-5225-2458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47" table:style-name="ce9">
            <text:p>47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5 經濟學</text:p>
          </table:table-cell>
          <table:table-cell office:value-type="float" office:value="9781522535744" table:style-name="ce25">
            <text:p>9781522535744</text:p>
          </table:table-cell>
          <table:table-cell office:value-type="float" office:value="9781522523642" table:style-name="ce10">
            <text:p>9781522523642</text:p>
          </table:table-cell>
          <table:table-cell office:value-type="string" table:style-name="ce16">
            <text:p>Social, Health, and Environmental Infrastructures for Economic Growth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Das, Ramesh Chandra</text:p>
          </table:table-cell>
          <table:table-cell office:value-type="string" table:style-name="ce14">
            <text:p>Business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364-2">http://services.igi-global.com/resolvedoi/resolve.aspx?doi=10.4018/978-1-5225-2364-2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48" table:style-name="ce9">
            <text:p>48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5 經濟學</text:p>
          </table:table-cell>
          <table:table-cell office:value-type="float" office:value="9781522504412" table:style-name="ce25">
            <text:p>9781522504412</text:p>
          </table:table-cell>
          <table:table-cell office:value-type="float" office:value="9781522504405" table:style-name="ce10">
            <text:p>9781522504405</text:p>
          </table:table-cell>
          <table:table-cell office:value-type="string" table:style-name="ce16">
            <text:p>Handbook of Research on Green Economic Development Initiatives and Strateg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Erdo<text:span text:style-name="T3">ğ</text:span>du, M. Mustafa</text:p>
          </table:table-cell>
          <table:table-cell office:value-type="string" table:style-name="ce14">
            <text:p>Business Science Reference</text:p>
          </table:table-cell>
          <table:table-cell office:value-type="float" office:value="2016" table:style-name="ce9">
            <text:p>2016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0440-5">http://services.igi-global.com/resolvedoi/resolve.aspx?doi=10.4018/978-1-5225-0440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5 經濟學</text:p>
          </table:table-cell>
          <table:table-cell office:value-type="float" office:value="9781466673090" table:style-name="ce25">
            <text:p>9781466673090</text:p>
          </table:table-cell>
          <table:table-cell office:value-type="float" office:value="9781466673083" table:style-name="ce10">
            <text:p>9781466673083</text:p>
          </table:table-cell>
          <table:table-cell office:value-type="string" table:style-name="ce16">
            <text:p>Regional Economic Integration and the Global Financial System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orhun, Engin</text:p>
          </table:table-cell>
          <table:table-cell office:value-type="string" table:style-name="ce14">
            <text:p>Business Science Reference</text:p>
          </table:table-cell>
          <table:table-cell office:value-type="float" office:value="2015" table:style-name="ce9">
            <text:p>2015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4666-7308-3">http://services.igi-global.com/resolvedoi/resolve.aspx?doi=10.4018/978-1-4666-7308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50" table:style-name="ce9">
            <text:p>50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7 社會學</text:p>
          </table:table-cell>
          <table:table-cell office:value-type="float" office:value="9781522541844" table:style-name="ce25">
            <text:p>9781522541844</text:p>
          </table:table-cell>
          <table:table-cell office:value-type="float" office:value="9781522541837" table:style-name="ce10">
            <text:p>9781522541837</text:p>
          </table:table-cell>
          <table:table-cell office:value-type="string" table:style-name="ce16">
            <text:p>Practice and Progress in Social Design and Sustainability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iu, Kin Wai Michael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183-7">http://services.igi-global.com/resolvedoi/resolve.aspx?doi=10.4018/978-1-5225-4183-7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51" table:style-name="ce9">
            <text:p>51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7 社會學</text:p>
          </table:table-cell>
          <table:table-cell office:value-type="float" office:value="9781522547730" table:style-name="ce25">
            <text:p>9781522547730</text:p>
          </table:table-cell>
          <table:table-cell office:value-type="float" office:value="9781522547723" table:style-name="ce10">
            <text:p>9781522547723</text:p>
          </table:table-cell>
          <table:table-cell office:value-type="string" table:style-name="ce17">
            <text:p>Handbook of Research on<text:span text:style-name="T2"><text:s/>Multicultural Perspectives on Gender and Aging</text:span>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Pande, Rekah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772-3">http://services.igi-global.com/resolvedoi/resolve.aspx?doi=10.4018/978-1-5225-4772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52" table:style-name="ce9">
            <text:p>52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7 社會學</text:p>
          </table:table-cell>
          <table:table-cell office:value-type="float" office:value="9781522528555" table:style-name="ce25">
            <text:p>9781522528555</text:p>
          </table:table-cell>
          <table:table-cell office:value-type="float" office:value="9781522528548" table:style-name="ce10">
            <text:p>9781522528548</text:p>
          </table:table-cell>
          <table:table-cell office:value-type="string" table:style-name="ce16">
            <text:p>Exploring the Role of Social Media in Transnational Advocacy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5">
            <text:p>Endong, Floribert Patrick C.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854-8">http://services.igi-global.com/resolvedoi/resolve.aspx?doi=10.4018/978-1-5225-2854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53" table:style-name="ce9">
            <text:p>53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7 社會學</text:p>
          </table:table-cell>
          <table:table-cell office:value-type="float" office:value="9781522553212" table:style-name="ce25">
            <text:p>9781522553212</text:p>
          </table:table-cell>
          <table:table-cell office:value-type="float" office:value="9781522553205" table:style-name="ce10">
            <text:p>9781522553205</text:p>
          </table:table-cell>
          <table:table-cell office:value-type="string" table:style-name="ce16">
            <text:p>Corporate and Global Standardization Initiatives in Contemporary Society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Jakobs, Kai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320-5">http://services.igi-global.com/resolvedoi/resolve.aspx?doi=10.4018/978-1-5225-5320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54" table:style-name="ce9">
            <text:p>54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7 社會學</text:p>
          </table:table-cell>
          <table:table-cell office:value-type="float" office:value="9781522541295" table:style-name="ce25">
            <text:p>9781522541295</text:p>
          </table:table-cell>
          <table:table-cell office:value-type="float" office:value="9781522541288" table:style-name="ce10">
            <text:p>9781522541288</text:p>
          </table:table-cell>
          <table:table-cell office:value-type="string" table:style-name="ce16">
            <text:p>Computational Psychoanalysis and Formal Bi-Logic Framework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urato, Giuseppe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128-8">http://services.igi-global.com/resolvedoi/resolve.aspx?doi=10.4018/978-1-5225-4128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7 社會學</text:p>
          </table:table-cell>
          <table:table-cell office:value-type="float" office:value="9781522549451" table:style-name="ce25">
            <text:p>9781522549451</text:p>
          </table:table-cell>
          <table:table-cell office:value-type="float" office:value="9781522549444" table:style-name="ce10">
            <text:p>9781522549444</text:p>
          </table:table-cell>
          <table:table-cell office:value-type="string" table:style-name="ce16">
            <text:p>Global Implications of Emerging Technology Trend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García-Peñalvo, Francisco José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944-4">http://services.igi-global.com/resolvedoi/resolve.aspx?doi=10.4018/978-1-5225-4944-4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56" table:style-name="ce9">
            <text:p>56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7 社會學</text:p>
          </table:table-cell>
          <table:table-cell office:value-type="float" office:value="9781522530916" table:style-name="ce25">
            <text:p>9781522530916</text:p>
          </table:table-cell>
          <table:table-cell office:value-type="float" office:value="9781522530909" table:style-name="ce10">
            <text:p>9781522530909</text:p>
          </table:table-cell>
          <table:table-cell office:value-type="string" table:style-name="ce16">
            <text:p>Ethical ISSUES in Social Work Practic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andu, Antonio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090-9">http://services.igi-global.com/resolvedoi/resolve.aspx?doi=10.4018/978-1-5225-3090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9">
            <text:p>57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7 社會學</text:p>
          </table:table-cell>
          <table:table-cell office:value-type="float" office:value="9781522534785" table:style-name="ce25">
            <text:p>9781522534785</text:p>
          </table:table-cell>
          <table:table-cell office:value-type="float" office:value="9781522534778" table:style-name="ce10">
            <text:p>9781522534778</text:p>
          </table:table-cell>
          <table:table-cell office:value-type="string" table:style-name="ce16">
            <text:p>Psychological, Social, and Cultural Aspects of Internet Addic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ozoglan, Bahadir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477-8">http://services.igi-global.com/resolvedoi/resolve.aspx?doi=10.4018/978-1-5225-3477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58" table:style-name="ce9">
            <text:p>58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7 社會學</text:p>
          </table:table-cell>
          <table:table-cell office:value-type="float" office:value="9781522528180" table:style-name="ce25">
            <text:p>9781522528180</text:p>
          </table:table-cell>
          <table:table-cell office:value-type="float" office:value="9781522528173" table:style-name="ce10">
            <text:p>9781522528173</text:p>
          </table:table-cell>
          <table:table-cell office:value-type="string" table:style-name="ce16">
            <text:p>Global Perspectives on Human Migration, Asylum, and Security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Akrivopoulou, Christina M.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817-3">http://services.igi-global.com/resolvedoi/resolve.aspx?doi=10.4018/978-1-5225-2817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9">
            <text:p>59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7 社會學</text:p>
          </table:table-cell>
          <table:table-cell office:value-type="float" office:value="9781522539186" table:style-name="ce25">
            <text:p>9781522539186</text:p>
          </table:table-cell>
          <table:table-cell office:value-type="float" office:value="9781522539179" table:style-name="ce10">
            <text:p>9781522539179</text:p>
          </table:table-cell>
          <table:table-cell office:value-type="string" table:style-name="ce16">
            <text:p>Social ISSUES in the Workplace: Breakthroughs in Research and Practice</text:p>
          </table:table-cell>
          <table:table-cell office:value-type="float" office:value="2" table:style-name="ce9">
            <text:p>2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917-9">http://services.igi-global.com/resolvedoi/resolve.aspx?doi=10.4018/978-1-5225-3917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60" table:style-name="ce9">
            <text:p>60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7 社會學</text:p>
          </table:table-cell>
          <table:table-cell office:value-type="float" office:value="9781522528333" table:style-name="ce25">
            <text:p>9781522528333</text:p>
          </table:table-cell>
          <table:table-cell office:value-type="float" office:value="9781522528326" table:style-name="ce10">
            <text:p>9781522528326</text:p>
          </table:table-cell>
          <table:table-cell office:value-type="string" table:style-name="ce16">
            <text:p>Redefining Translation and Interpretation in Cultural Evolu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eel, Olaf Immanuel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832-6">http://services.igi-global.com/resolvedoi/resolve.aspx?doi=10.4018/978-1-5225-2832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9">
            <text:p>61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7 社會學</text:p>
          </table:table-cell>
          <table:table-cell office:value-type="float" office:value="9781522528647" table:style-name="ce25">
            <text:p>9781522528647</text:p>
          </table:table-cell>
          <table:table-cell office:value-type="float" office:value="9781522528630" table:style-name="ce10">
            <text:p>9781522528630</text:p>
          </table:table-cell>
          <table:table-cell office:value-type="string" table:style-name="ce16">
            <text:p>HCI Challenges and Privacy Preservation in Big Data Security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Lopez, Daphne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863-0">http://services.igi-global.com/resolvedoi/resolve.aspx?doi=10.4018/978-1-5225-2863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9">
            <text:p>62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7 社會學</text:p>
          </table:table-cell>
          <table:table-cell office:value-type="float" office:value="9781522525790" table:style-name="ce25">
            <text:p>9781522525790</text:p>
          </table:table-cell>
          <table:table-cell office:value-type="float" office:value="9781522525783" table:style-name="ce10">
            <text:p>9781522525783</text:p>
          </table:table-cell>
          <table:table-cell office:value-type="string" table:style-name="ce16">
            <text:p>Global Ideologies Surrounding Children's Rights and Social Justic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Tshabangu, Icarbord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578-3">http://services.igi-global.com/resolvedoi/resolve.aspx?doi=10.4018/978-1-5225-2578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63" table:style-name="ce9">
            <text:p>63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7 社會學</text:p>
          </table:table-cell>
          <table:table-cell office:value-type="float" office:value="9781522526179" table:style-name="ce25">
            <text:p>9781522526179</text:p>
          </table:table-cell>
          <table:table-cell office:value-type="float" office:value="9781522526162" table:style-name="ce10">
            <text:p>9781522526162</text:p>
          </table:table-cell>
          <table:table-cell office:value-type="string" table:style-name="ce16">
            <text:p>Optimizing Human-Computer Interaction With Emerging Technolog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Cipolla-Ficarra, Francisco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616-2">http://services.igi-global.com/resolvedoi/resolve.aspx?doi=10.4018/978-1-5225-2616-2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64" table:style-name="ce9">
            <text:p>64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7 社會學</text:p>
          </table:table-cell>
          <table:table-cell office:value-type="float" office:value="9781522526605" table:style-name="ce25">
            <text:p>9781522526605</text:p>
          </table:table-cell>
          <table:table-cell office:value-type="float" office:value="9781522526599" table:style-name="ce10">
            <text:p>9781522526599</text:p>
          </table:table-cell>
          <table:table-cell office:value-type="string" table:style-name="ce16">
            <text:p>Urbanization and Its Impact on Socio-Economic Growth in Developing Region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enna, Umar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659-9">http://services.igi-global.com/resolvedoi/resolve.aspx?doi=10.4018/978-1-5225-2659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9">
            <text:p>65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30022" table:style-name="ce25">
            <text:p>9781522530022</text:p>
          </table:table-cell>
          <table:table-cell office:value-type="float" office:value="9781522530015" table:style-name="ce10">
            <text:p>9781522530015</text:p>
          </table:table-cell>
          <table:table-cell office:value-type="string" table:style-name="ce16">
            <text:p>Handbook of Research on Promoting Peace Through Practice, Academia, and the Art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Lutfy, Mohamed Walid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9" table:style-name="ce13">
            <text:p>2019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001-5">http://services.igi-global.com/resolvedoi/resolve.aspx?doi=10.4018/978-1-5225-3001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66" table:style-name="ce9">
            <text:p>66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53588" table:style-name="ce25">
            <text:p>9781522553588</text:p>
          </table:table-cell>
          <table:table-cell office:value-type="float" office:value="9781522553571" table:style-name="ce10">
            <text:p>9781522553571</text:p>
          </table:table-cell>
          <table:table-cell office:value-type="string" table:style-name="ce16">
            <text:p>Handbook of Research on Transmedia Storytelling and Narrative Strateg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Yilmaz, Recep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9" table:style-name="ce13">
            <text:p>2019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357-1">http://services.igi-global.com/resolvedoi/resolve.aspx?doi=10.4018/978-1-5225-5357-1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9">
            <text:p>67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53557" table:style-name="ce25">
            <text:p>9781522553557</text:p>
          </table:table-cell>
          <table:table-cell office:value-type="float" office:value="9781522553540" table:style-name="ce10">
            <text:p>9781522553540</text:p>
          </table:table-cell>
          <table:table-cell office:value-type="string" table:style-name="ce16">
            <text:p>Sensing Techniques for Next Generation Cognitive Radio Network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agwari, Ashish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9" table:style-name="ce13">
            <text:p>2019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354-0">http://services.igi-global.com/resolvedoi/resolve.aspx?doi=10.4018/978-1-5225-5354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9">
            <text:p>68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53274" table:style-name="ce25">
            <text:p>9781522553274</text:p>
          </table:table-cell>
          <table:table-cell office:value-type="float" office:value="9781522553267" table:style-name="ce10">
            <text:p>9781522553267</text:p>
          </table:table-cell>
          <table:table-cell office:value-type="string" table:style-name="ce16">
            <text:p>Optimizing E-Participation Initiatives Through Social Media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unoz, Laura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326-7">http://services.igi-global.com/resolvedoi/resolve.aspx?doi=10.4018/978-1-5225-5326-7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69" table:style-name="ce9">
            <text:p>69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52710" table:style-name="ce25">
            <text:p>9781522552710</text:p>
          </table:table-cell>
          <table:table-cell office:value-type="float" office:value="9781522552703" table:style-name="ce10">
            <text:p>9781522552703</text:p>
          </table:table-cell>
          <table:table-cell office:value-type="string" table:style-name="ce16">
            <text:p>Mobile Applications and Solutions for Social Inclus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Paiva, Sara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270-3">http://services.igi-global.com/resolvedoi/resolve.aspx?doi=10.4018/978-1-5225-5270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70" table:style-name="ce9">
            <text:p>70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55933" table:style-name="ce25">
            <text:p>9781522555933</text:p>
          </table:table-cell>
          <table:table-cell office:value-type="float" office:value="9781522555926" table:style-name="ce10">
            <text:p>9781522555926</text:p>
          </table:table-cell>
          <table:table-cell office:value-type="string" table:style-name="ce16">
            <text:p>Cross-Media Authentication and Verification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atsaounidou, Anastasia N.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9" table:style-name="ce13">
            <text:p>2019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592-6">http://services.igi-global.com/resolvedoi/resolve.aspx?doi=10.4018/978-1-5225-5592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71" table:style-name="ce9">
            <text:p>71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40489" table:style-name="ce25">
            <text:p>9781522540489</text:p>
          </table:table-cell>
          <table:table-cell office:value-type="float" office:value="9781522540472" table:style-name="ce10">
            <text:p>9781522540472</text:p>
          </table:table-cell>
          <table:table-cell office:value-type="string" table:style-name="ce16">
            <text:p>Intimacy and Developing Personal Relationships in the Virtual World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Gopalan, Rejani Thudalikunnil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9" table:style-name="ce13">
            <text:p>2019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047-2">http://services.igi-global.com/resolvedoi/resolve.aspx?doi=10.4018/978-1-5225-4047-2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72" table:style-name="ce9">
            <text:p>72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50242" table:style-name="ce25">
            <text:p>9781522550242</text:p>
          </table:table-cell>
          <table:table-cell office:value-type="float" office:value="9781522550235" table:style-name="ce10">
            <text:p>9781522550235</text:p>
          </table:table-cell>
          <table:table-cell office:value-type="string" table:style-name="ce16">
            <text:p>Enhancing Art, Culture, and Design With Technological Integra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hosrow-Pour, Mehdi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023-5">http://services.igi-global.com/resolvedoi/resolve.aspx?doi=10.4018/978-1-5225-5023-5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73" table:style-name="ce9">
            <text:p>73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37854" table:style-name="ce25">
            <text:p>9781522537854</text:p>
          </table:table-cell>
          <table:table-cell office:value-type="float" office:value="9781522537847" table:style-name="ce10">
            <text:p>9781522537847</text:p>
          </table:table-cell>
          <table:table-cell office:value-type="string" table:style-name="ce16">
            <text:p>Reconceptualizing New Media and Intercultural Communication in a Networked Society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ilge, Nurhayat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784-7">http://services.igi-global.com/resolvedoi/resolve.aspx?doi=10.4018/978-1-5225-3784-7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74" table:style-name="ce9">
            <text:p>74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52864" table:style-name="ce25">
            <text:p>9781522552864</text:p>
          </table:table-cell>
          <table:table-cell office:value-type="float" office:value="9781522552857" table:style-name="ce10">
            <text:p>9781522552857</text:p>
          </table:table-cell>
          <table:table-cell office:value-type="string" table:style-name="ce16">
            <text:p>Cyber Harassment and Policy Reform in the Digital Age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cNeal, Ramona S.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285-7">http://services.igi-global.com/resolvedoi/resolve.aspx?doi=10.4018/978-1-5225-5285-7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75" table:style-name="ce9">
            <text:p>75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47761" table:style-name="ce25">
            <text:p>9781522547761</text:p>
          </table:table-cell>
          <table:table-cell office:value-type="float" office:value="9781522547754" table:style-name="ce10">
            <text:p>9781522547754</text:p>
          </table:table-cell>
          <table:table-cell office:value-type="string" table:style-name="ce16">
            <text:p>Content Generation Through Narrative Communication and Simula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Ogata, Takashi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775-4">http://services.igi-global.com/resolvedoi/resolve.aspx?doi=10.4018/978-1-5225-4775-4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76" table:style-name="ce9">
            <text:p>76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56237" table:style-name="ce25">
            <text:p>9781522556237</text:p>
          </table:table-cell>
          <table:table-cell office:value-type="float" office:value="9781522556220" table:style-name="ce10">
            <text:p>9781522556220</text:p>
          </table:table-cell>
          <table:table-cell office:value-type="string" table:style-name="ce16">
            <text:p>Empirical Research on Semiotics and Visual Rhetoric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Danesi, Marcel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622-0">http://services.igi-global.com/resolvedoi/resolve.aspx?doi=10.4018/978-1-5225-5622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77" table:style-name="ce9">
            <text:p>77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37823" table:style-name="ce25">
            <text:p>9781522537823</text:p>
          </table:table-cell>
          <table:table-cell office:value-type="float" office:value="9781522537816" table:style-name="ce10">
            <text:p>9781522537816</text:p>
          </table:table-cell>
          <table:table-cell office:value-type="string" table:style-name="ce16">
            <text:p>Exploring Transmedia Journalism in the Digital Ag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Gambarato, Renira Rampazzo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781-6">http://services.igi-global.com/resolvedoi/resolve.aspx?doi=10.4018/978-1-5225-3781-6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78" table:style-name="ce9">
            <text:p>78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31807" table:style-name="ce25">
            <text:p>9781522531807</text:p>
          </table:table-cell>
          <table:table-cell office:value-type="float" office:value="9781522531791" table:style-name="ce10">
            <text:p>9781522531791</text:p>
          </table:table-cell>
          <table:table-cell office:value-type="string" table:style-name="ce16">
            <text:p>Affordability ISSUES Surrounding the Use of ICT for Development and Poverty Reduc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Takavarasha, Sam Jr.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179-1">http://services.igi-global.com/resolvedoi/resolve.aspx?doi=10.4018/978-1-5225-3179-1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79" table:style-name="ce9">
            <text:p>79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38035" table:style-name="ce25">
            <text:p>9781522538035</text:p>
          </table:table-cell>
          <table:table-cell office:value-type="float" office:value="9781522538028" table:style-name="ce10">
            <text:p>9781522538028</text:p>
          </table:table-cell>
          <table:table-cell office:value-type="string" table:style-name="ce16">
            <text:p>Centrality Metrics for Complex Network Analysis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eghanathan, Natarajan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802-8">http://services.igi-global.com/resolvedoi/resolve.aspx?doi=10.4018/978-1-5225-3802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80" table:style-name="ce9">
            <text:p>80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39308" table:style-name="ce25">
            <text:p>9781522539308</text:p>
          </table:table-cell>
          <table:table-cell office:value-type="float" office:value="9781522539292" table:style-name="ce10">
            <text:p>9781522539292</text:p>
          </table:table-cell>
          <table:table-cell office:value-type="string" table:style-name="ce16">
            <text:p>Media Influence: Breakthroughs in Research and Practic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929-2">http://services.igi-global.com/resolvedoi/resolve.aspx?doi=10.4018/978-1-5225-3929-2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81" table:style-name="ce9">
            <text:p>81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27541" table:style-name="ce25">
            <text:p>9781522527541</text:p>
          </table:table-cell>
          <table:table-cell office:value-type="float" office:value="9781522527534" table:style-name="ce10">
            <text:p>9781522527534</text:p>
          </table:table-cell>
          <table:table-cell office:value-type="string" table:style-name="ce16">
            <text:p>Global Perspectives on Frameworks for Integrated Reporting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Dragu, Ioana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753-4">http://services.igi-global.com/resolvedoi/resolve.aspx?doi=10.4018/978-1-5225-2753-4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82" table:style-name="ce9">
            <text:p>82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33740" table:style-name="ce25">
            <text:p>9781522533740</text:p>
          </table:table-cell>
          <table:table-cell office:value-type="float" office:value="9781522533733" table:style-name="ce10">
            <text:p>9781522533733</text:p>
          </table:table-cell>
          <table:table-cell office:value-type="string" table:style-name="ce16">
            <text:p>Selfies as a Mode of Social Media and Work Space Research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Hai-Jew, Shalin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373-3">http://services.igi-global.com/resolvedoi/resolve.aspx?doi=10.4018/978-1-5225-3373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83" table:style-name="ce9">
            <text:p>83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34464" table:style-name="ce25">
            <text:p>9781522534464</text:p>
          </table:table-cell>
          <table:table-cell office:value-type="float" office:value="9781522534457" table:style-name="ce10">
            <text:p>9781522534457</text:p>
          </table:table-cell>
          <table:table-cell office:value-type="string" table:style-name="ce16">
            <text:p>Examining Cloud Computing Technologies Through the Internet of Thing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Tomar, Pradeep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445-7">http://services.igi-global.com/resolvedoi/resolve.aspx?doi=10.4018/978-1-5225-3445-7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84" table:style-name="ce9">
            <text:p>84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27602" table:style-name="ce25">
            <text:p>9781522527602</text:p>
          </table:table-cell>
          <table:table-cell office:value-type="float" office:value="9781522527596" table:style-name="ce10">
            <text:p>9781522527596</text:p>
          </table:table-cell>
          <table:table-cell office:value-type="string" table:style-name="ce16">
            <text:p>Advanced Mobile Technologies for Secure Transaction Processing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umar, Raghvendra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759-6">http://services.igi-global.com/resolvedoi/resolve.aspx?doi=10.4018/978-1-5225-2759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85" table:style-name="ce9">
            <text:p>85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28159" table:style-name="ce25">
            <text:p>9781522528159</text:p>
          </table:table-cell>
          <table:table-cell office:value-type="float" office:value="9781522528142" table:style-name="ce10">
            <text:p>9781522528142</text:p>
          </table:table-cell>
          <table:table-cell office:value-type="string" table:style-name="ce16">
            <text:p>Graph Theoretic Approaches for Analyzing Large-Scale Social Network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eghanathan, Natarajan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814-2">http://services.igi-global.com/resolvedoi/resolve.aspx?doi=10.4018/978-1-5225-2814-2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86" table:style-name="ce9">
            <text:p>86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28494" table:style-name="ce25">
            <text:p>9781522528494</text:p>
          </table:table-cell>
          <table:table-cell office:value-type="float" office:value="9781522528487" table:style-name="ce10">
            <text:p>9781522528487</text:p>
          </table:table-cell>
          <table:table-cell office:value-type="string" table:style-name="ce16">
            <text:p>Handbook of Research on Advanced Concepts in Real-Time Image and Video Process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Anwar, Md. Imtiyaz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848-7">http://services.igi-global.com/resolvedoi/resolve.aspx?doi=10.4018/978-1-5225-2848-7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87" table:style-name="ce9">
            <text:p>87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28005" table:style-name="ce25">
            <text:p>9781522528005</text:p>
          </table:table-cell>
          <table:table-cell office:value-type="float" office:value="9781522527992" table:style-name="ce10">
            <text:p>9781522527992</text:p>
          </table:table-cell>
          <table:table-cell office:value-type="string" table:style-name="ce16">
            <text:p>Powering the Internet of Things With 5G Network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ohanan, Vasuky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799-2">http://services.igi-global.com/resolvedoi/resolve.aspx?doi=10.4018/978-1-5225-2799-2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88" table:style-name="ce9">
            <text:p>88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33054" table:style-name="ce25">
            <text:p>9781522533054</text:p>
          </table:table-cell>
          <table:table-cell office:value-type="float" office:value="9781522524373" table:style-name="ce10">
            <text:p>9781522524373</text:p>
          </table:table-cell>
          <table:table-cell office:value-type="string" table:style-name="ce16">
            <text:p>Emerging Trends and Applications of the Internet of Thing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ocovic, Petar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437-3">http://services.igi-global.com/resolvedoi/resolve.aspx?doi=10.4018/978-1-5225-2437-3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89" table:style-name="ce9">
            <text:p>89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07741" table:style-name="ce25">
            <text:p>9781522507741</text:p>
          </table:table-cell>
          <table:table-cell office:value-type="float" office:value="9781522507734" table:style-name="ce10">
            <text:p>9781522507734</text:p>
          </table:table-cell>
          <table:table-cell office:value-type="string" table:style-name="ce16">
            <text:p>Handbook of Research on Advanced Trends in Microwave and Communication Engineer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Oualkadi, Ahmed El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0773-4">http://services.igi-global.com/resolvedoi/resolve.aspx?doi=10.4018/978-1-5225-0773-4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90" table:style-name="ce9">
            <text:p>90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522506171" table:style-name="ce25">
            <text:p>9781522506171</text:p>
          </table:table-cell>
          <table:table-cell office:value-type="float" office:value="9781522506164" table:style-name="ce10">
            <text:p>9781522506164</text:p>
          </table:table-cell>
          <table:table-cell office:value-type="string" table:style-name="ce16">
            <text:p>Applying the Actor-Network Theory in Media Stud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pöhrer, Markus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0616-4">http://services.igi-global.com/resolvedoi/resolve.aspx?doi=10.4018/978-1-5225-0616-4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91" table:style-name="ce9">
            <text:p>91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466696143" table:style-name="ce25">
            <text:p>9781466696143</text:p>
          </table:table-cell>
          <table:table-cell office:value-type="float" office:value="9781466696136" table:style-name="ce10">
            <text:p>9781466696136</text:p>
          </table:table-cell>
          <table:table-cell office:value-type="string" table:style-name="ce16">
            <text:p>Political Influence of the Media in Developing Countr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ukhongo, Lynete Lusike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6" table:style-name="ce9">
            <text:p>2016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4666-9613-6">http://services.igi-global.com/resolvedoi/resolve.aspx?doi=10.4018/978-1-4666-9613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92" table:style-name="ce9">
            <text:p>92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466698567" table:style-name="ce25">
            <text:p>9781466698567</text:p>
          </table:table-cell>
          <table:table-cell office:value-type="float" office:value="9781466698550" table:style-name="ce10">
            <text:p>9781466698550</text:p>
          </table:table-cell>
          <table:table-cell office:value-type="string" table:style-name="ce16">
            <text:p>Power, Surveillance, and Culture in YouTube™'s Digital Spher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Crick, Matthew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6" table:style-name="ce9">
            <text:p>2016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4666-9855-0">http://services.igi-global.com/resolvedoi/resolve.aspx?doi=10.4018/978-1-4666-9855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93" table:style-name="ce9">
            <text:p>93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19 傳播學</text:p>
          </table:table-cell>
          <table:table-cell office:value-type="float" office:value="9781466688513" table:style-name="ce25">
            <text:p>9781466688513</text:p>
          </table:table-cell>
          <table:table-cell office:value-type="float" office:value="9781466688506" table:style-name="ce10">
            <text:p>9781466688506</text:p>
          </table:table-cell>
          <table:table-cell office:value-type="string" table:style-name="ce16">
            <text:p>Emerging Research on Networked Multimedia Communication System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anellopoulos, Dimitris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6" table:style-name="ce9">
            <text:p>2016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4666-8850-6">http://services.igi-global.com/resolvedoi/resolve.aspx?doi=10.4018/978-1-4666-8850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94" table:style-name="ce9">
            <text:p>94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0 財金及會計</text:p>
          </table:table-cell>
          <table:table-cell office:value-type="float" office:value="9781522552680" table:style-name="ce25">
            <text:p>9781522552680</text:p>
          </table:table-cell>
          <table:table-cell office:value-type="float" office:value="9781522552673" table:style-name="ce10">
            <text:p>9781522552673</text:p>
          </table:table-cell>
          <table:table-cell office:value-type="string" table:style-name="ce16">
            <text:p>Maintaining Sustainable Accounting Systems in Small Busines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Carvalho, Luísa Cagica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267-3">http://services.igi-global.com/resolvedoi/resolve.aspx?doi=10.4018/978-1-5225-5267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95" table:style-name="ce9">
            <text:p>95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0 財金及會計</text:p>
          </table:table-cell>
          <table:table-cell office:value-type="float" office:value="9781522536239" table:style-name="ce25">
            <text:p>9781522536239</text:p>
          </table:table-cell>
          <table:table-cell office:value-type="float" office:value="9781522536222" table:style-name="ce10">
            <text:p>9781522536222</text:p>
          </table:table-cell>
          <table:table-cell office:value-type="string" table:style-name="ce16">
            <text:p>Accountancy and the Changing Landscape of Integrated Report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Dragu, Ioana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622-2">http://services.igi-global.com/resolvedoi/resolve.aspx?doi=10.4018/978-1-5225-3622-2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96" table:style-name="ce9">
            <text:p>96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0 財金及會計</text:p>
          </table:table-cell>
          <table:table-cell office:value-type="float" office:value="9781522532606" table:style-name="ce25">
            <text:p>9781522532606</text:p>
          </table:table-cell>
          <table:table-cell office:value-type="float" office:value="9781522532590" table:style-name="ce10">
            <text:p>9781522532590</text:p>
          </table:table-cell>
          <table:table-cell office:value-type="string" table:style-name="ce16">
            <text:p>Alternative Decision-Making Models for Financial Portfolio Management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paseski, Narela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259-0">http://services.igi-global.com/resolvedoi/resolve.aspx?doi=10.4018/978-1-5225-3259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97" table:style-name="ce9">
            <text:p>97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0 財金及會計</text:p>
          </table:table-cell>
          <table:table-cell office:value-type="float" office:value="9781522527015" table:style-name="ce25">
            <text:p>9781522527015</text:p>
          </table:table-cell>
          <table:table-cell office:value-type="float" office:value="9781522527008" table:style-name="ce10">
            <text:p>9781522527008</text:p>
          </table:table-cell>
          <table:table-cell office:value-type="string" table:style-name="ce16">
            <text:p>Financial Entrepreneurship for Economic Growth in Emerging Nation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Woldie, Atsede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700-8">http://services.igi-global.com/resolvedoi/resolve.aspx?doi=10.4018/978-1-5225-2700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98" table:style-name="ce9">
            <text:p>98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0 財金及會計</text:p>
          </table:table-cell>
          <table:table-cell office:value-type="float" office:value="9781522519010" table:style-name="ce25">
            <text:p>9781522519010</text:p>
          </table:table-cell>
          <table:table-cell office:value-type="float" office:value="9781522519003" table:style-name="ce10">
            <text:p>9781522519003</text:p>
          </table:table-cell>
          <table:table-cell office:value-type="string" table:style-name="ce16">
            <text:p>Value Relevance of Accounting Information in Capital Market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Ojo, Marianne</text:p>
          </table:table-cell>
          <table:table-cell office:value-type="string" table:style-name="ce14">
            <text:p>Business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1900-3">http://services.igi-global.com/resolvedoi/resolve.aspx?doi=10.4018/978-1-5225-1900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99" table:style-name="ce9">
            <text:p>99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0 財金及會計</text:p>
          </table:table-cell>
          <table:table-cell office:value-type="float" office:value="9781466650480" table:style-name="ce25">
            <text:p>9781466650480</text:p>
          </table:table-cell>
          <table:table-cell office:value-type="float" office:value="9781466650473" table:style-name="ce10">
            <text:p>9781466650473</text:p>
          </table:table-cell>
          <table:table-cell office:value-type="string" table:style-name="ce16">
            <text:p>International Cross-Listing of Chinese Firm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Liu, Lixian</text:p>
          </table:table-cell>
          <table:table-cell office:value-type="string" table:style-name="ce14">
            <text:p>Business Science Reference</text:p>
          </table:table-cell>
          <table:table-cell office:value-type="float" office:value="2014" table:style-name="ce9">
            <text:p>2014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4666-5047-3">http://services.igi-global.com/resolvedoi/resolve.aspx?doi=10.4018/978-1-4666-5047-3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00" table:style-name="ce9">
            <text:p>100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57227" table:style-name="ce25">
            <text:p>9781522557227</text:p>
          </table:table-cell>
          <table:table-cell office:value-type="float" office:value="9781522557210" table:style-name="ce10">
            <text:p>9781522557210</text:p>
          </table:table-cell>
          <table:table-cell office:value-type="string" table:style-name="ce16">
            <text:p>Effective Open Innovation Strategies in Modern Business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Rao, N. Raghavendra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721-0">http://services.igi-global.com/resolvedoi/resolve.aspx?doi=10.4018/978-1-5225-5721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01" table:style-name="ce9">
            <text:p>101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56206" table:style-name="ce25">
            <text:p>9781522556206</text:p>
          </table:table-cell>
          <table:table-cell office:value-type="float" office:value="9781522556190" table:style-name="ce10">
            <text:p>9781522556190</text:p>
          </table:table-cell>
          <table:table-cell office:value-type="string" table:style-name="ce16">
            <text:p>Diverse Methods in Customer Relationship Marketing and Management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Lee, In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619-0">http://services.igi-global.com/resolvedoi/resolve.aspx?doi=10.4018/978-1-5225-5619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02" table:style-name="ce9">
            <text:p>102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53618" table:style-name="ce25">
            <text:p>9781522553618</text:p>
          </table:table-cell>
          <table:table-cell office:value-type="float" office:value="9781522553601" table:style-name="ce10">
            <text:p>9781522553601</text:p>
          </table:table-cell>
          <table:table-cell office:value-type="string" table:style-name="ce16">
            <text:p>Enhancing Competitive Advantage With Dynamic Management and Engineer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achado, Carolina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360-1">http://services.igi-global.com/resolvedoi/resolve.aspx?doi=10.4018/978-1-5225-5360-1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03" table:style-name="ce9">
            <text:p>103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56381" table:style-name="ce25">
            <text:p>9781522556381</text:p>
          </table:table-cell>
          <table:table-cell office:value-type="float" office:value="9781522556374" table:style-name="ce10">
            <text:p>9781522556374</text:p>
          </table:table-cell>
          <table:table-cell office:value-type="string" table:style-name="ce16">
            <text:p>Social Media Marketing: Breakthroughs in Research and Practice</text:p>
          </table:table-cell>
          <table:table-cell office:value-type="float" office:value="2" table:style-name="ce9">
            <text:p>2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637-4">http://services.igi-global.com/resolvedoi/resolve.aspx?doi=10.4018/978-1-5225-5637-4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04" table:style-name="ce9">
            <text:p>104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34495" table:style-name="ce25">
            <text:p>9781522534495</text:p>
          </table:table-cell>
          <table:table-cell office:value-type="float" office:value="9781522534488" table:style-name="ce10">
            <text:p>9781522534488</text:p>
          </table:table-cell>
          <table:table-cell office:value-type="string" table:style-name="ce16">
            <text:p>Utilizing Consumer Psychology in Business Strategy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Dalgic, Tevfik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448-8">http://services.igi-global.com/resolvedoi/resolve.aspx?doi=10.4018/978-1-5225-3448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05" table:style-name="ce9">
            <text:p>105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50150" table:style-name="ce25">
            <text:p>9781522550150</text:p>
          </table:table-cell>
          <table:table-cell office:value-type="float" office:value="9781522550143" table:style-name="ce10">
            <text:p>9781522550143</text:p>
          </table:table-cell>
          <table:table-cell office:value-type="string" table:style-name="ce16">
            <text:p>Entrepreneurship, Collaboration, and Innovation in the Modern Business Era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hosrow-Pour, Mehdi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014-3">http://services.igi-global.com/resolvedoi/resolve.aspx?doi=10.4018/978-1-5225-5014-3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06" table:style-name="ce9">
            <text:p>106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30138" table:style-name="ce25">
            <text:p>9781522530138</text:p>
          </table:table-cell>
          <table:table-cell office:value-type="float" office:value="9781522530121" table:style-name="ce10">
            <text:p>9781522530121</text:p>
          </table:table-cell>
          <table:table-cell office:value-type="string" table:style-name="ce16">
            <text:p>Handbook of Research on Strategic Innovation Management for Improved Competitive Advantage</text:p>
          </table:table-cell>
          <table:table-cell office:value-type="float" office:value="2" table:style-name="ce9">
            <text:p>2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Jamil, George Leal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012-1">http://services.igi-global.com/resolvedoi/resolve.aspx?doi=10.4018/978-1-5225-3012-1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07" table:style-name="ce9">
            <text:p>107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36291" table:style-name="ce25">
            <text:p>9781522536291</text:p>
          </table:table-cell>
          <table:table-cell office:value-type="float" office:value="9781522536284" table:style-name="ce10">
            <text:p>9781522536284</text:p>
          </table:table-cell>
          <table:table-cell office:value-type="string" table:style-name="ce16">
            <text:p>E-Manufacturing and E-Service Strategies in Contemporary Organization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Gwangwava, Norman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628-4">http://services.igi-global.com/resolvedoi/resolve.aspx?doi=10.4018/978-1-5225-3628-4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08" table:style-name="ce9">
            <text:p>108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37885" table:style-name="ce25">
            <text:p>9781522537885</text:p>
          </table:table-cell>
          <table:table-cell office:value-type="float" office:value="9781522537878" table:style-name="ce10">
            <text:p>9781522537878</text:p>
          </table:table-cell>
          <table:table-cell office:value-type="string" table:style-name="ce16">
            <text:p>Internet Taxation and E-Retailing Law in the Global Context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oid, Sana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787-8">http://services.igi-global.com/resolvedoi/resolve.aspx?doi=10.4018/978-1-5225-3787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09" table:style-name="ce9">
            <text:p>109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35522" table:style-name="ce25">
            <text:p>9781522535522</text:p>
          </table:table-cell>
          <table:table-cell office:value-type="float" office:value="9781522535515" table:style-name="ce10">
            <text:p>9781522535515</text:p>
          </table:table-cell>
          <table:table-cell office:value-type="string" table:style-name="ce16">
            <text:p>Corporate Social Responsibility for Valorization of Cultural Organization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Dueñas, María del Pilar Muñoz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551-5">http://services.igi-global.com/resolvedoi/resolve.aspx?doi=10.4018/978-1-5225-3551-5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10" table:style-name="ce9">
            <text:p>110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53915" table:style-name="ce25">
            <text:p>9781522553915</text:p>
          </table:table-cell>
          <table:table-cell office:value-type="float" office:value="9781522553908" table:style-name="ce10">
            <text:p>9781522553908</text:p>
          </table:table-cell>
          <table:table-cell office:value-type="string" table:style-name="ce16">
            <text:p>Organizational Leadership for the Fourth Industrial Revolution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mith, Peter A.C.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390-8">http://services.igi-global.com/resolvedoi/resolve.aspx?doi=10.4018/978-1-5225-5390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11" table:style-name="ce9">
            <text:p>111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36475" table:style-name="ce25">
            <text:p>9781522536475</text:p>
          </table:table-cell>
          <table:table-cell office:value-type="float" office:value="9781522536468" table:style-name="ce10">
            <text:p>9781522536468</text:p>
          </table:table-cell>
          <table:table-cell office:value-type="string" table:style-name="ce16">
            <text:p>Improving E-Commerce Web Applications Through Business Intelligence Techniqu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reedhar, G.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646-8">http://services.igi-global.com/resolvedoi/resolve.aspx?doi=10.4018/978-1-5225-3646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12" table:style-name="ce9">
            <text:p>112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49482" table:style-name="ce25">
            <text:p>9781522549482</text:p>
          </table:table-cell>
          <table:table-cell office:value-type="float" office:value="9781522549475" table:style-name="ce10">
            <text:p>9781522549475</text:p>
          </table:table-cell>
          <table:table-cell office:value-type="string" table:style-name="ce16">
            <text:p>Statistical Tools and Analysis in Human Resources Management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hattacharyya, Dipak Kumar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947-5">http://services.igi-global.com/resolvedoi/resolve.aspx?doi=10.4018/978-1-5225-4947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13" table:style-name="ce9">
            <text:p>113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49796" table:style-name="ce25">
            <text:p>9781522549796</text:p>
          </table:table-cell>
          <table:table-cell office:value-type="float" office:value="9781522549789" table:style-name="ce10">
            <text:p>9781522549789</text:p>
          </table:table-cell>
          <table:table-cell office:value-type="string" table:style-name="ce16">
            <text:p>Business Strategies and Advanced Techniques for Entrepreneurship 4.0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aiz-Alvarez, Jose Manuel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978-9">http://services.igi-global.com/resolvedoi/resolve.aspx?doi=10.4018/978-1-5225-4978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14" table:style-name="ce9">
            <text:p>114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37748" table:style-name="ce25">
            <text:p>9781522537748</text:p>
          </table:table-cell>
          <table:table-cell office:value-type="float" office:value="9781522537731" table:style-name="ce10">
            <text:p>9781522537731</text:p>
          </table:table-cell>
          <table:table-cell office:value-type="string" table:style-name="ce16">
            <text:p>Ethics and Decision-Making for Sustainable Business Practic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Oncioiu, Ionica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773-1">http://services.igi-global.com/resolvedoi/resolve.aspx?doi=10.4018/978-1-5225-3773-1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15" table:style-name="ce9">
            <text:p>115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40571" table:style-name="ce25">
            <text:p>9781522540571</text:p>
          </table:table-cell>
          <table:table-cell office:value-type="float" office:value="9781522540564" table:style-name="ce10">
            <text:p>9781522540564</text:p>
          </table:table-cell>
          <table:table-cell office:value-type="string" table:style-name="ce16">
            <text:p>Management Strategies and Technology Fluidity in the Asian Business Sector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Pablos, Patricia Ordóñez de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056-4">http://services.igi-global.com/resolvedoi/resolve.aspx?doi=10.4018/978-1-5225-4056-4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16" table:style-name="ce9">
            <text:p>116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39889" table:style-name="ce25">
            <text:p>9781522539889</text:p>
          </table:table-cell>
          <table:table-cell office:value-type="float" office:value="9781522539872" table:style-name="ce10">
            <text:p>9781522539872</text:p>
          </table:table-cell>
          <table:table-cell office:value-type="string" table:style-name="ce16">
            <text:p>Management Control Systems in Complex Settings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Zanin, Filippo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987-2">http://services.igi-global.com/resolvedoi/resolve.aspx?doi=10.4018/978-1-5225-3987-2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17" table:style-name="ce9">
            <text:p>117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36536" table:style-name="ce25">
            <text:p>9781522536536</text:p>
          </table:table-cell>
          <table:table-cell office:value-type="float" office:value="9781522536529" table:style-name="ce10">
            <text:p>9781522536529</text:p>
          </table:table-cell>
          <table:table-cell office:value-type="string" table:style-name="ce16">
            <text:p>Supporting Innovation Through National R&amp;D Programs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Porath, Amiram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652-9">http://services.igi-global.com/resolvedoi/resolve.aspx?doi=10.4018/978-1-5225-3652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18" table:style-name="ce9">
            <text:p>118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37113" table:style-name="ce25">
            <text:p>9781522537113</text:p>
          </table:table-cell>
          <table:table-cell office:value-type="float" office:value="9781522537106" table:style-name="ce10">
            <text:p>9781522537106</text:p>
          </table:table-cell>
          <table:table-cell office:value-type="string" table:style-name="ce16">
            <text:p>Arab Women and Their Evolving Roles in the Global Business Landscap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Al-A'ali, Ebtihaj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710-6">http://services.igi-global.com/resolvedoi/resolve.aspx?doi=10.4018/978-1-5225-3710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19" table:style-name="ce9">
            <text:p>119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39339" table:style-name="ce25">
            <text:p>9781522539339</text:p>
          </table:table-cell>
          <table:table-cell office:value-type="float" office:value="9781522539322" table:style-name="ce10">
            <text:p>9781522539322</text:p>
          </table:table-cell>
          <table:table-cell office:value-type="string" table:style-name="ce16">
            <text:p>Risk and Contingency Management: Breakthroughs in Research and Practic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932-2">http://services.igi-global.com/resolvedoi/resolve.aspx?doi=10.4018/978-1-5225-3932-2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20" table:style-name="ce9">
            <text:p>120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36260" table:style-name="ce25">
            <text:p>9781522536260</text:p>
          </table:table-cell>
          <table:table-cell office:value-type="float" office:value="9781522536253" table:style-name="ce10">
            <text:p>9781522536253</text:p>
          </table:table-cell>
          <table:table-cell office:value-type="string" table:style-name="ce16">
            <text:p>Entrepreneurship and Business Development in the Renewable Energy Sector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Tantau, Adrian Dumitru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625-3">http://services.igi-global.com/resolvedoi/resolve.aspx?doi=10.4018/978-1-5225-3625-3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21" table:style-name="ce9">
            <text:p>121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33931" table:style-name="ce25">
            <text:p>9781522533931</text:p>
          </table:table-cell>
          <table:table-cell office:value-type="float" office:value="9781522533924" table:style-name="ce10">
            <text:p>9781522533924</text:p>
          </table:table-cell>
          <table:table-cell office:value-type="string" table:style-name="ce16">
            <text:p>Business Architectures for Risk Assessment and Strategic Planning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cKee, James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392-4">http://services.igi-global.com/resolvedoi/resolve.aspx?doi=10.4018/978-1-5225-3392-4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22" table:style-name="ce9">
            <text:p>122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30107" table:style-name="ce25">
            <text:p>9781522530107</text:p>
          </table:table-cell>
          <table:table-cell office:value-type="float" office:value="9781522530091" table:style-name="ce10">
            <text:p>9781522530091</text:p>
          </table:table-cell>
          <table:table-cell office:value-type="string" table:style-name="ce16">
            <text:p>Global Practices in Knowledge Management for Societal and Organizational Development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aporikar, Neeta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009-1">http://services.igi-global.com/resolvedoi/resolve.aspx?doi=10.4018/978-1-5225-3009-1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23" table:style-name="ce9">
            <text:p>123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49536" table:style-name="ce25">
            <text:p>9781522549536</text:p>
          </table:table-cell>
          <table:table-cell office:value-type="float" office:value="9781522549529" table:style-name="ce10">
            <text:p>9781522549529</text:p>
          </table:table-cell>
          <table:table-cell office:value-type="string" table:style-name="ce16">
            <text:p>Creativity in Workforce Development and Innovation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lake, Sally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952-9">http://services.igi-global.com/resolvedoi/resolve.aspx?doi=10.4018/978-1-5225-4952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24" table:style-name="ce9">
            <text:p>124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34334" table:style-name="ce25">
            <text:p>9781522534334</text:p>
          </table:table-cell>
          <table:table-cell office:value-type="float" office:value="9781522534327" table:style-name="ce10">
            <text:p>9781522534327</text:p>
          </table:table-cell>
          <table:table-cell office:value-type="string" table:style-name="ce16">
            <text:p>Fashion and Textiles: Breakthroughs in Research and Practic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432-7">http://services.igi-global.com/resolvedoi/resolve.aspx?doi=10.4018/978-1-5225-3432-7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25" table:style-name="ce9">
            <text:p>125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28210" table:style-name="ce25">
            <text:p>9781522528210</text:p>
          </table:table-cell>
          <table:table-cell office:value-type="float" office:value="9781522528203" table:style-name="ce10">
            <text:p>9781522528203</text:p>
          </table:table-cell>
          <table:table-cell office:value-type="string" table:style-name="ce16">
            <text:p>Teaching Human Resources and Organizational Behavior at the College Level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endy, John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http://services.igi-global.com/resolvedoi/resolve.aspx?doi=10.4018/978-1-5225-2820-3</text:p>
          </table:table-cell>
          <table:table-cell table:number-columns-repeated="16371" table:style-name="ce1"/>
        </table:table-row>
        <table:table-row table:style-name="ro2">
          <table:table-cell office:value-type="float" office:value="126" table:style-name="ce9">
            <text:p>126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26896" table:style-name="ce25">
            <text:p>9781522526896</text:p>
          </table:table-cell>
          <table:table-cell office:value-type="float" office:value="9781522526889" table:style-name="ce10">
            <text:p>9781522526889</text:p>
          </table:table-cell>
          <table:table-cell office:value-type="string" table:style-name="ce16">
            <text:p>Business Models for Renewable Energy Initiatives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Tantau, Adrian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688-9">http://services.igi-global.com/resolvedoi/resolve.aspx?doi=10.4018/978-1-5225-2688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27" table:style-name="ce9">
            <text:p>127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27282" table:style-name="ce25">
            <text:p>9781522527282</text:p>
          </table:table-cell>
          <table:table-cell office:value-type="float" office:value="9781522527275" table:style-name="ce10">
            <text:p>9781522527275</text:p>
          </table:table-cell>
          <table:table-cell office:value-type="string" table:style-name="ce16">
            <text:p>Global Observations of the Influence of Culture on Consumer Buying Behavior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arma, Sarmistha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727-5">http://services.igi-global.com/resolvedoi/resolve.aspx?doi=10.4018/978-1-5225-2727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28" table:style-name="ce9">
            <text:p>128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28364" table:style-name="ce25">
            <text:p>9781522528364</text:p>
          </table:table-cell>
          <table:table-cell office:value-type="float" office:value="9781522528357" table:style-name="ce10">
            <text:p>9781522528357</text:p>
          </table:table-cell>
          <table:table-cell office:value-type="string" table:style-name="ce16">
            <text:p>Global Entrepreneurship and New Venture Creation in the Sharing Economy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Zakaria, Norhayati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835-7">http://services.igi-global.com/resolvedoi/resolve.aspx?doi=10.4018/978-1-5225-2835-7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29" table:style-name="ce9">
            <text:p>129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27046" table:style-name="ce25">
            <text:p>9781522527046</text:p>
          </table:table-cell>
          <table:table-cell office:value-type="float" office:value="9781522527039" table:style-name="ce10">
            <text:p>9781522527039</text:p>
          </table:table-cell>
          <table:table-cell office:value-type="string" table:style-name="ce16">
            <text:p>Novel Six Sigma Approaches to Risk Assessment and Management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ubevski, Vojo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703-9">http://services.igi-global.com/resolvedoi/resolve.aspx?doi=10.4018/978-1-5225-2703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30" table:style-name="ce9">
            <text:p>130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27176" table:style-name="ce25">
            <text:p>9781522527176</text:p>
          </table:table-cell>
          <table:table-cell office:value-type="float" office:value="9781522527169" table:style-name="ce10">
            <text:p>9781522527169</text:p>
          </table:table-cell>
          <table:table-cell office:value-type="string" table:style-name="ce16">
            <text:p>Managerial Strategies for Business Sustainability During Turbulent Tim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Leon, Ramona-Diana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716-9">http://services.igi-global.com/resolvedoi/resolve.aspx?doi=10.4018/978-1-5225-2716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31" table:style-name="ce9">
            <text:p>131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28982" table:style-name="ce25">
            <text:p>9781522528982</text:p>
          </table:table-cell>
          <table:table-cell office:value-type="float" office:value="9781522528975" table:style-name="ce10">
            <text:p>9781522528975</text:p>
          </table:table-cell>
          <table:table-cell office:value-type="string" table:style-name="ce16">
            <text:p>Social Media for Knowledge Management Applications in Modern Organization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Virgilio, Francesca Di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897-5">http://services.igi-global.com/resolvedoi/resolve.aspx?doi=10.4018/978-1-5225-2897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32" table:style-name="ce9">
            <text:p>132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26056" table:style-name="ce25">
            <text:p>9781522526056</text:p>
          </table:table-cell>
          <table:table-cell office:value-type="float" office:value="9781522526049" table:style-name="ce10">
            <text:p>9781522526049</text:p>
          </table:table-cell>
          <table:table-cell office:value-type="string" table:style-name="ce16">
            <text:p>Information Technology Risk Management and Compliance in Modern Organization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Gupta, Manish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604-9">http://services.igi-global.com/resolvedoi/resolve.aspx?doi=10.4018/978-1-5225-2604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33" table:style-name="ce9">
            <text:p>133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26636" table:style-name="ce25">
            <text:p>9781522526636</text:p>
          </table:table-cell>
          <table:table-cell office:value-type="float" office:value="9781522526629" table:style-name="ce10">
            <text:p>9781522526629</text:p>
          </table:table-cell>
          <table:table-cell office:value-type="string" table:style-name="ce16">
            <text:p>Green Initiatives for Business Sustainability and Value Crea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Paul, Arun Kumar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662-9">http://services.igi-global.com/resolvedoi/resolve.aspx?doi=10.4018/978-1-5225-2662-9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34" table:style-name="ce9">
            <text:p>134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26285" table:style-name="ce25">
            <text:p>9781522526285</text:p>
          </table:table-cell>
          <table:table-cell office:value-type="float" office:value="9781522526278" table:style-name="ce10">
            <text:p>9781522526278</text:p>
          </table:table-cell>
          <table:table-cell office:value-type="string" table:style-name="ce16">
            <text:p>Enterprise Resiliency in the Continuum of Change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hattarai, Raj Kumar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627-8">http://services.igi-global.com/resolvedoi/resolve.aspx?doi=10.4018/978-1-5225-2627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35" table:style-name="ce9">
            <text:p>135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21051" table:style-name="ce25">
            <text:p>9781522521051</text:p>
          </table:table-cell>
          <table:table-cell office:value-type="float" office:value="9781522521044" table:style-name="ce10">
            <text:p>9781522521044</text:p>
          </table:table-cell>
          <table:table-cell office:value-type="string" table:style-name="ce16">
            <text:p>The Internet of Things in the Modern Business Environment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Lee, In</text:p>
          </table:table-cell>
          <table:table-cell office:value-type="string" table:style-name="ce14">
            <text:p>Business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104-4">http://services.igi-global.com/resolvedoi/resolve.aspx?doi=10.4018/978-1-5225-2104-4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36" table:style-name="ce9">
            <text:p>136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10291" table:style-name="ce25">
            <text:p>9781522510291</text:p>
          </table:table-cell>
          <table:table-cell office:value-type="float" office:value="9781522510284" table:style-name="ce10">
            <text:p>9781522510284</text:p>
          </table:table-cell>
          <table:table-cell office:value-type="string" table:style-name="ce16">
            <text:p>Applying Neuroscience to Business Practic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antos, Manuel Alonso Dos</text:p>
          </table:table-cell>
          <table:table-cell office:value-type="string" table:style-name="ce14">
            <text:p>Business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1028-4">http://services.igi-global.com/resolvedoi/resolve.aspx?doi=10.4018/978-1-5225-1028-4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37" table:style-name="ce9">
            <text:p>137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1 管理一（人資、組織行為、策略管理、國企、醫管、科管）</text:p>
          </table:table-cell>
          <table:table-cell office:value-type="float" office:value="9781522506362" table:style-name="ce25">
            <text:p>9781522506362</text:p>
          </table:table-cell>
          <table:table-cell office:value-type="float" office:value="9781522506355" table:style-name="ce10">
            <text:p>9781522506355</text:p>
          </table:table-cell>
          <table:table-cell office:value-type="string" table:style-name="ce16">
            <text:p>Green Supply Chain Management for Sustainable Business Practic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han, Mehmood</text:p>
          </table:table-cell>
          <table:table-cell office:value-type="string" table:style-name="ce14">
            <text:p>Business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0635-5">http://services.igi-global.com/resolvedoi/resolve.aspx?doi=10.4018/978-1-5225-0635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38" table:style-name="ce9">
            <text:p>138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49376" table:style-name="ce25">
            <text:p>9781522549376</text:p>
          </table:table-cell>
          <table:table-cell office:value-type="float" office:value="9781522549369" table:style-name="ce10">
            <text:p>9781522549369</text:p>
          </table:table-cell>
          <table:table-cell office:value-type="string" table:style-name="ce17">
            <text:p>Technological Developments in Industry 4.0 for Business Application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5">
            <text:p>Ferreira, Luis</text:p>
          </table:table-cell>
          <table:table-cell office:value-type="string" table:style-name="ce14">
            <text:p>Business Science Reference</text:p>
          </table:table-cell>
          <table:table-cell office:value-type="float" office:value="2019" table:style-name="ce13">
            <text:p>2019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936-9">http://services.igi-global.com/resolvedoi/resolve.aspx?doi=10.4018/978-1-5225-4936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9">
            <text:p>139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40366" table:style-name="ce25">
            <text:p>9781522540366</text:p>
          </table:table-cell>
          <table:table-cell office:value-type="float" office:value="9781522540359" table:style-name="ce10">
            <text:p>9781522540359</text:p>
          </table:table-cell>
          <table:table-cell office:value-type="string" table:style-name="ce16">
            <text:p>Marketing Techniques for Financial Inclusion and Development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Jain, Dhiraj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035-9">http://services.igi-global.com/resolvedoi/resolve.aspx?doi=10.4018/978-1-5225-4035-9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40" table:style-name="ce9">
            <text:p>140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53243" table:style-name="ce25">
            <text:p>9781522553243</text:p>
          </table:table-cell>
          <table:table-cell office:value-type="float" office:value="9781522553236" table:style-name="ce10">
            <text:p>9781522553236</text:p>
          </table:table-cell>
          <table:table-cell office:value-type="string" table:style-name="ce16">
            <text:p>Advances in Data Communications and Networking for Digital Business Transforma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aha, Debashis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323-6">http://services.igi-global.com/resolvedoi/resolve.aspx?doi=10.4018/978-1-5225-5323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9">
            <text:p>141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51133" table:style-name="ce25">
            <text:p>9781522551133</text:p>
          </table:table-cell>
          <table:table-cell office:value-type="float" office:value="9781522551126" table:style-name="ce10">
            <text:p>9781522551126</text:p>
          </table:table-cell>
          <table:table-cell office:value-type="string" table:style-name="ce16">
            <text:p>Examining the Role of Women Entrepreneurs in Emerging Econom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Chitakunye, David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112-6">http://services.igi-global.com/resolvedoi/resolve.aspx?doi=10.4018/978-1-5225-5112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42" table:style-name="ce9">
            <text:p>142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34693" table:style-name="ce25">
            <text:p>9781522534693</text:p>
          </table:table-cell>
          <table:table-cell office:value-type="float" office:value="9781522534686" table:style-name="ce10">
            <text:p>9781522534686</text:p>
          </table:table-cell>
          <table:table-cell office:value-type="string" table:style-name="ce16">
            <text:p>Analyzing the Impacts of Industry 4.0 in Modern Business Environment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runet-Thornton, Richard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468-6">http://services.igi-global.com/resolvedoi/resolve.aspx?doi=10.4018/978-1-5225-3468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43" table:style-name="ce9">
            <text:p>143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50983" table:style-name="ce25">
            <text:p>9781522550983</text:p>
          </table:table-cell>
          <table:table-cell office:value-type="float" office:value="9781522550976" table:style-name="ce10">
            <text:p>9781522550976</text:p>
          </table:table-cell>
          <table:table-cell office:value-type="string" table:style-name="ce16">
            <text:p>Social Network Analytics for Contemporary Business Organization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ansal, Himani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097-6">http://services.igi-global.com/resolvedoi/resolve.aspx?doi=10.4018/978-1-5225-5097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44" table:style-name="ce9">
            <text:p>144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54769" table:style-name="ce25">
            <text:p>9781522554769</text:p>
          </table:table-cell>
          <table:table-cell office:value-type="float" office:value="9781522554752" table:style-name="ce10">
            <text:p>9781522554752</text:p>
          </table:table-cell>
          <table:table-cell office:value-type="string" table:style-name="ce16">
            <text:p>Sports Media, Marketing, and Management: Breakthroughs in Research and Practic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475-2">http://services.igi-global.com/resolvedoi/resolve.aspx?doi=10.4018/978-1-5225-5475-2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45" table:style-name="ce9">
            <text:p>145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40632" table:style-name="ce25">
            <text:p>9781522540632</text:p>
          </table:table-cell>
          <table:table-cell office:value-type="float" office:value="9781522540625" table:style-name="ce10">
            <text:p>9781522540625</text:p>
          </table:table-cell>
          <table:table-cell office:value-type="string" table:style-name="ce16">
            <text:p>Lean Six Sigma for Optimal System Performance in Manufacturing and Service Organizations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Tetteh, Edem G.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062-5">http://services.igi-global.com/resolvedoi/resolve.aspx?doi=10.4018/978-1-5225-4062-5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46" table:style-name="ce9">
            <text:p>146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49857" table:style-name="ce25">
            <text:p>9781522549857</text:p>
          </table:table-cell>
          <table:table-cell office:value-type="float" office:value="9781522549840" table:style-name="ce10">
            <text:p>9781522549840</text:p>
          </table:table-cell>
          <table:table-cell office:value-type="string" table:style-name="ce16">
            <text:p>Analyzing Attachment and Consumers' Emotions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Pedeliento, Giuseppe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984-0">http://services.igi-global.com/resolvedoi/resolve.aspx?doi=10.4018/978-1-5225-4984-0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47" table:style-name="ce9">
            <text:p>147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48294" table:style-name="ce25">
            <text:p>9781522548294</text:p>
          </table:table-cell>
          <table:table-cell office:value-type="float" office:value="9781522548287" table:style-name="ce10">
            <text:p>9781522548287</text:p>
          </table:table-cell>
          <table:table-cell office:value-type="string" table:style-name="ce16">
            <text:p>Contemporary Identity and Access Management Architectures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Ng, Alex Chi Keung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828-7">http://services.igi-global.com/resolvedoi/resolve.aspx?doi=10.4018/978-1-5225-4828-7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48" table:style-name="ce9">
            <text:p>148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51447" table:style-name="ce25">
            <text:p>9781522551447</text:p>
          </table:table-cell>
          <table:table-cell office:value-type="float" office:value="9781522551430" table:style-name="ce10">
            <text:p>9781522551430</text:p>
          </table:table-cell>
          <table:table-cell office:value-type="string" table:style-name="ce16">
            <text:p>Building Brand Identity in the Age of Social Media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Ekhlassi, Amir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143-0">http://services.igi-global.com/resolvedoi/resolve.aspx?doi=10.4018/978-1-5225-5143-0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49" table:style-name="ce9">
            <text:p>149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48355" table:style-name="ce25">
            <text:p>9781522548355</text:p>
          </table:table-cell>
          <table:table-cell office:value-type="float" office:value="9781522548348" table:style-name="ce10">
            <text:p>9781522548348</text:p>
          </table:table-cell>
          <table:table-cell office:value-type="string" table:style-name="ce16">
            <text:p>Neuromarketing and Big Data Analytics for Strategic Consumer Engagement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ousa, Joana Coutinho de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834-8">http://services.igi-global.com/resolvedoi/resolve.aspx?doi=10.4018/978-1-5225-4834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50" table:style-name="ce9">
            <text:p>150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30572" table:style-name="ce25">
            <text:p>9781522530572</text:p>
          </table:table-cell>
          <table:table-cell office:value-type="float" office:value="9781522530565" table:style-name="ce10">
            <text:p>9781522530565</text:p>
          </table:table-cell>
          <table:table-cell office:value-type="string" table:style-name="ce16">
            <text:p>Supply Chain Management Strategies and Risk Assessment in Retail Environment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umar, Akhilesh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056-5">http://services.igi-global.com/resolvedoi/resolve.aspx?doi=10.4018/978-1-5225-3056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51" table:style-name="ce9">
            <text:p>151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31517" table:style-name="ce25">
            <text:p>9781522531517</text:p>
          </table:table-cell>
          <table:table-cell office:value-type="float" office:value="9781522531500" table:style-name="ce10">
            <text:p>9781522531500</text:p>
          </table:table-cell>
          <table:table-cell office:value-type="string" table:style-name="ce16">
            <text:p>Holistic Approaches to Brand Culture and Communication Across Industr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Dasgupta, Sabyasachi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150-0">http://services.igi-global.com/resolvedoi/resolve.aspx?doi=10.4018/978-1-5225-3150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52" table:style-name="ce9">
            <text:p>152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37052" table:style-name="ce25">
            <text:p>9781522537052</text:p>
          </table:table-cell>
          <table:table-cell office:value-type="float" office:value="9781522537045" table:style-name="ce10">
            <text:p>9781522537045</text:p>
          </table:table-cell>
          <table:table-cell office:value-type="string" table:style-name="ce16">
            <text:p>Always-On Enterprise Information Systems for Modern Organization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ajgoric, Nijaz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704-5">http://services.igi-global.com/resolvedoi/resolve.aspx?doi=10.4018/978-1-5225-3704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53" table:style-name="ce9">
            <text:p>153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29132" table:style-name="ce25">
            <text:p>9781522529132</text:p>
          </table:table-cell>
          <table:table-cell office:value-type="float" office:value="9781522529125" table:style-name="ce10">
            <text:p>9781522529125</text:p>
          </table:table-cell>
          <table:table-cell office:value-type="string" table:style-name="ce16">
            <text:p>Driving Green Consumerism Through Strategic Sustainability Market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Quoquab, Farzana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912-5">http://services.igi-global.com/resolvedoi/resolve.aspx?doi=10.4018/978-1-5225-2912-5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54" table:style-name="ce9">
            <text:p>154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39100" table:style-name="ce25">
            <text:p>9781522539100</text:p>
          </table:table-cell>
          <table:table-cell office:value-type="float" office:value="9781522539094" table:style-name="ce10">
            <text:p>9781522539094</text:p>
          </table:table-cell>
          <table:table-cell office:value-type="string" table:style-name="ce16">
            <text:p>Operations and Service Management: Concepts, Methodologies, Tools, and Applications</text:p>
          </table:table-cell>
          <table:table-cell office:value-type="float" office:value="3" table:style-name="ce9">
            <text:p>3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909-4">http://services.igi-global.com/resolvedoi/resolve.aspx?doi=10.4018/978-1-5225-3909-4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55" table:style-name="ce9">
            <text:p>155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26988" table:style-name="ce25">
            <text:p>9781522526988</text:p>
          </table:table-cell>
          <table:table-cell office:value-type="float" office:value="9781522526971" table:style-name="ce10">
            <text:p>9781522526971</text:p>
          </table:table-cell>
          <table:table-cell office:value-type="string" table:style-name="ce16">
            <text:p>Digital Marketing Strategies for Fashion and Luxury Brand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Ozuem, Wilson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697-1">http://services.igi-global.com/resolvedoi/resolve.aspx?doi=10.4018/978-1-5225-2697-1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56" table:style-name="ce9">
            <text:p>156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28272" table:style-name="ce25">
            <text:p>9781522528272</text:p>
          </table:table-cell>
          <table:table-cell office:value-type="float" office:value="9781522528265" table:style-name="ce10">
            <text:p>9781522528265</text:p>
          </table:table-cell>
          <table:table-cell office:value-type="string" table:style-name="ce16">
            <text:p>User Innovation and the Entrepreneurship Phenomenon in the Digital Economy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saias, Pedro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826-5">http://services.igi-global.com/resolvedoi/resolve.aspx?doi=10.4018/978-1-5225-2826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57" table:style-name="ce9">
            <text:p>157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32217" table:style-name="ce25">
            <text:p>9781522532217</text:p>
          </table:table-cell>
          <table:table-cell office:value-type="float" office:value="9781522532200" table:style-name="ce10">
            <text:p>9781522532200</text:p>
          </table:table-cell>
          <table:table-cell office:value-type="string" table:style-name="ce16">
            <text:p>Exploring the Rise of Fandom in Contemporary Consumer Cultur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Wang, Cheng Lu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220-0">http://services.igi-global.com/resolvedoi/resolve.aspx?doi=10.4018/978-1-5225-3220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58" table:style-name="ce9">
            <text:p>158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29224" table:style-name="ce25">
            <text:p>9781522529224</text:p>
          </table:table-cell>
          <table:table-cell office:value-type="float" office:value="9781522529217" table:style-name="ce10">
            <text:p>9781522529217</text:p>
          </table:table-cell>
          <table:table-cell office:value-type="string" table:style-name="ce16">
            <text:p>Driving Customer Appeal Through the Use of Emotional Brand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Garg, Ruchi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921-7">http://services.igi-global.com/resolvedoi/resolve.aspx?doi=10.4018/978-1-5225-2921-7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59" table:style-name="ce9">
            <text:p>159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30398" table:style-name="ce25">
            <text:p>9781522530398</text:p>
          </table:table-cell>
          <table:table-cell office:value-type="float" office:value="9781522530381" table:style-name="ce10">
            <text:p>9781522530381</text:p>
          </table:table-cell>
          <table:table-cell office:value-type="string" table:style-name="ce16">
            <text:p>Cloud Computing Technologies for Green Enterpris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unir, Kashif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038-1">http://services.igi-global.com/resolvedoi/resolve.aspx?doi=10.4018/978-1-5225-3038-1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60" table:style-name="ce9">
            <text:p>160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24182" table:style-name="ce25">
            <text:p>9781522524182</text:p>
          </table:table-cell>
          <table:table-cell office:value-type="float" office:value="9781522524175" table:style-name="ce10">
            <text:p>9781522524175</text:p>
          </table:table-cell>
          <table:table-cell office:value-type="string" table:style-name="ce16">
            <text:p>Building Brand Equity and Consumer Trust Through Radical Transparency Practic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Veselinova, Elena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417-5">http://services.igi-global.com/resolvedoi/resolve.aspx?doi=10.4018/978-1-5225-2417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61" table:style-name="ce9">
            <text:p>161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33092" table:style-name="ce25">
            <text:p>9781522533092</text:p>
          </table:table-cell>
          <table:table-cell office:value-type="float" office:value="9781522525097" table:style-name="ce10">
            <text:p>9781522525097</text:p>
          </table:table-cell>
          <table:table-cell office:value-type="string" table:style-name="ce16">
            <text:p>Multi-Criteria Decision Making for the Management of Complex System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Voronin, Albert</text:p>
          </table:table-cell>
          <table:table-cell office:value-type="string" table:style-name="ce14">
            <text:p>Business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509-7">http://services.igi-global.com/resolvedoi/resolve.aspx?doi=10.4018/978-1-5225-2509-7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62" table:style-name="ce9">
            <text:p>162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24410" table:style-name="ce25">
            <text:p>9781522524410</text:p>
          </table:table-cell>
          <table:table-cell office:value-type="float" office:value="9781522524403" table:style-name="ce10">
            <text:p>9781522524403</text:p>
          </table:table-cell>
          <table:table-cell office:value-type="string" table:style-name="ce16">
            <text:p>Handbook of Research on Manufacturing Process Modeling and Optimization Strateg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Das, Raja</text:p>
          </table:table-cell>
          <table:table-cell office:value-type="string" table:style-name="ce14">
            <text:p>Business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440-3">http://services.igi-global.com/resolvedoi/resolve.aspx?doi=10.4018/978-1-5225-2440-3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63" table:style-name="ce9">
            <text:p>163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22690" table:style-name="ce25">
            <text:p>9781522522690</text:p>
          </table:table-cell>
          <table:table-cell office:value-type="float" office:value="9781522522683" table:style-name="ce10">
            <text:p>9781522522683</text:p>
          </table:table-cell>
          <table:table-cell office:value-type="string" table:style-name="ce16">
            <text:p>Maximizing Information System Availability Through Bayesian Belief Network Approaches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brahimovi<text:span text:style-name="T3">ć</text:span>, Semir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268-3">http://services.igi-global.com/resolvedoi/resolve.aspx?doi=10.4018/978-1-5225-2268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64" table:style-name="ce9">
            <text:p>164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37410" table:style-name="ce25">
            <text:p>9781522537410</text:p>
          </table:table-cell>
          <table:table-cell office:value-type="float" office:value="9781522523314" table:style-name="ce10">
            <text:p>9781522523314</text:p>
          </table:table-cell>
          <table:table-cell office:value-type="string" table:style-name="ce16">
            <text:p>Green Marketing and Environmental Responsibility in Modern Corporation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Esakki, Thangasamy</text:p>
          </table:table-cell>
          <table:table-cell office:value-type="string" table:style-name="ce14">
            <text:p>Business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331-4">http://services.igi-global.com/resolvedoi/resolve.aspx?doi=10.4018/978-1-5225-2331-4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65" table:style-name="ce9">
            <text:p>165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20375" table:style-name="ce25">
            <text:p>9781522520375</text:p>
          </table:table-cell>
          <table:table-cell office:value-type="float" office:value="9781522520368" table:style-name="ce10">
            <text:p>9781522520368</text:p>
          </table:table-cell>
          <table:table-cell office:value-type="string" table:style-name="ce16">
            <text:p>Ethics and Sustainability in Global Supply Chain Management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Akkucuk, Ulas</text:p>
          </table:table-cell>
          <table:table-cell office:value-type="string" table:style-name="ce14">
            <text:p>Business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036-8">http://services.igi-global.com/resolvedoi/resolve.aspx?doi=10.4018/978-1-5225-2036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66" table:style-name="ce9">
            <text:p>166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18662" table:style-name="ce25">
            <text:p>9781522518662</text:p>
          </table:table-cell>
          <table:table-cell office:value-type="float" office:value="9781522518655" table:style-name="ce10">
            <text:p>9781522518655</text:p>
          </table:table-cell>
          <table:table-cell office:value-type="string" table:style-name="ce16">
            <text:p>Advanced Fashion Technology and Operations Management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Vecchi, Alessandra</text:p>
          </table:table-cell>
          <table:table-cell office:value-type="string" table:style-name="ce14">
            <text:p>Business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1865-5">http://services.igi-global.com/resolvedoi/resolve.aspx?doi=10.4018/978-1-5225-1865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67" table:style-name="ce9">
            <text:p>167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16873" table:style-name="ce25">
            <text:p>9781522516873</text:p>
          </table:table-cell>
          <table:table-cell office:value-type="float" office:value="9781522516866" table:style-name="ce10">
            <text:p>9781522516866</text:p>
          </table:table-cell>
          <table:table-cell office:value-type="string" table:style-name="ce16">
            <text:p>Strategic Uses of Social Media for Improved Customer Reten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Al-Rabayah, Wafaa</text:p>
          </table:table-cell>
          <table:table-cell office:value-type="string" table:style-name="ce14">
            <text:p>Business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1686-6">http://services.igi-global.com/resolvedoi/resolve.aspx?doi=10.4018/978-1-5225-1686-6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68" table:style-name="ce9">
            <text:p>168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09981" table:style-name="ce25">
            <text:p>9781522509981</text:p>
          </table:table-cell>
          <table:table-cell office:value-type="float" office:value="9781522509974" table:style-name="ce10">
            <text:p>9781522509974</text:p>
          </table:table-cell>
          <table:table-cell office:value-type="string" table:style-name="ce16">
            <text:p>Handbook of Research on Intelligent Techniques and Modeling Applications in Marketing Analytic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umar, Anil</text:p>
          </table:table-cell>
          <table:table-cell office:value-type="string" table:style-name="ce14">
            <text:p>Business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0997-4">http://services.igi-global.com/resolvedoi/resolve.aspx?doi=10.4018/978-1-5225-0997-4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69" table:style-name="ce9">
            <text:p>169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522506553" table:style-name="ce25">
            <text:p>9781522506553</text:p>
          </table:table-cell>
          <table:table-cell office:value-type="float" office:value="9781522506546" table:style-name="ce10">
            <text:p>9781522506546</text:p>
          </table:table-cell>
          <table:table-cell office:value-type="string" table:style-name="ce16">
            <text:p>Organizational Productivity and Performance Measurements Using Predictive Modeling and Analytic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Tavana, Madjid</text:p>
          </table:table-cell>
          <table:table-cell office:value-type="string" table:style-name="ce14">
            <text:p>Business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0654-6">http://services.igi-global.com/resolvedoi/resolve.aspx?doi=10.4018/978-1-5225-0654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70" table:style-name="ce9">
            <text:p>170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42 管理二（行銷、生管、資管、交管、作業研究/數量方法）</text:p>
          </table:table-cell>
          <table:table-cell office:value-type="float" office:value="9781466697386" table:style-name="ce25">
            <text:p>9781466697386</text:p>
          </table:table-cell>
          <table:table-cell office:value-type="float" office:value="9781466697379" table:style-name="ce10">
            <text:p>9781466697379</text:p>
          </table:table-cell>
          <table:table-cell office:value-type="string" table:style-name="ce16">
            <text:p>Effective Standardization Management in Corporate Setting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Jakobs, Kai</text:p>
          </table:table-cell>
          <table:table-cell office:value-type="string" table:style-name="ce14">
            <text:p>Business Science Reference</text:p>
          </table:table-cell>
          <table:table-cell office:value-type="float" office:value="2016" table:style-name="ce9">
            <text:p>2016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4666-9737-9">http://services.igi-global.com/resolvedoi/resolve.aspx?doi=10.4018/978-1-4666-9737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71" table:style-name="ce9">
            <text:p>171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2 體育學</text:p>
          </table:table-cell>
          <table:table-cell office:value-type="float" office:value="9781522550891" table:style-name="ce25">
            <text:p>9781522550891</text:p>
          </table:table-cell>
          <table:table-cell office:value-type="float" office:value="9781522550884" table:style-name="ce10">
            <text:p>9781522550884</text:p>
          </table:table-cell>
          <table:table-cell office:value-type="string" table:style-name="ce16">
            <text:p>GIS Applications in the Tourism and Hospitality Industry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Chaudhuri, Somnath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088-4">http://services.igi-global.com/resolvedoi/resolve.aspx?doi=10.4018/978-1-5225-5088-4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72" table:style-name="ce9">
            <text:p>172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2 體育學</text:p>
          </table:table-cell>
          <table:table-cell office:value-type="float" office:value="9781522527978" table:style-name="ce25">
            <text:p>9781522527978</text:p>
          </table:table-cell>
          <table:table-cell office:value-type="float" office:value="9781522527961" table:style-name="ce10">
            <text:p>9781522527961</text:p>
          </table:table-cell>
          <table:table-cell office:value-type="string" table:style-name="ce16">
            <text:p>Global Perspectives on Religious Tourism and Pilgrimag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El-Gohary, Hatem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796-1">http://services.igi-global.com/resolvedoi/resolve.aspx?doi=10.4018/978-1-5225-2796-1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73" table:style-name="ce9">
            <text:p>173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2 體育學</text:p>
          </table:table-cell>
          <table:table-cell office:value-type="float" office:value="9781522526957" table:style-name="ce25">
            <text:p>9781522526957</text:p>
          </table:table-cell>
          <table:table-cell office:value-type="float" office:value="9781522526940" table:style-name="ce10">
            <text:p>9781522526940</text:p>
          </table:table-cell>
          <table:table-cell office:value-type="string" table:style-name="ce16">
            <text:p>Legal and Economic Considerations Surrounding Reproductive Tourism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Paraskou, Anastasia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694-0">http://services.igi-global.com/resolvedoi/resolve.aspx?doi=10.4018/978-1-5225-2694-0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74" table:style-name="ce9">
            <text:p>174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2 體育學</text:p>
          </table:table-cell>
          <table:table-cell office:value-type="float" office:value="9781522529286" table:style-name="ce25">
            <text:p>9781522529286</text:p>
          </table:table-cell>
          <table:table-cell office:value-type="float" office:value="9781522529279" table:style-name="ce10">
            <text:p>9781522529279</text:p>
          </table:table-cell>
          <table:table-cell office:value-type="string" table:style-name="ce16">
            <text:p>Handbook of Research on Technological Developments for Cultural Heritage and eTourism Application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Rodrigues, João M. F.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927-9">http://services.igi-global.com/resolvedoi/resolve.aspx?doi=10.4018/978-1-5225-2927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75" table:style-name="ce9">
            <text:p>175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2 體育學</text:p>
          </table:table-cell>
          <table:table-cell office:value-type="float" office:value="9781522539216" table:style-name="ce25">
            <text:p>9781522539216</text:p>
          </table:table-cell>
          <table:table-cell office:value-type="float" office:value="9781522539209" table:style-name="ce10">
            <text:p>9781522539209</text:p>
          </table:table-cell>
          <table:table-cell office:value-type="string" table:style-name="ce16">
            <text:p>Medical Tourism: Breakthroughs in Research and Practic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920-9">http://services.igi-global.com/resolvedoi/resolve.aspx?doi=10.4018/978-1-5225-3920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76" table:style-name="ce9">
            <text:p>176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2 體育學</text:p>
          </table:table-cell>
          <table:table-cell office:value-type="float" office:value="9781522529316" table:style-name="ce25">
            <text:p>9781522529316</text:p>
          </table:table-cell>
          <table:table-cell office:value-type="float" office:value="9781522529309" table:style-name="ce10">
            <text:p>9781522529309</text:p>
          </table:table-cell>
          <table:table-cell office:value-type="string" table:style-name="ce16">
            <text:p>Innovative Perspectives on Tourism Discours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ielenia-Grajewska, Magdalena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930-9">http://services.igi-global.com/resolvedoi/resolve.aspx?doi=10.4018/978-1-5225-2930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77" table:style-name="ce9">
            <text:p>177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2 體育學</text:p>
          </table:table-cell>
          <table:table-cell office:value-type="float" office:value="9781522527510" table:style-name="ce25">
            <text:p>9781522527510</text:p>
          </table:table-cell>
          <table:table-cell office:value-type="float" office:value="9781522527503" table:style-name="ce10">
            <text:p>9781522527503</text:p>
          </table:table-cell>
          <table:table-cell office:value-type="string" table:style-name="ce16">
            <text:p>Virtual Traumascapes and Exploring the Roots of Dark Tourism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orstanje, Maximiliano</text:p>
          </table:table-cell>
          <table:table-cell office:value-type="string" table:style-name="ce14">
            <text:p>Business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750-3">http://services.igi-global.com/resolvedoi/resolve.aspx?doi=10.4018/978-1-5225-2750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78" table:style-name="ce9">
            <text:p>178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2 體育學</text:p>
          </table:table-cell>
          <table:table-cell office:value-type="float" office:value="9781522505808" table:style-name="ce25">
            <text:p>9781522505808</text:p>
          </table:table-cell>
          <table:table-cell office:value-type="float" office:value="9781522505792" table:style-name="ce10">
            <text:p>9781522505792</text:p>
          </table:table-cell>
          <table:table-cell office:value-type="string" table:style-name="ce16">
            <text:p>Strategic Place Branding Methodologies and Theory for Tourist Attrac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ayraktar, Ahmet</text:p>
          </table:table-cell>
          <table:table-cell office:value-type="string" table:style-name="ce14">
            <text:p>Business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0579-2">http://services.igi-global.com/resolvedoi/resolve.aspx?doi=10.4018/978-1-5225-0579-2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79" table:style-name="ce9">
            <text:p>179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2 體育學</text:p>
          </table:table-cell>
          <table:table-cell office:value-type="float" office:value="9781522505778" table:style-name="ce25">
            <text:p>9781522505778</text:p>
          </table:table-cell>
          <table:table-cell office:value-type="float" office:value="9781522505761" table:style-name="ce10">
            <text:p>9781522505761</text:p>
          </table:table-cell>
          <table:table-cell office:value-type="string" table:style-name="ce16">
            <text:p>Global Place Branding Campaigns across Cities, Regions, and Nation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ayraktar, Ahmet</text:p>
          </table:table-cell>
          <table:table-cell office:value-type="string" table:style-name="ce14">
            <text:p>Business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0576-1">http://services.igi-global.com/resolvedoi/resolve.aspx?doi=10.4018/978-1-5225-0576-1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80" table:style-name="ce9">
            <text:p>180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3 圖書資訊學</text:p>
          </table:table-cell>
          <table:table-cell office:value-type="float" office:value="9781522554288" table:style-name="ce25">
            <text:p>9781522554288</text:p>
          </table:table-cell>
          <table:table-cell office:value-type="float" office:value="9781522554271" table:style-name="ce10">
            <text:p>9781522554271</text:p>
          </table:table-cell>
          <table:table-cell office:value-type="string" table:style-name="ce16">
            <text:p>Effective Knowledge Management Systems in Modern Society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Jennex, Murray E.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9" table:style-name="ce13">
            <text:p>2019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427-1">http://services.igi-global.com/resolvedoi/resolve.aspx?doi=10.4018/978-1-5225-5427-1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81" table:style-name="ce9">
            <text:p>181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3 圖書資訊學</text:p>
          </table:table-cell>
          <table:table-cell office:value-type="float" office:value="9781522556565" table:style-name="ce25">
            <text:p>9781522556565</text:p>
          </table:table-cell>
          <table:table-cell office:value-type="float" office:value="9781522556558" table:style-name="ce10">
            <text:p>9781522556558</text:p>
          </table:table-cell>
          <table:table-cell office:value-type="string" table:style-name="ce16">
            <text:p>Contemporary Knowledge and Systems Scienc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Lee, W. B.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655-8">http://services.igi-global.com/resolvedoi/resolve.aspx?doi=10.4018/978-1-5225-5655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82" table:style-name="ce9">
            <text:p>182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3 圖書資訊學</text:p>
          </table:table-cell>
          <table:table-cell office:value-type="float" office:value="9781522541929" table:style-name="ce25">
            <text:p>9781522541929</text:p>
          </table:table-cell>
          <table:table-cell office:value-type="float" office:value="9781522541912" table:style-name="ce10">
            <text:p>9781522541912</text:p>
          </table:table-cell>
          <table:table-cell office:value-type="string" table:style-name="ce16">
            <text:p>Enhancing Knowledge Discovery and Innovation in the Digital Era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Lytras, Miltiadis D.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191-2">http://services.igi-global.com/resolvedoi/resolve.aspx?doi=10.4018/978-1-5225-4191-2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83" table:style-name="ce9">
            <text:p>183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3 圖書資訊學</text:p>
          </table:table-cell>
          <table:table-cell office:value-type="float" office:value="9781522551478" table:style-name="ce25">
            <text:p>9781522551478</text:p>
          </table:table-cell>
          <table:table-cell office:value-type="float" office:value="9781522551461" table:style-name="ce10">
            <text:p>9781522551461</text:p>
          </table:table-cell>
          <table:table-cell office:value-type="string" table:style-name="ce16">
            <text:p>Library and Information Science in the Age of MOOC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aushik, Anna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146-1">http://services.igi-global.com/resolvedoi/resolve.aspx?doi=10.4018/978-1-5225-5146-1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84" table:style-name="ce9">
            <text:p>184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3 圖書資訊學</text:p>
          </table:table-cell>
          <table:table-cell office:value-type="float" office:value="9781522528036" table:style-name="ce25">
            <text:p>9781522528036</text:p>
          </table:table-cell>
          <table:table-cell office:value-type="float" office:value="9781522528029" table:style-name="ce10">
            <text:p>9781522528029</text:p>
          </table:table-cell>
          <table:table-cell office:value-type="string" table:style-name="ce16">
            <text:p>Changing the Scope of Library Instruction in the Digital Ag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hattacharyya, Swati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802-9">http://services.igi-global.com/resolvedoi/resolve.aspx?doi=10.4018/978-1-5225-2802-9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85" table:style-name="ce9">
            <text:p>185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3 圖書資訊學</text:p>
          </table:table-cell>
          <table:table-cell office:value-type="float" office:value="9781522551652" table:style-name="ce25">
            <text:p>9781522551652</text:p>
          </table:table-cell>
          <table:table-cell office:value-type="float" office:value="9781522551645" table:style-name="ce10">
            <text:p>9781522551645</text:p>
          </table:table-cell>
          <table:table-cell office:value-type="string" table:style-name="ce16">
            <text:p>Handbook of Research on Innovative Techniques, Trends, and Analysis for Optimized Research Method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Wang, Victor C.X.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164-5">http://services.igi-global.com/resolvedoi/resolve.aspx?doi=10.4018/978-1-5225-5164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86" table:style-name="ce9">
            <text:p>186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3 圖書資訊學</text:p>
          </table:table-cell>
          <table:table-cell office:value-type="float" office:value="9781522526773" table:style-name="ce25">
            <text:p>9781522526773</text:p>
          </table:table-cell>
          <table:table-cell office:value-type="float" office:value="9781522526766" table:style-name="ce10">
            <text:p>9781522526766</text:p>
          </table:table-cell>
          <table:table-cell office:value-type="string" table:style-name="ce16">
            <text:p>Developing In-House Digital Tools in Library Spac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Costello, Laura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676-6">http://services.igi-global.com/resolvedoi/resolve.aspx?doi=10.4018/978-1-5225-2676-6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87" table:style-name="ce9">
            <text:p>187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3 圖書資訊學</text:p>
          </table:table-cell>
          <table:table-cell office:value-type="float" office:value="9781522526926" table:style-name="ce25">
            <text:p>9781522526926</text:p>
          </table:table-cell>
          <table:table-cell office:value-type="float" office:value="9781522526919" table:style-name="ce10">
            <text:p>9781522526919</text:p>
          </table:table-cell>
          <table:table-cell office:value-type="string" table:style-name="ce16">
            <text:p>Cross-Cultural Analysis of Image-Based Assessments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eller, Lisa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691-9">http://services.igi-global.com/resolvedoi/resolve.aspx?doi=10.4018/978-1-5225-2691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88" table:style-name="ce9">
            <text:p>188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3 圖書資訊學</text:p>
          </table:table-cell>
          <table:table-cell office:value-type="float" office:value="9781522530169" table:style-name="ce25">
            <text:p>9781522530169</text:p>
          </table:table-cell>
          <table:table-cell office:value-type="float" office:value="9781522530152" table:style-name="ce10">
            <text:p>9781522530152</text:p>
          </table:table-cell>
          <table:table-cell office:value-type="string" table:style-name="ce16">
            <text:p>Deep Learning Innovations and Their Convergence With Big Data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arthik, S.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015-2">http://services.igi-global.com/resolvedoi/resolve.aspx?doi=10.4018/978-1-5225-3015-2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89" table:style-name="ce9">
            <text:p>189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3 圖書資訊學</text:p>
          </table:table-cell>
          <table:table-cell office:value-type="float" office:value="9781522528067" table:style-name="ce25">
            <text:p>9781522528067</text:p>
          </table:table-cell>
          <table:table-cell office:value-type="float" office:value="9781522528050" table:style-name="ce10">
            <text:p>9781522528050</text:p>
          </table:table-cell>
          <table:table-cell office:value-type="string" table:style-name="ce16">
            <text:p>Modern Technologies for Big Data Classification and Cluster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eetha, Hari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805-0">http://services.igi-global.com/resolvedoi/resolve.aspx?doi=10.4018/978-1-5225-2805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90" table:style-name="ce9">
            <text:p>190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3 圖書資訊學</text:p>
          </table:table-cell>
          <table:table-cell office:value-type="float" office:value="9781522525950" table:style-name="ce25">
            <text:p>9781522525950</text:p>
          </table:table-cell>
          <table:table-cell office:value-type="float" office:value="9781522525943" table:style-name="ce10">
            <text:p>9781522525943</text:p>
          </table:table-cell>
          <table:table-cell office:value-type="string" table:style-name="ce16">
            <text:p>Game Theory: Breakthroughs in Research and Practic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594-3">http://services.igi-global.com/resolvedoi/resolve.aspx?doi=10.4018/978-1-5225-2594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91" table:style-name="ce9">
            <text:p>191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3 圖書資訊學</text:p>
          </table:table-cell>
          <table:table-cell office:value-type="float" office:value="9781522533078" table:style-name="ce25">
            <text:p>9781522533078</text:p>
          </table:table-cell>
          <table:table-cell office:value-type="float" office:value="9781522525127" table:style-name="ce10">
            <text:p>9781522525127</text:p>
          </table:table-cell>
          <table:table-cell office:value-type="string" table:style-name="ce16">
            <text:p>Data Visualization and Statistical Literacy for Open and Big Data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Prodromou, Theodosia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512-7">http://services.igi-global.com/resolvedoi/resolve.aspx?doi=10.4018/978-1-5225-2512-7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92" table:style-name="ce9">
            <text:p>192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3 圖書資訊學</text:p>
          </table:table-cell>
          <table:table-cell office:value-type="float" office:value="9781522517368" table:style-name="ce25">
            <text:p>9781522517368</text:p>
          </table:table-cell>
          <table:table-cell office:value-type="float" office:value="9781522517351" table:style-name="ce10">
            <text:p>9781522517351</text:p>
          </table:table-cell>
          <table:table-cell office:value-type="string" table:style-name="ce16">
            <text:p>Library Technology Funding, Planning, and Deployment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glesias, Edward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1735-1">http://services.igi-global.com/resolvedoi/resolve.aspx?doi=10.4018/978-1-5225-1735-1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93" table:style-name="ce9">
            <text:p>193</text:p>
          </table:table-cell>
          <table:table-cell office:value-type="string" table:style-name="ce14">
            <text:p>Arts &amp; Humanities &amp; Social Science</text:p>
          </table:table-cell>
          <table:table-cell office:value-type="string" table:style-name="ce19">
            <text:p>HA3 圖書資訊學</text:p>
          </table:table-cell>
          <table:table-cell office:value-type="float" office:value="9781466698413" table:style-name="ce25">
            <text:p>9781466698413</text:p>
          </table:table-cell>
          <table:table-cell office:value-type="float" office:value="9781466698406" table:style-name="ce10">
            <text:p>9781466698406</text:p>
          </table:table-cell>
          <table:table-cell office:value-type="string" table:style-name="ce16">
            <text:p>Big Data: Concepts, Methodologies, Tools, and Applications</text:p>
          </table:table-cell>
          <table:table-cell office:value-type="float" office:value="4" table:style-name="ce9">
            <text:p>4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6" table:style-name="ce9">
            <text:p>2016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4666-9840-6">http://services.igi-global.com/resolvedoi/resolve.aspx?doi=10.4018/978-1-4666-9840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94" table:style-name="ce9">
            <text:p>194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B101008 保健營養</text:p>
          </table:table-cell>
          <table:table-cell office:value-type="float" office:value="9781522540755" table:style-name="ce25">
            <text:p>9781522540755</text:p>
          </table:table-cell>
          <table:table-cell office:value-type="float" office:value="9781522540748" table:style-name="ce10">
            <text:p>9781522540748</text:p>
          </table:table-cell>
          <table:table-cell office:value-type="string" table:style-name="ce16">
            <text:p>Optimizing Health Literacy for Improved Clinical Practic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Papalois, Vassilios E.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074-8">http://services.igi-global.com/resolvedoi/resolve.aspx?doi=10.4018/978-1-5225-4074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95" table:style-name="ce9">
            <text:p>195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B101008 保健營養</text:p>
          </table:table-cell>
          <table:table-cell office:value-type="float" office:value="9781522552383" table:style-name="ce25">
            <text:p>9781522552383</text:p>
          </table:table-cell>
          <table:table-cell office:value-type="float" office:value="9781522552376" table:style-name="ce10">
            <text:p>9781522552376</text:p>
          </table:table-cell>
          <table:table-cell office:value-type="string" table:style-name="ce16">
            <text:p>Research Advancements in Pharmaceutical, Nutritional and Industrial Enzymology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harati, Shashi Lata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237-6">http://services.igi-global.com/resolvedoi/resolve.aspx?doi=10.4018/978-1-5225-5237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96" table:style-name="ce9">
            <text:p>196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B101008 保健營養</text:p>
          </table:table-cell>
          <table:table-cell office:value-type="float" office:value="9781522532040" table:style-name="ce25">
            <text:p>9781522532040</text:p>
          </table:table-cell>
          <table:table-cell office:value-type="float" office:value="9781522532033" table:style-name="ce10">
            <text:p>9781522532033</text:p>
          </table:table-cell>
          <table:table-cell office:value-type="string" table:style-name="ce16">
            <text:p>Big Data Analytics in HIV/AIDS Research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Al-Mazari, Ali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203-3">http://services.igi-global.com/resolvedoi/resolve.aspx?doi=10.4018/978-1-5225-3203-3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197" table:style-name="ce9">
            <text:p>197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B101008 保健營養</text:p>
          </table:table-cell>
          <table:table-cell office:value-type="float" office:value="9781522555292" table:style-name="ce25">
            <text:p>9781522555292</text:p>
          </table:table-cell>
          <table:table-cell office:value-type="float" office:value="9781522555285" table:style-name="ce10">
            <text:p>9781522555285</text:p>
          </table:table-cell>
          <table:table-cell office:value-type="string" table:style-name="ce16">
            <text:p>Advanced Systems for Improved Public Healthcare and Disease Prevention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Edoh, Thierry Oscar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528-5">http://services.igi-global.com/resolvedoi/resolve.aspx?doi=10.4018/978-1-5225-5528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98" table:style-name="ce9">
            <text:p>198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B101008 保健營養</text:p>
          </table:table-cell>
          <table:table-cell office:value-type="float" office:value="9781522537175" table:style-name="ce25">
            <text:p>9781522537175</text:p>
          </table:table-cell>
          <table:table-cell office:value-type="float" office:value="9781522537168" table:style-name="ce10">
            <text:p>9781522537168</text:p>
          </table:table-cell>
          <table:table-cell office:value-type="string" table:style-name="ce16">
            <text:p>Global Perspectives on Health Communication in the Age of Social Media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ekalala, Seif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716-8">http://services.igi-global.com/resolvedoi/resolve.aspx?doi=10.4018/978-1-5225-3716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199" table:style-name="ce9">
            <text:p>199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B101008 保健營養</text:p>
          </table:table-cell>
          <table:table-cell office:value-type="float" office:value="9781522539476" table:style-name="ce25">
            <text:p>9781522539476</text:p>
          </table:table-cell>
          <table:table-cell office:value-type="float" office:value="9781522539469" table:style-name="ce10">
            <text:p>9781522539469</text:p>
          </table:table-cell>
          <table:table-cell office:value-type="string" table:style-name="ce16">
            <text:p>Healthcare Administration for Patient Safety and Engagement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Rosiek-Kryszewska, Aleksandra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946-9">http://services.igi-global.com/resolvedoi/resolve.aspx?doi=10.4018/978-1-5225-3946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00" table:style-name="ce9">
            <text:p>200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B101008 保健營養</text:p>
          </table:table-cell>
          <table:table-cell office:value-type="float" office:value="9781522552086" table:style-name="ce25">
            <text:p>9781522552086</text:p>
          </table:table-cell>
          <table:table-cell office:value-type="float" office:value="9781522552079" table:style-name="ce10">
            <text:p>9781522552079</text:p>
          </table:table-cell>
          <table:table-cell office:value-type="string" table:style-name="ce16">
            <text:p>Food Science and Nutrition: Breakthroughs in Research and Practic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207-9">http://services.igi-global.com/resolvedoi/resolve.aspx?doi=10.4018/978-1-5225-5207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01" table:style-name="ce9">
            <text:p>201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B101008 保健營養</text:p>
          </table:table-cell>
          <table:table-cell office:value-type="float" office:value="9781522552239" table:style-name="ce25">
            <text:p>9781522552239</text:p>
          </table:table-cell>
          <table:table-cell office:value-type="float" office:value="9781522552222" table:style-name="ce10">
            <text:p>9781522552222</text:p>
          </table:table-cell>
          <table:table-cell office:value-type="string" table:style-name="ce16">
            <text:p>Big Data Management and the Internet of Things for Improved Health System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ishra, Brojo Kishore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222-2">http://services.igi-global.com/resolvedoi/resolve.aspx?doi=10.4018/978-1-5225-5222-2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02" table:style-name="ce9">
            <text:p>202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B101008 保健營養</text:p>
          </table:table-cell>
          <table:table-cell office:value-type="float" office:value="9781522529712" table:style-name="ce25">
            <text:p>9781522529712</text:p>
          </table:table-cell>
          <table:table-cell office:value-type="float" office:value="9781522529705" table:style-name="ce10">
            <text:p>9781522529705</text:p>
          </table:table-cell>
          <table:table-cell office:value-type="string" table:style-name="ce16">
            <text:p>Nutraceuticals and Innovative Food Products for Healthy Living and Preventive Car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Verma, Amit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970-5">http://services.igi-global.com/resolvedoi/resolve.aspx?doi=10.4018/978-1-5225-2970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03" table:style-name="ce9">
            <text:p>203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B101008 保健營養</text:p>
          </table:table-cell>
          <table:table-cell office:value-type="float" office:value="9781522527893" table:style-name="ce25">
            <text:p>9781522527893</text:p>
          </table:table-cell>
          <table:table-cell office:value-type="float" office:value="9781522527886" table:style-name="ce10">
            <text:p>9781522527886</text:p>
          </table:table-cell>
          <table:table-cell office:value-type="string" table:style-name="ce16">
            <text:p>Research-Based Perspectives on the Psychophysiology of Yoga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Telles, Shirley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788-6">http://services.igi-global.com/resolvedoi/resolve.aspx?doi=10.4018/978-1-5225-2788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04" table:style-name="ce9">
            <text:p>204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B101008 保健營養</text:p>
          </table:table-cell>
          <table:table-cell office:value-type="float" office:value="9781522526346" table:style-name="ce25">
            <text:p>9781522526346</text:p>
          </table:table-cell>
          <table:table-cell office:value-type="float" office:value="9781522526339" table:style-name="ce10">
            <text:p>9781522526339</text:p>
          </table:table-cell>
          <table:table-cell office:value-type="string" table:style-name="ce16">
            <text:p>Sustainable Health and Long-Term Care Solutions for an Aging Popula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Fong, Ben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633-9">http://services.igi-global.com/resolvedoi/resolve.aspx?doi=10.4018/978-1-5225-2633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05" table:style-name="ce9">
            <text:p>205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B101008 保健營養</text:p>
          </table:table-cell>
          <table:table-cell office:value-type="float" office:value="9781522518211" table:style-name="ce25">
            <text:p>9781522518211</text:p>
          </table:table-cell>
          <table:table-cell office:value-type="float" office:value="9781522518204" table:style-name="ce10">
            <text:p>9781522518204</text:p>
          </table:table-cell>
          <table:table-cell office:value-type="string" table:style-name="ce16">
            <text:p>Internet of Things and Advanced Application in Healthcar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Reis, Catarina I.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1820-4">http://services.igi-global.com/resolvedoi/resolve.aspx?doi=10.4018/978-1-5225-1820-4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06" table:style-name="ce9">
            <text:p>206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B101010 醫學工程</text:p>
          </table:table-cell>
          <table:table-cell office:value-type="float" office:value="9781522555810" table:style-name="ce25">
            <text:p>9781522555810</text:p>
          </table:table-cell>
          <table:table-cell office:value-type="float" office:value="9781522555803" table:style-name="ce10">
            <text:p>9781522555803</text:p>
          </table:table-cell>
          <table:table-cell office:value-type="string" table:style-name="ce16">
            <text:p>Electrocardiogram Signal Classification and Machine Learning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oein, Sara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580-3">http://services.igi-global.com/resolvedoi/resolve.aspx?doi=10.4018/978-1-5225-5580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07" table:style-name="ce9">
            <text:p>207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B101010 醫學工程</text:p>
          </table:table-cell>
          <table:table-cell office:value-type="float" office:value="9781522547709" table:style-name="ce25">
            <text:p>9781522547709</text:p>
          </table:table-cell>
          <table:table-cell office:value-type="float" office:value="9781522547693" table:style-name="ce10">
            <text:p>9781522547693</text:p>
          </table:table-cell>
          <table:table-cell office:value-type="string" table:style-name="ce16">
            <text:p>Nature-Inspired Intelligent Techniques for Solving Biomedical Engineering Problem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ose, Utku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769-3">http://services.igi-global.com/resolvedoi/resolve.aspx?doi=10.4018/978-1-5225-4769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08" table:style-name="ce9">
            <text:p>208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B101010 醫學工程</text:p>
          </table:table-cell>
          <table:table-cell office:value-type="float" office:value="9781522529590" table:style-name="ce25">
            <text:p>9781522529590</text:p>
          </table:table-cell>
          <table:table-cell office:value-type="float" office:value="9781522529583" table:style-name="ce10">
            <text:p>9781522529583</text:p>
          </table:table-cell>
          <table:table-cell office:value-type="string" table:style-name="ce16">
            <text:p>Novel Applications of Virtual Communities in Healthcare Setting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orr, Christo El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958-3">http://services.igi-global.com/resolvedoi/resolve.aspx?doi=10.4018/978-1-5225-2958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09" table:style-name="ce9">
            <text:p>209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B101010 醫學工程</text:p>
          </table:table-cell>
          <table:table-cell office:value-type="float" office:value="9781522528302" table:style-name="ce25">
            <text:p>9781522528302</text:p>
          </table:table-cell>
          <table:table-cell office:value-type="float" office:value="9781522528296" table:style-name="ce10">
            <text:p>9781522528296</text:p>
          </table:table-cell>
          <table:table-cell office:value-type="string" table:style-name="ce16">
            <text:p>Biomedical Signal and Image Processing in Patient Car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olekar, Maheshkumar H.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829-6">http://services.igi-global.com/resolvedoi/resolve.aspx?doi=10.4018/978-1-5225-2829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10" table:style-name="ce9">
            <text:p>210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B101010 醫學工程</text:p>
          </table:table-cell>
          <table:table-cell office:value-type="float" office:value="9781522528524" table:style-name="ce25">
            <text:p>9781522528524</text:p>
          </table:table-cell>
          <table:table-cell office:value-type="float" office:value="9781522528517" table:style-name="ce10">
            <text:p>9781522528517</text:p>
          </table:table-cell>
          <table:table-cell office:value-type="string" table:style-name="ce16">
            <text:p>Next-Generation Mobile and Pervasive Healthcare Solution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achado, Jose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851-7">http://services.igi-global.com/resolvedoi/resolve.aspx?doi=10.4018/978-1-5225-2851-7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11" table:style-name="ce9">
            <text:p>211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B101010 醫學工程</text:p>
          </table:table-cell>
          <table:table-cell office:value-type="float" office:value="9781522526087" table:style-name="ce25">
            <text:p>9781522526087</text:p>
          </table:table-cell>
          <table:table-cell office:value-type="float" office:value="9781522526070" table:style-name="ce10">
            <text:p>9781522526070</text:p>
          </table:table-cell>
          <table:table-cell office:value-type="string" table:style-name="ce16">
            <text:p>Applying Big Data Analytics in Bioinformatics and Medicin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Lytras, Miltiadis D.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607-0">http://services.igi-global.com/resolvedoi/resolve.aspx?doi=10.4018/978-1-5225-2607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12" table:style-name="ce9">
            <text:p>212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B1020A1 心胸內科</text:p>
          </table:table-cell>
          <table:table-cell office:value-type="float" office:value="9781522520931" table:style-name="ce25">
            <text:p>9781522520931</text:p>
          </table:table-cell>
          <table:table-cell office:value-type="float" office:value="9781522520924" table:style-name="ce10">
            <text:p>9781522520924</text:p>
          </table:table-cell>
          <table:table-cell office:value-type="string" table:style-name="ce16">
            <text:p>Emerging Applications, Perspectives, and Discoveries in Cardiovascular Research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alhotra, Ashim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092-4">http://services.igi-global.com/resolvedoi/resolve.aspx?doi=10.4018/978-1-5225-2092-4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13" table:style-name="ce9">
            <text:p>213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B1020A9 神經內科</text:p>
          </table:table-cell>
          <table:table-cell office:value-type="float" office:value="9781522554790" table:style-name="ce25">
            <text:p>9781522554790</text:p>
          </table:table-cell>
          <table:table-cell office:value-type="float" office:value="9781522554783" table:style-name="ce10">
            <text:p>9781522554783</text:p>
          </table:table-cell>
          <table:table-cell office:value-type="string" table:style-name="ce16">
            <text:p>Applications of Neuroscience: Breakthroughs in Research and Practic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478-3">http://services.igi-global.com/resolvedoi/resolve.aspx?doi=10.4018/978-1-5225-5478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14" table:style-name="ce9">
            <text:p>214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B1020D5 眼科</text:p>
          </table:table-cell>
          <table:table-cell office:value-type="float" office:value="9781522551966" table:style-name="ce25">
            <text:p>9781522551966</text:p>
          </table:table-cell>
          <table:table-cell office:value-type="float" office:value="9781522551959" table:style-name="ce10">
            <text:p>9781522551959</text:p>
          </table:table-cell>
          <table:table-cell office:value-type="string" table:style-name="ce16">
            <text:p>Ophthalmology: Breakthroughs in Research and Practic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195-9">http://services.igi-global.com/resolvedoi/resolve.aspx?doi=10.4018/978-1-5225-5195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15" table:style-name="ce9">
            <text:p>215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B3010E0 食品及農化</text:p>
          </table:table-cell>
          <table:table-cell office:value-type="float" office:value="9781522553649" table:style-name="ce25">
            <text:p>9781522553649</text:p>
          </table:table-cell>
          <table:table-cell office:value-type="float" office:value="9781522553632" table:style-name="ce10">
            <text:p>9781522553632</text:p>
          </table:table-cell>
          <table:table-cell office:value-type="string" table:style-name="ce16">
            <text:p>Microbial Cultures and Enzymes in Dairy Technology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udak,<text:s/><text:span text:style-name="T3">Ş</text:span>ebnem Öztürko<text:span text:style-name="T3">ğ</text:span>lu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363-2">http://services.igi-global.com/resolvedoi/resolve.aspx?doi=10.4018/978-1-5225-5363-2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16" table:style-name="ce9">
            <text:p>216</text:p>
          </table:table-cell>
          <table:table-cell office:value-type="string" table:style-name="ce14">
            <text:p>Medicine</text:p>
          </table:table-cell>
          <table:table-cell office:value-type="string" table:style-name="ce19">
            <text:p>SSS05 醫學教育</text:p>
          </table:table-cell>
          <table:table-cell office:value-type="float" office:value="9781522554912" table:style-name="ce25">
            <text:p>9781522554912</text:p>
          </table:table-cell>
          <table:table-cell office:value-type="float" office:value="9781522554905" table:style-name="ce10">
            <text:p>9781522554905</text:p>
          </table:table-cell>
          <table:table-cell office:value-type="string" table:style-name="ce16">
            <text:p>Nursing Education, Administration, and Informatics: Breakthroughs in Research and Practic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Medical 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490-5">http://services.igi-global.com/resolvedoi/resolve.aspx?doi=10.4018/978-1-5225-5490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17" table:style-name="ce9">
            <text:p>217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1 機械固力</text:p>
          </table:table-cell>
          <table:table-cell office:value-type="float" office:value="9781522550464" table:style-name="ce25">
            <text:p>9781522550464</text:p>
          </table:table-cell>
          <table:table-cell office:value-type="float" office:value="9781522550457" table:style-name="ce10">
            <text:p>9781522550457</text:p>
          </table:table-cell>
          <table:table-cell office:value-type="string" table:style-name="ce16">
            <text:p>Stochastic Methods for Estimation and Problem Solving in Engineer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adry, Seifedine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045-7">http://services.igi-global.com/resolvedoi/resolve.aspx?doi=10.4018/978-1-5225-5045-7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18" table:style-name="ce9">
            <text:p>218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1 機械固力</text:p>
          </table:table-cell>
          <table:table-cell office:value-type="float" office:value="9781522534020" table:style-name="ce25">
            <text:p>9781522534020</text:p>
          </table:table-cell>
          <table:table-cell office:value-type="float" office:value="9781522534013" table:style-name="ce10">
            <text:p>9781522534013</text:p>
          </table:table-cell>
          <table:table-cell office:value-type="string" table:style-name="ce16">
            <text:p>Design and Optimization of Mechanical Engineering Product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umar, K.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401-3">http://services.igi-global.com/resolvedoi/resolve.aspx?doi=10.4018/978-1-5225-3401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19" table:style-name="ce9">
            <text:p>219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1 機械固力</text:p>
          </table:table-cell>
          <table:table-cell office:value-type="float" office:value="9781522552116" table:style-name="ce25">
            <text:p>9781522552116</text:p>
          </table:table-cell>
          <table:table-cell office:value-type="float" office:value="9781522552109" table:style-name="ce10">
            <text:p>9781522552109</text:p>
          </table:table-cell>
          <table:table-cell office:value-type="string" table:style-name="ce16">
            <text:p>Intelligent Transportation and Planning: Breakthroughs in Research and Practice</text:p>
          </table:table-cell>
          <table:table-cell office:value-type="float" office:value="2" table:style-name="ce9">
            <text:p>2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210-9">http://services.igi-global.com/resolvedoi/resolve.aspx?doi=10.4018/978-1-5225-5210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20" table:style-name="ce9">
            <text:p>220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1 機械固力</text:p>
          </table:table-cell>
          <table:table-cell office:value-type="float" office:value="9781522552659" table:style-name="ce25">
            <text:p>9781522552659</text:p>
          </table:table-cell>
          <table:table-cell office:value-type="float" office:value="9781522552642" table:style-name="ce10">
            <text:p>9781522552642</text:p>
          </table:table-cell>
          <table:table-cell office:value-type="string" table:style-name="ce16">
            <text:p>Managerial Approaches Toward Queuing Systems and Simulation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Hernandez-Gonzalez, Salvador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264-2">http://services.igi-global.com/resolvedoi/resolve.aspx?doi=10.4018/978-1-5225-5264-2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21" table:style-name="ce9">
            <text:p>221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1 機械固力</text:p>
          </table:table-cell>
          <table:table-cell office:value-type="float" office:value="9781522529941" table:style-name="ce25">
            <text:p>9781522529941</text:p>
          </table:table-cell>
          <table:table-cell office:value-type="float" office:value="9781522529934" table:style-name="ce10">
            <text:p>9781522529934</text:p>
          </table:table-cell>
          <table:table-cell office:value-type="string" table:style-name="ce16">
            <text:p>Handbook of Research on Biomimetics and Biomedical Robotic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Habib, Maki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993-4">http://services.igi-global.com/resolvedoi/resolve.aspx?doi=10.4018/978-1-5225-2993-4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22" table:style-name="ce9">
            <text:p>222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1 機械固力</text:p>
          </table:table-cell>
          <table:table-cell office:value-type="float" office:value="9781522537236" table:style-name="ce25">
            <text:p>9781522537236</text:p>
          </table:table-cell>
          <table:table-cell office:value-type="float" office:value="9781522537229" table:style-name="ce10">
            <text:p>9781522537229</text:p>
          </table:table-cell>
          <table:table-cell office:value-type="string" table:style-name="ce16">
            <text:p>Advanced Numerical Simulations in Mechanical Engineer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umar, Ashwani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722-9">http://services.igi-global.com/resolvedoi/resolve.aspx?doi=10.4018/978-1-5225-3722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23" table:style-name="ce9">
            <text:p>223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1 機械固力</text:p>
          </table:table-cell>
          <table:table-cell office:value-type="float" office:value="9781522527145" table:style-name="ce25">
            <text:p>9781522527145</text:p>
          </table:table-cell>
          <table:table-cell office:value-type="float" office:value="9781522527138" table:style-name="ce10">
            <text:p>9781522527138</text:p>
          </table:table-cell>
          <table:table-cell office:value-type="string" table:style-name="ce16">
            <text:p>Numerical and Analytical Solutions for Solving Nonlinear Equations in Heat Transfer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Ganji, Davood Domiri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713-8">http://services.igi-global.com/resolvedoi/resolve.aspx?doi=10.4018/978-1-5225-2713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24" table:style-name="ce9">
            <text:p>224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2 化學工程</text:p>
          </table:table-cell>
          <table:table-cell office:value-type="float" office:value="9781522539049" table:style-name="ce25">
            <text:p>9781522539049</text:p>
          </table:table-cell>
          <table:table-cell office:value-type="float" office:value="9781522539032" table:style-name="ce10">
            <text:p>9781522539032</text:p>
          </table:table-cell>
          <table:table-cell office:value-type="string" table:style-name="ce16">
            <text:p>Advanced Solid Catalysts for Renewable Energy Produc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González-Cortés, Sergio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903-2">http://services.igi-global.com/resolvedoi/resolve.aspx?doi=10.4018/978-1-5225-3903-2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25" table:style-name="ce9">
            <text:p>225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2 化學工程</text:p>
          </table:table-cell>
          <table:table-cell office:value-type="float" office:value="9781522541097" table:style-name="ce25">
            <text:p>9781522541097</text:p>
          </table:table-cell>
          <table:table-cell office:value-type="float" office:value="9781522541080" table:style-name="ce10">
            <text:p>9781522541080</text:p>
          </table:table-cell>
          <table:table-cell office:value-type="string" table:style-name="ce16">
            <text:p>Chemical Compound Structures and the Higher Dimension of Molecules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Zhizhin, Gennadiy Vladimirovic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108-0">http://services.igi-global.com/resolvedoi/resolve.aspx?doi=10.4018/978-1-5225-4108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26" table:style-name="ce9">
            <text:p>226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6 材料工程</text:p>
          </table:table-cell>
          <table:table-cell office:value-type="float" office:value="9781522552178" table:style-name="ce25">
            <text:p>9781522552178</text:p>
          </table:table-cell>
          <table:table-cell office:value-type="float" office:value="9781522552161" table:style-name="ce10">
            <text:p>9781522552161</text:p>
          </table:table-cell>
          <table:table-cell office:value-type="string" table:style-name="ce16">
            <text:p>Composites and Advanced Materials for Industrial Application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umar, K.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216-1">http://services.igi-global.com/resolvedoi/resolve.aspx?doi=10.4018/978-1-5225-5216-1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27" table:style-name="ce9">
            <text:p>227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6 材料工程</text:p>
          </table:table-cell>
          <table:table-cell office:value-type="float" office:value="9781522551713" table:style-name="ce25">
            <text:p>9781522551713</text:p>
          </table:table-cell>
          <table:table-cell office:value-type="float" office:value="9781522551706" table:style-name="ce10">
            <text:p>9781522551706</text:p>
          </table:table-cell>
          <table:table-cell office:value-type="string" table:style-name="ce16">
            <text:p>Emerging Synthesis Techniques for Luminescent Material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Tiwari, Ratnesh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170-6">http://services.igi-global.com/resolvedoi/resolve.aspx?doi=10.4018/978-1-5225-5170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28" table:style-name="ce9">
            <text:p>228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6 材料工程</text:p>
          </table:table-cell>
          <table:table-cell office:value-type="float" office:value="9781522541813" table:style-name="ce25">
            <text:p>9781522541813</text:p>
          </table:table-cell>
          <table:table-cell office:value-type="float" office:value="9781522541806" table:style-name="ce10">
            <text:p>9781522541806</text:p>
          </table:table-cell>
          <table:table-cell office:value-type="string" table:style-name="ce16">
            <text:p>Modeling and Simulations for Metamaterials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Armghan, Ammar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180-6">http://services.igi-global.com/resolvedoi/resolve.aspx?doi=10.4018/978-1-5225-4180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29" table:style-name="ce9">
            <text:p>229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6 材料工程</text:p>
          </table:table-cell>
          <table:table-cell office:value-type="float" office:value="9781522541950" table:style-name="ce25">
            <text:p>9781522541950</text:p>
          </table:table-cell>
          <table:table-cell office:value-type="float" office:value="9781522541943" table:style-name="ce10">
            <text:p>9781522541943</text:p>
          </table:table-cell>
          <table:table-cell office:value-type="string" table:style-name="ce16">
            <text:p>Production, Properties, and Applications of High Temperature Coating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Pakseresht, Amir Hossein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194-3">http://services.igi-global.com/resolvedoi/resolve.aspx?doi=10.4018/978-1-5225-4194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30" table:style-name="ce9">
            <text:p>230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6 材料工程</text:p>
          </table:table-cell>
          <table:table-cell office:value-type="float" office:value="9781522529040" table:style-name="ce25">
            <text:p>9781522529040</text:p>
          </table:table-cell>
          <table:table-cell office:value-type="float" office:value="9781522529033" table:style-name="ce10">
            <text:p>9781522529033</text:p>
          </table:table-cell>
          <table:table-cell office:value-type="string" table:style-name="ce16">
            <text:p>Energetic Materials Research, Applications, and New Technolog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Goncalves, Rene Francisco Bosc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903-3">http://services.igi-global.com/resolvedoi/resolve.aspx?doi=10.4018/978-1-5225-2903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31" table:style-name="ce9">
            <text:p>231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6 材料工程</text:p>
          </table:table-cell>
          <table:table-cell office:value-type="float" office:value="9781522530244" table:style-name="ce25">
            <text:p>9781522530244</text:p>
          </table:table-cell>
          <table:table-cell office:value-type="float" office:value="9781522530237" table:style-name="ce10">
            <text:p>9781522530237</text:p>
          </table:table-cell>
          <table:table-cell office:value-type="string" table:style-name="ce16">
            <text:p>Emergent Research on Polymeric and Composite Material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omashekar, R.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023-7">http://services.igi-global.com/resolvedoi/resolve.aspx?doi=10.4018/978-1-5225-3023-7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32" table:style-name="ce9">
            <text:p>232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6 材料工程</text:p>
          </table:table-cell>
          <table:table-cell office:value-type="float" office:value="9781522540694" table:style-name="ce25">
            <text:p>9781522540694</text:p>
          </table:table-cell>
          <table:table-cell office:value-type="float" office:value="9781522522898" table:style-name="ce10">
            <text:p>9781522522898</text:p>
          </table:table-cell>
          <table:table-cell office:value-type="string" table:style-name="ce16">
            <text:p>3D Printing and Its Impact on the Production of Fully Functional Components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ocovic, Petar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289-8">http://services.igi-global.com/resolvedoi/resolve.aspx?doi=10.4018/978-1-5225-2289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33" table:style-name="ce9">
            <text:p>233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50402" table:style-name="ce25">
            <text:p>9781522550402</text:p>
          </table:table-cell>
          <table:table-cell office:value-type="float" office:value="9781522550396" table:style-name="ce10">
            <text:p>9781522550396</text:p>
          </table:table-cell>
          <table:table-cell office:value-type="string" table:style-name="ce16">
            <text:p>Emerging Trends in Open Source Geographic Information System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rivastava, Naveenchandra N.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039-6">http://services.igi-global.com/resolvedoi/resolve.aspx?doi=10.4018/978-1-5225-5039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34" table:style-name="ce9">
            <text:p>234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56442" table:style-name="ce25">
            <text:p>9781522556442</text:p>
          </table:table-cell>
          <table:table-cell office:value-type="float" office:value="9781522556435" table:style-name="ce10">
            <text:p>9781522556435</text:p>
          </table:table-cell>
          <table:table-cell office:value-type="string" table:style-name="ce16">
            <text:p>Intelligent Systems: Concepts, Methodologies, Tools, and Applications</text:p>
          </table:table-cell>
          <table:table-cell office:value-type="float" office:value="4" table:style-name="ce9">
            <text:p>4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643-5">http://services.igi-global.com/resolvedoi/resolve.aspx?doi=10.4018/978-1-5225-5643-5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35" table:style-name="ce9">
            <text:p>235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54196" table:style-name="ce25">
            <text:p>9781522554196</text:p>
          </table:table-cell>
          <table:table-cell office:value-type="float" office:value="9781522554189" table:style-name="ce10">
            <text:p>9781522554189</text:p>
          </table:table-cell>
          <table:table-cell office:value-type="string" table:style-name="ce16">
            <text:p>Advanced Synchronization Control and Bifurcation of Chaotic Fractional-Order System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oulkroune, Abdesselem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418-9">http://services.igi-global.com/resolvedoi/resolve.aspx?doi=10.4018/978-1-5225-5418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36" table:style-name="ce9">
            <text:p>236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47617" table:style-name="ce25">
            <text:p>9781522547617</text:p>
          </table:table-cell>
          <table:table-cell office:value-type="float" office:value="9781522547600" table:style-name="ce10">
            <text:p>9781522547600</text:p>
          </table:table-cell>
          <table:table-cell office:value-type="string" table:style-name="ce16">
            <text:p>Analysis and Applications of Lattice-Boltzmann Simulation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Valero-Lara, Pedro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760-0">http://services.igi-global.com/resolvedoi/resolve.aspx?doi=10.4018/978-1-5225-4760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37" table:style-name="ce9">
            <text:p>237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39827" table:style-name="ce25">
            <text:p>9781522539827</text:p>
          </table:table-cell>
          <table:table-cell office:value-type="float" office:value="9781522539810" table:style-name="ce10">
            <text:p>9781522539810</text:p>
          </table:table-cell>
          <table:table-cell office:value-type="string" table:style-name="ce16">
            <text:p>Vehicular Cloud Computing for Traffic Management and System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Grover, Jyoti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981-0">http://services.igi-global.com/resolvedoi/resolve.aspx?doi=10.4018/978-1-5225-3981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38" table:style-name="ce9">
            <text:p>238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55117" table:style-name="ce25">
            <text:p>9781522555117</text:p>
          </table:table-cell>
          <table:table-cell office:value-type="float" office:value="9781522555100" table:style-name="ce10">
            <text:p>9781522555100</text:p>
          </table:table-cell>
          <table:table-cell office:value-type="string" table:style-name="ce16">
            <text:p>Cyber-Physical Systems for Next Generation Network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Rodrigues, Joel J. P. C.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510-0">http://services.igi-global.com/resolvedoi/resolve.aspx?doi=10.4018/978-1-5225-5510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39" table:style-name="ce9">
            <text:p>239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57371" table:style-name="ce25">
            <text:p>9781522557371</text:p>
          </table:table-cell>
          <table:table-cell office:value-type="float" office:value="9781522557364" table:style-name="ce10">
            <text:p>9781522557364</text:p>
          </table:table-cell>
          <table:table-cell office:value-type="string" table:style-name="ce16">
            <text:p>Security and Privacy in Smart Sensor Network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aleh, Yassine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736-4">http://services.igi-global.com/resolvedoi/resolve.aspx?doi=10.4018/978-1-5225-5736-4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40" table:style-name="ce9">
            <text:p>240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59733" table:style-name="ce25">
            <text:p>9781522559733</text:p>
          </table:table-cell>
          <table:table-cell office:value-type="float" office:value="9781522559726" table:style-name="ce10">
            <text:p>9781522559726</text:p>
          </table:table-cell>
          <table:table-cell office:value-type="string" table:style-name="ce16">
            <text:p>Handbook of Research on Cloud and Fog Computing Infrastructures for Data Scienc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Raj, Pethuru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972-6">http://services.igi-global.com/resolvedoi/resolve.aspx?doi=10.4018/978-1-5225-5972-6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41" table:style-name="ce9">
            <text:p>241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59702" table:style-name="ce25">
            <text:p>9781522559702</text:p>
          </table:table-cell>
          <table:table-cell office:value-type="float" office:value="9781522559696" table:style-name="ce10">
            <text:p>9781522559696</text:p>
          </table:table-cell>
          <table:table-cell office:value-type="string" table:style-name="ce16">
            <text:p>Innovative Methods, User-Friendly Tools, Coding, and Design Approaches in People-Oriented Programm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Goschnick, Steve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969-6">http://services.igi-global.com/resolvedoi/resolve.aspx?doi=10.4018/978-1-5225-5969-6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42" table:style-name="ce9">
            <text:p>242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38714" table:style-name="ce25">
            <text:p>9781522538714</text:p>
          </table:table-cell>
          <table:table-cell office:value-type="float" office:value="9781522538707" table:style-name="ce10">
            <text:p>9781522538707</text:p>
          </table:table-cell>
          <table:table-cell office:value-type="string" table:style-name="ce16">
            <text:p>Handbook of Research on Pattern Engineering System Development for Big Data Analytic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Tiwari, Vivek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870-7">http://services.igi-global.com/resolvedoi/resolve.aspx?doi=10.4018/978-1-5225-3870-7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43" table:style-name="ce9">
            <text:p>243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53854" table:style-name="ce25">
            <text:p>9781522553854</text:p>
          </table:table-cell>
          <table:table-cell office:value-type="float" office:value="9781522553847" table:style-name="ce10">
            <text:p>9781522553847</text:p>
          </table:table-cell>
          <table:table-cell office:value-type="string" table:style-name="ce16">
            <text:p>Handbook of Research on Contemporary Perspectives on Web-Based System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Elçi, Atilla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384-7">http://services.igi-global.com/resolvedoi/resolve.aspx?doi=10.4018/978-1-5225-5384-7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44" table:style-name="ce9">
            <text:p>244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56299" table:style-name="ce25">
            <text:p>9781522556299</text:p>
          </table:table-cell>
          <table:table-cell office:value-type="float" office:value="9781522556282" table:style-name="ce10">
            <text:p>9781522556282</text:p>
          </table:table-cell>
          <table:table-cell office:value-type="string" table:style-name="ce16">
            <text:p>Advancements in Computer Vision and Image Process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Garcia-Rodriguez, Jose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628-2">http://services.igi-global.com/resolvedoi/resolve.aspx?doi=10.4018/978-1-5225-5628-2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45" table:style-name="ce9">
            <text:p>245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55841" table:style-name="ce25">
            <text:p>9781522555841</text:p>
          </table:table-cell>
          <table:table-cell office:value-type="float" office:value="9781522555834" table:style-name="ce10">
            <text:p>9781522555834</text:p>
          </table:table-cell>
          <table:table-cell office:value-type="string" table:style-name="ce16">
            <text:p>Security and Privacy Management, Techniques, and Protocol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aleh, Yassine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583-4">http://services.igi-global.com/resolvedoi/resolve.aspx?doi=10.4018/978-1-5225-5583-4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46" table:style-name="ce9">
            <text:p>246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52208" table:style-name="ce25">
            <text:p>9781522552208</text:p>
          </table:table-cell>
          <table:table-cell office:value-type="float" office:value="9781522552192" table:style-name="ce10">
            <text:p>9781522552192</text:p>
          </table:table-cell>
          <table:table-cell office:value-type="string" table:style-name="ce16">
            <text:p>Quantum-Inspired Intelligent Systems for Multimedia Data Analysi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hattacharyya, Siddhartha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219-2">http://services.igi-global.com/resolvedoi/resolve.aspx?doi=10.4018/978-1-5225-5219-2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47" table:style-name="ce9">
            <text:p>247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50211" table:style-name="ce25">
            <text:p>9781522550211</text:p>
          </table:table-cell>
          <table:table-cell office:value-type="float" office:value="9781522550204" table:style-name="ce10">
            <text:p>9781522550204</text:p>
          </table:table-cell>
          <table:table-cell office:value-type="string" table:style-name="ce16">
            <text:p>Incorporating Nature-Inspired Paradigms in Computational Application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hosrow-Pour, Mehdi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020-4">http://services.igi-global.com/resolvedoi/resolve.aspx?doi=10.4018/978-1-5225-5020-4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48" table:style-name="ce9">
            <text:p>248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36444" table:style-name="ce25">
            <text:p>9781522536444</text:p>
          </table:table-cell>
          <table:table-cell office:value-type="float" office:value="9781522536437" table:style-name="ce10">
            <text:p>9781522536437</text:p>
          </table:table-cell>
          <table:table-cell office:value-type="string" table:style-name="ce16">
            <text:p>Big Data Analytics for Satellite Image Processing and Remote Sens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warnalatha, P.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643-7">http://services.igi-global.com/resolvedoi/resolve.aspx?doi=10.4018/978-1-5225-3643-7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49" table:style-name="ce9">
            <text:p>249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51355" table:style-name="ce25">
            <text:p>9781522551355</text:p>
          </table:table-cell>
          <table:table-cell office:value-type="float" office:value="9781522551348" table:style-name="ce10">
            <text:p>9781522551348</text:p>
          </table:table-cell>
          <table:table-cell office:value-type="string" table:style-name="ce16">
            <text:p>Critical Developments and Applications of Swarm Intelligenc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hi, Yuhui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134-8">http://services.igi-global.com/resolvedoi/resolve.aspx?doi=10.4018/978-1-5225-5134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50" table:style-name="ce9">
            <text:p>250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36413" table:style-name="ce25">
            <text:p>9781522536413</text:p>
          </table:table-cell>
          <table:table-cell office:value-type="float" office:value="9781522536406" table:style-name="ce10">
            <text:p>9781522536406</text:p>
          </table:table-cell>
          <table:table-cell office:value-type="string" table:style-name="ce16">
            <text:p>Innovations in Software-Defined Networking and Network Functions Virtualiza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Dumka, Ankur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640-6">http://services.igi-global.com/resolvedoi/resolve.aspx?doi=10.4018/978-1-5225-3640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51" table:style-name="ce9">
            <text:p>251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35324" table:style-name="ce25">
            <text:p>9781522535324</text:p>
          </table:table-cell>
          <table:table-cell office:value-type="float" office:value="9781522535317" table:style-name="ce10">
            <text:p>9781522535317</text:p>
          </table:table-cell>
          <table:table-cell office:value-type="string" table:style-name="ce16">
            <text:p>Soft-Computing-Based Nonlinear Control Systems Desig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ingh, Uday Pratap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531-7">http://services.igi-global.com/resolvedoi/resolve.aspx?doi=10.4018/978-1-5225-3531-7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52" table:style-name="ce9">
            <text:p>252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40786" table:style-name="ce25">
            <text:p>9781522540786</text:p>
          </table:table-cell>
          <table:table-cell office:value-type="float" office:value="9781522540779" table:style-name="ce10">
            <text:p>9781522540779</text:p>
          </table:table-cell>
          <table:table-cell office:value-type="string" table:style-name="ce16">
            <text:p>Advances in System Dynamics and Control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Azar, Ahmad Taher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077-9">http://services.igi-global.com/resolvedoi/resolve.aspx?doi=10.4018/978-1-5225-4077-9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53" table:style-name="ce9">
            <text:p>253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50433" table:style-name="ce25">
            <text:p>9781522550433</text:p>
          </table:table-cell>
          <table:table-cell office:value-type="float" office:value="9781522550426" table:style-name="ce10">
            <text:p>9781522550426</text:p>
          </table:table-cell>
          <table:table-cell office:value-type="string" table:style-name="ce16">
            <text:p>Innovations, Developments, and Applications of Semantic Web and Information System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Lytras, Miltiadis D.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042-6">http://services.igi-global.com/resolvedoi/resolve.aspx?doi=10.4018/978-1-5225-5042-6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54" table:style-name="ce9">
            <text:p>254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51591" table:style-name="ce25">
            <text:p>9781522551591</text:p>
          </table:table-cell>
          <table:table-cell office:value-type="float" office:value="9781522551584" table:style-name="ce10">
            <text:p>9781522551584</text:p>
          </table:table-cell>
          <table:table-cell office:value-type="string" table:style-name="ce16">
            <text:p>Security, Privacy, and Anonymization in Social Networks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Tripathy, B. K.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158-4">http://services.igi-global.com/resolvedoi/resolve.aspx?doi=10.4018/978-1-5225-5158-4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55" table:style-name="ce9">
            <text:p>255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32453" table:style-name="ce25">
            <text:p>9781522532453</text:p>
          </table:table-cell>
          <table:table-cell office:value-type="float" office:value="9781522532446" table:style-name="ce10">
            <text:p>9781522532446</text:p>
          </table:table-cell>
          <table:table-cell office:value-type="string" table:style-name="ce16">
            <text:p>Fuzzy Logic Dynamics and Machine Prediction for Failure Analysi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ushiri, Tawanda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244-6">http://services.igi-global.com/resolvedoi/resolve.aspx?doi=10.4018/978-1-5225-3244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56" table:style-name="ce9">
            <text:p>256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31432" table:style-name="ce25">
            <text:p>9781522531432</text:p>
          </table:table-cell>
          <table:table-cell office:value-type="float" office:value="9781522531425" table:style-name="ce10">
            <text:p>9781522531425</text:p>
          </table:table-cell>
          <table:table-cell office:value-type="string" table:style-name="ce16">
            <text:p>Handbook of Research on Big Data Storage and Visualization Techniques</text:p>
          </table:table-cell>
          <table:table-cell office:value-type="float" office:value="2" table:style-name="ce9">
            <text:p>2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egall, Richard S.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142-5">http://services.igi-global.com/resolvedoi/resolve.aspx?doi=10.4018/978-1-5225-3142-5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57" table:style-name="ce9">
            <text:p>257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38004" table:style-name="ce25">
            <text:p>9781522538004</text:p>
          </table:table-cell>
          <table:table-cell office:value-type="float" office:value="9781522537991" table:style-name="ce10">
            <text:p>9781522537991</text:p>
          </table:table-cell>
          <table:table-cell office:value-type="string" table:style-name="ce16">
            <text:p>Creativity in Load-Balance Schemes for Multi/Many-Core Heterogeneous Graph Computing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Garcia-Robledo, Alberto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799-1">http://services.igi-global.com/resolvedoi/resolve.aspx?doi=10.4018/978-1-5225-3799-1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58" table:style-name="ce9">
            <text:p>258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30305" table:style-name="ce25">
            <text:p>9781522530305</text:p>
          </table:table-cell>
          <table:table-cell office:value-type="float" office:value="9781522530299" table:style-name="ce10">
            <text:p>9781522530299</text:p>
          </table:table-cell>
          <table:table-cell office:value-type="string" table:style-name="ce16">
            <text:p>Critical Research on Scalability and Security ISSUES in Virtual Cloud Environment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Aljawarneh, Shadi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029-9">http://services.igi-global.com/resolvedoi/resolve.aspx?doi=10.4018/978-1-5225-3029-9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59" table:style-name="ce9">
            <text:p>259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30053" table:style-name="ce25">
            <text:p>9781522530053</text:p>
          </table:table-cell>
          <table:table-cell office:value-type="float" office:value="9781522530046" table:style-name="ce10">
            <text:p>9781522530046</text:p>
          </table:table-cell>
          <table:table-cell office:value-type="string" table:style-name="ce16">
            <text:p>Handbook of Research on Biomimicry in Information Retrieval and Knowledge Management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Hamou, Reda Mohamed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004-6">http://services.igi-global.com/resolvedoi/resolve.aspx?doi=10.4018/978-1-5225-3004-6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60" table:style-name="ce9">
            <text:p>260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37083" table:style-name="ce25">
            <text:p>9781522537083</text:p>
          </table:table-cell>
          <table:table-cell office:value-type="float" office:value="9781522537076" table:style-name="ce10">
            <text:p>9781522537076</text:p>
          </table:table-cell>
          <table:table-cell office:value-type="string" table:style-name="ce16">
            <text:p>Free and Open Source Software in Modern Data Science and Business Intelligence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rinivasa, K.G.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707-6">http://services.igi-global.com/resolvedoi/resolve.aspx?doi=10.4018/978-1-5225-3707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61" table:style-name="ce9">
            <text:p>261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33863" table:style-name="ce25">
            <text:p>9781522533863</text:p>
          </table:table-cell>
          <table:table-cell office:value-type="float" office:value="9781522533856" table:style-name="ce10">
            <text:p>9781522533856</text:p>
          </table:table-cell>
          <table:table-cell office:value-type="string" table:style-name="ce16">
            <text:p>Bridging Relational and NoSQL Databas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Gaspar, Drazena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385-6">http://services.igi-global.com/resolvedoi/resolve.aspx?doi=10.4018/978-1-5225-3385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62" table:style-name="ce9">
            <text:p>262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41523" table:style-name="ce25">
            <text:p>9781522541523</text:p>
          </table:table-cell>
          <table:table-cell office:value-type="float" office:value="9781522541516" table:style-name="ce10">
            <text:p>9781522541516</text:p>
          </table:table-cell>
          <table:table-cell office:value-type="string" table:style-name="ce16">
            <text:p>Advancements in Applied Metaheuristic Comput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Dey, Nilanjan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151-6">http://services.igi-global.com/resolvedoi/resolve.aspx?doi=10.4018/978-1-5225-4151-6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63" table:style-name="ce9">
            <text:p>263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27749" table:style-name="ce25">
            <text:p>9781522527749</text:p>
          </table:table-cell>
          <table:table-cell office:value-type="float" office:value="9781522527732" table:style-name="ce10">
            <text:p>9781522527732</text:p>
          </table:table-cell>
          <table:table-cell office:value-type="string" table:style-name="ce16">
            <text:p>Formation Methods, Models, and Hardware Implementation of Pseudorandom NUMBER Generators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ilan, Stepan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773-2">http://services.igi-global.com/resolvedoi/resolve.aspx?doi=10.4018/978-1-5225-2773-2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64" table:style-name="ce9">
            <text:p>264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24328" table:style-name="ce25">
            <text:p>9781522524328</text:p>
          </table:table-cell>
          <table:table-cell office:value-type="float" office:value="9781522524311" table:style-name="ce10">
            <text:p>9781522524311</text:p>
          </table:table-cell>
          <table:table-cell office:value-type="string" table:style-name="ce16">
            <text:p>Aligning Perceptual and Conceptual Information for Cognitive Contextual System Development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uvich, Gary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431-1">http://services.igi-global.com/resolvedoi/resolve.aspx?doi=10.4018/978-1-5225-2431-1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65" table:style-name="ce9">
            <text:p>265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29743" table:style-name="ce25">
            <text:p>9781522529743</text:p>
          </table:table-cell>
          <table:table-cell office:value-type="float" office:value="9781522529736" table:style-name="ce10">
            <text:p>9781522529736</text:p>
          </table:table-cell>
          <table:table-cell office:value-type="string" table:style-name="ce16">
            <text:p>Androids, Cyborgs, and Robots in Contemporary Culture and Society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Thompson, Steven John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973-6">http://services.igi-global.com/resolvedoi/resolve.aspx?doi=10.4018/978-1-5225-2973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66" table:style-name="ce9">
            <text:p>266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31302" table:style-name="ce25">
            <text:p>9781522531302</text:p>
          </table:table-cell>
          <table:table-cell office:value-type="float" office:value="9781522531296" table:style-name="ce10">
            <text:p>9781522531296</text:p>
          </table:table-cell>
          <table:table-cell office:value-type="string" table:style-name="ce16">
            <text:p>Applied Computational Intelligence and Soft Computing in Engineer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halid, Saifullah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http://services.igi-global.com/resolvedoi/resolve.aspx?doi=10.4018/978-1-5225-3129-6</text:p>
          </table:table-cell>
          <table:table-cell table:number-columns-repeated="16371" table:style-name="ce1"/>
        </table:table-row>
        <table:table-row table:style-name="ro2">
          <table:table-cell office:value-type="float" office:value="267" table:style-name="ce9">
            <text:p>267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31869" table:style-name="ce25">
            <text:p>9781522531869</text:p>
          </table:table-cell>
          <table:table-cell office:value-type="float" office:value="9781522531852" table:style-name="ce10">
            <text:p>9781522531852</text:p>
          </table:table-cell>
          <table:table-cell office:value-type="string" table:style-name="ce16">
            <text:p>Enhancing Software Fault Prediction With Machine Learning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Rashid, Ekbal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185-2">http://services.igi-global.com/resolvedoi/resolve.aspx?doi=10.4018/978-1-5225-3185-2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68" table:style-name="ce9">
            <text:p>268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36871" table:style-name="ce25">
            <text:p>9781522536871</text:p>
          </table:table-cell>
          <table:table-cell office:value-type="float" office:value="9781522536864" table:style-name="ce10">
            <text:p>9781522536864</text:p>
          </table:table-cell>
          <table:table-cell office:value-type="string" table:style-name="ce16">
            <text:p>Developments and Trends in Intelligent Technologies and Smart System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ugumaran, Vijayan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686-4">http://services.igi-global.com/resolvedoi/resolve.aspx?doi=10.4018/978-1-5225-3686-4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69" table:style-name="ce9">
            <text:p>269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34181" table:style-name="ce25">
            <text:p>9781522534181</text:p>
          </table:table-cell>
          <table:table-cell office:value-type="float" office:value="9781522534174" table:style-name="ce10">
            <text:p>9781522534174</text:p>
          </table:table-cell>
          <table:table-cell office:value-type="string" table:style-name="ce16">
            <text:p>Information and Technology Literacy: Concepts, Methodologies, Tools, and Applications</text:p>
          </table:table-cell>
          <table:table-cell office:value-type="float" office:value="4" table:style-name="ce9">
            <text:p>4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417-4">http://services.igi-global.com/resolvedoi/resolve.aspx?doi=10.4018/978-1-5225-3417-4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70" table:style-name="ce9">
            <text:p>270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29163" table:style-name="ce25">
            <text:p>9781522529163</text:p>
          </table:table-cell>
          <table:table-cell office:value-type="float" office:value="9781522529156" table:style-name="ce10">
            <text:p>9781522529156</text:p>
          </table:table-cell>
          <table:table-cell office:value-type="string" table:style-name="ce16">
            <text:p>Algorithmic Strategies for Solving Complex Problems in Cryptography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alasubramanian, Kannan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915-6">http://services.igi-global.com/resolvedoi/resolve.aspx?doi=10.4018/978-1-5225-2915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71" table:style-name="ce9">
            <text:p>271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27862" table:style-name="ce25">
            <text:p>9781522527862</text:p>
          </table:table-cell>
          <table:table-cell office:value-type="float" office:value="9781522527855" table:style-name="ce10">
            <text:p>9781522527855</text:p>
          </table:table-cell>
          <table:table-cell office:value-type="string" table:style-name="ce16">
            <text:p>Design and Use of Virtualization Technology in Cloud Comput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Das, Prashanta Kumar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785-5">http://services.igi-global.com/resolvedoi/resolve.aspx?doi=10.4018/978-1-5225-2785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72" table:style-name="ce9">
            <text:p>272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29484" table:style-name="ce25">
            <text:p>9781522529484</text:p>
          </table:table-cell>
          <table:table-cell office:value-type="float" office:value="9781522529477" table:style-name="ce10">
            <text:p>9781522529477</text:p>
          </table:table-cell>
          <table:table-cell office:value-type="string" table:style-name="ce16">
            <text:p>Exploring the Convergence of Big Data and the Internet of Thing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Prasad, A.V. Krishna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947-7">http://services.igi-global.com/resolvedoi/resolve.aspx?doi=10.4018/978-1-5225-2947-7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73" table:style-name="ce9">
            <text:p>273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34235" table:style-name="ce25">
            <text:p>9781522534235</text:p>
          </table:table-cell>
          <table:table-cell office:value-type="float" office:value="9781522534228" table:style-name="ce10">
            <text:p>9781522534228</text:p>
          </table:table-cell>
          <table:table-cell office:value-type="string" table:style-name="ce16">
            <text:p>Application Development and Design: Concepts, Methodologies, Tools, and Applications</text:p>
          </table:table-cell>
          <table:table-cell office:value-type="float" office:value="3" table:style-name="ce9">
            <text:p>3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422-8">http://services.igi-global.com/resolvedoi/resolve.aspx?doi=10.4018/978-1-5225-3422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74" table:style-name="ce9">
            <text:p>274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31647" table:style-name="ce25">
            <text:p>9781522531647</text:p>
          </table:table-cell>
          <table:table-cell office:value-type="float" office:value="9781522531630" table:style-name="ce10">
            <text:p>9781522531630</text:p>
          </table:table-cell>
          <table:table-cell office:value-type="string" table:style-name="ce16">
            <text:p>The Dark Web: Breakthroughs in Research and Practic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163-0">http://services.igi-global.com/resolvedoi/resolve.aspx?doi=10.4018/978-1-5225-3163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75" table:style-name="ce9">
            <text:p>275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25905" table:style-name="ce25">
            <text:p>9781522525905</text:p>
          </table:table-cell>
          <table:table-cell office:value-type="float" office:value="9781522525899" table:style-name="ce10">
            <text:p>9781522525899</text:p>
          </table:table-cell>
          <table:table-cell office:value-type="string" table:style-name="ce16">
            <text:p>Smart Technologies: Breakthroughs in Research and Practice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589-9">http://services.igi-global.com/resolvedoi/resolve.aspx?doi=10.4018/978-1-5225-2589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76" table:style-name="ce9">
            <text:p>276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39643" table:style-name="ce25">
            <text:p>9781522539643</text:p>
          </table:table-cell>
          <table:table-cell office:value-type="float" office:value="9781522523857" table:style-name="ce10">
            <text:p>9781522523857</text:p>
          </table:table-cell>
          <table:table-cell office:value-type="string" table:style-name="ce16">
            <text:p>Large-Scale Fuzzy Interconnected Control Systems Design and Analysi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Zhong, Zhixiong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385-7">http://services.igi-global.com/resolvedoi/resolve.aspx?doi=10.4018/978-1-5225-2385-7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77" table:style-name="ce9">
            <text:p>277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24878" table:style-name="ce25">
            <text:p>9781522524878</text:p>
          </table:table-cell>
          <table:table-cell office:value-type="float" office:value="9781522524861" table:style-name="ce10">
            <text:p>9781522524861</text:p>
          </table:table-cell>
          <table:table-cell office:value-type="string" table:style-name="ce16">
            <text:p>Privacy and Security Policies in Big Data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Tamane, Sharvari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486-1">http://services.igi-global.com/resolvedoi/resolve.aspx?doi=10.4018/978-1-5225-2486-1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78" table:style-name="ce9">
            <text:p>278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38844" table:style-name="ce25">
            <text:p>9781522538844</text:p>
          </table:table-cell>
          <table:table-cell office:value-type="float" office:value="9781522525455" table:style-name="ce10">
            <text:p>9781522525455</text:p>
          </table:table-cell>
          <table:table-cell office:value-type="string" table:style-name="ce16">
            <text:p>Ubiquitous Machine Learning and Its Application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umar, Pradeep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545-5">http://services.igi-global.com/resolvedoi/resolve.aspx?doi=10.4018/978-1-5225-2545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79" table:style-name="ce9">
            <text:p>279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38370" table:style-name="ce25">
            <text:p>9781522538370</text:p>
          </table:table-cell>
          <table:table-cell office:value-type="float" office:value="9781522522966" table:style-name="ce10">
            <text:p>9781522522966</text:p>
          </table:table-cell>
          <table:table-cell office:value-type="string" table:style-name="ce16">
            <text:p>Security Breaches and Threat Prevention in the Internet of Thing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Jeyanthi, N.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296-6">http://services.igi-global.com/resolvedoi/resolve.aspx?doi=10.4018/978-1-5225-2296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80" table:style-name="ce9">
            <text:p>280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466699175" table:style-name="ce25">
            <text:p>9781466699175</text:p>
          </table:table-cell>
          <table:table-cell office:value-type="float" office:value="9781466699168" table:style-name="ce10">
            <text:p>9781466699168</text:p>
          </table:table-cell>
          <table:table-cell office:value-type="string" table:style-name="ce16">
            <text:p>Modern Software Engineering Methodologies for Mobile and Cloud Environment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Cruz, António Miguel Rosado da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6" table:style-name="ce9">
            <text:p>2016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4666-9916-8">http://services.igi-global.com/resolvedoi/resolve.aspx?doi=10.4018/978-1-4666-9916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81" table:style-name="ce9">
            <text:p>281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466666405" table:style-name="ce25">
            <text:p>9781466666405</text:p>
          </table:table-cell>
          <table:table-cell office:value-type="float" office:value="9781466666399" table:style-name="ce10">
            <text:p>9781466666399</text:p>
          </table:table-cell>
          <table:table-cell office:value-type="string" table:style-name="ce16">
            <text:p>Recent Advances in Intelligent Technologies and Information System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ugumaran, Vijayan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5" table:style-name="ce9">
            <text:p>2015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4666-6639-9">http://services.igi-global.com/resolvedoi/resolve.aspx?doi=10.4018/978-1-4666-6639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82" table:style-name="ce9">
            <text:p>282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466640399" table:style-name="ce25">
            <text:p>9781466640399</text:p>
          </table:table-cell>
          <table:table-cell office:value-type="float" office:value="9781466640382" table:style-name="ce10">
            <text:p>9781466640382</text:p>
          </table:table-cell>
          <table:table-cell office:value-type="string" table:style-name="ce16">
            <text:p>Intelligent Technologies and Techniques for Pervasive Comput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olomvatsos, Kostas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3" table:style-name="ce9">
            <text:p>2013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4666-4038-2">http://services.igi-global.com/resolvedoi/resolve.aspx?doi=10.4018/978-1-4666-4038-2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83" table:style-name="ce9">
            <text:p>283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466621466" table:style-name="ce25">
            <text:p>9781466621466</text:p>
          </table:table-cell>
          <table:table-cell office:value-type="float" office:value="9781466621459" table:style-name="ce10">
            <text:p>9781466621459</text:p>
          </table:table-cell>
          <table:table-cell office:value-type="string" table:style-name="ce16">
            <text:p>Trends in Developing Metaheuristics, Algorithms, and Optimization Approach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Yin, Peng-Yeng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3" table:style-name="ce9">
            <text:p>2013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4666-2145-9">http://services.igi-global.com/resolvedoi/resolve.aspx?doi=10.4018/978-1-4666-2145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84" table:style-name="ce9">
            <text:p>284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8 資訊</text:p>
          </table:table-cell>
          <table:table-cell office:value-type="float" office:value="9781522509844" table:style-name="ce25">
            <text:p>9781522509844</text:p>
          </table:table-cell>
          <table:table-cell office:value-type="float" office:value="9781522509837" table:style-name="ce10">
            <text:p>9781522509837</text:p>
          </table:table-cell>
          <table:table-cell office:value-type="string" table:style-name="ce16">
            <text:p>Biometrics: Concepts, Methodologies, Tools, and Applications</text:p>
          </table:table-cell>
          <table:table-cell office:value-type="float" office:value="3" table:style-name="ce9">
            <text:p>3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nformation Resources Manageme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7" table:style-name="ce9">
            <text:p>2017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0983-7">http://services.igi-global.com/resolvedoi/resolve.aspx?doi=10.4018/978-1-5225-0983-7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85" table:style-name="ce9">
            <text:p>285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9 土木、水利、工程</text:p>
          </table:table-cell>
          <table:table-cell office:value-type="float" office:value="9781522541875" table:style-name="ce25">
            <text:p>9781522541875</text:p>
          </table:table-cell>
          <table:table-cell office:value-type="float" office:value="9781522541868" table:style-name="ce10">
            <text:p>9781522541868</text:p>
          </table:table-cell>
          <table:table-cell office:value-type="string" table:style-name="ce16">
            <text:p>Handbook of Research on Methods and Tools for Assessing Cultural Landscape Adapta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Rosa, Isabel de Sousa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186-8">http://services.igi-global.com/resolvedoi/resolve.aspx?doi=10.4018/978-1-5225-4186-8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86" table:style-name="ce9">
            <text:p>286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9 土木、水利、工程</text:p>
          </table:table-cell>
          <table:table-cell office:value-type="float" office:value="9781522560005" table:style-name="ce25">
            <text:p>9781522560005</text:p>
          </table:table-cell>
          <table:table-cell office:value-type="float" office:value="9781522559993" table:style-name="ce10">
            <text:p>9781522559993</text:p>
          </table:table-cell>
          <table:table-cell office:value-type="string" table:style-name="ce16">
            <text:p>New Approaches, Methods, and Tools in Urban E-Plann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Silva, Carlos Nunes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5999-3">http://services.igi-global.com/resolvedoi/resolve.aspx?doi=10.4018/978-1-5225-5999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87" table:style-name="ce9">
            <text:p>287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9 土木、水利、工程</text:p>
          </table:table-cell>
          <table:table-cell office:value-type="float" office:value="9781522536147" table:style-name="ce25">
            <text:p>9781522536147</text:p>
          </table:table-cell>
          <table:table-cell office:value-type="float" office:value="9781522536130" table:style-name="ce10">
            <text:p>9781522536130</text:p>
          </table:table-cell>
          <table:table-cell office:value-type="string" table:style-name="ce16">
            <text:p>Designing Grid Cities for Optimized Urban Development and Planning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Carlone, Guiseppe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613-0">http://services.igi-global.com/resolvedoi/resolve.aspx?doi=10.4018/978-1-5225-3613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88" table:style-name="ce9">
            <text:p>288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9 土木、水利、工程</text:p>
          </table:table-cell>
          <table:table-cell office:value-type="float" office:value="9781522541066" table:style-name="ce25">
            <text:p>9781522541066</text:p>
          </table:table-cell>
          <table:table-cell office:value-type="float" office:value="9781522541059" table:style-name="ce10">
            <text:p>9781522541059</text:p>
          </table:table-cell>
          <table:table-cell office:value-type="string" table:style-name="ce16">
            <text:p>Design Solutions for nZEB Retrofit Building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Rynska, Elzbieta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4105-9">http://services.igi-global.com/resolvedoi/resolve.aspx?doi=10.4018/978-1-5225-4105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89" table:style-name="ce9">
            <text:p>289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9 土木、水利、工程</text:p>
          </table:table-cell>
          <table:table-cell office:value-type="float" office:value="9781522531777" table:style-name="ce25">
            <text:p>9781522531777</text:p>
          </table:table-cell>
          <table:table-cell office:value-type="float" office:value="9781522531760" table:style-name="ce10">
            <text:p>9781522531760</text:p>
          </table:table-cell>
          <table:table-cell office:value-type="string" table:style-name="ce16">
            <text:p>Innovative Applications of Big Data in the Railway Industry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ohli, Shruti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176-0">http://services.igi-global.com/resolvedoi/resolve.aspx?doi=10.4018/978-1-5225-3176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90" table:style-name="ce9">
            <text:p>290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09 土木、水利、工程</text:p>
          </table:table-cell>
          <table:table-cell office:value-type="float" office:value="9781522530800" table:style-name="ce25">
            <text:p>9781522530800</text:p>
          </table:table-cell>
          <table:table-cell office:value-type="float" office:value="9781522530794" table:style-name="ce10">
            <text:p>9781522530794</text:p>
          </table:table-cell>
          <table:table-cell office:value-type="string" table:style-name="ce16">
            <text:p>Dynamic Stability of Hydraulic Gates and Engineering for Flood Preven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Ishii, Noriaki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079-4">http://services.igi-global.com/resolvedoi/resolve.aspx?doi=10.4018/978-1-5225-3079-4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91" table:style-name="ce9">
            <text:p>291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11 環境工程</text:p>
          </table:table-cell>
          <table:table-cell office:value-type="float" office:value="9781522536840" table:style-name="ce25">
            <text:p>9781522536840</text:p>
          </table:table-cell>
          <table:table-cell office:value-type="float" office:value="9781522536833" table:style-name="ce10">
            <text:p>9781522536833</text:p>
          </table:table-cell>
          <table:table-cell office:value-type="string" table:style-name="ce16">
            <text:p>Geospatial Technologies in Urban System Development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Mukherjee, Alok Bhushan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683-3">http://services.igi-global.com/resolvedoi/resolve.aspx?doi=10.4018/978-1-5225-3683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92" table:style-name="ce9">
            <text:p>292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11 環境工程</text:p>
          </table:table-cell>
          <table:table-cell office:value-type="float" office:value="9781522535386" table:style-name="ce25">
            <text:p>9781522535386</text:p>
          </table:table-cell>
          <table:table-cell office:value-type="float" office:value="9781522535379" table:style-name="ce10">
            <text:p>9781522535379</text:p>
          </table:table-cell>
          <table:table-cell office:value-type="string" table:style-name="ce16">
            <text:p>Green Production Strategies for Sustainability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Tsai, Sang-Binge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537-9">http://services.igi-global.com/resolvedoi/resolve.aspx?doi=10.4018/978-1-5225-3537-9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93" table:style-name="ce9">
            <text:p>293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11 環境工程</text:p>
          </table:table-cell>
          <table:table-cell office:value-type="float" office:value="9781522532712" table:style-name="ce25">
            <text:p>9781522532712</text:p>
          </table:table-cell>
          <table:table-cell office:value-type="float" office:value="9781522532705" table:style-name="ce10">
            <text:p>9781522532705</text:p>
          </table:table-cell>
          <table:table-cell office:value-type="string" table:style-name="ce16">
            <text:p>Spatial Analysis Techniques Using MyGeoffice®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Negreiros, João Garrott Marque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270-5">http://services.igi-global.com/resolvedoi/resolve.aspx?doi=10.4018/978-1-5225-3270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94" table:style-name="ce9">
            <text:p>294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11 環境工程</text:p>
          </table:table-cell>
          <table:table-cell office:value-type="float" office:value="9781522526377" table:style-name="ce25">
            <text:p>9781522526377</text:p>
          </table:table-cell>
          <table:table-cell office:value-type="float" office:value="9781522526360" table:style-name="ce10">
            <text:p>9781522526360</text:p>
          </table:table-cell>
          <table:table-cell office:value-type="string" table:style-name="ce16">
            <text:p>Computational Techniques for Modeling Atmospheric Process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Prusov, Vitaliy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636-0">http://services.igi-global.com/resolvedoi/resolve.aspx?doi=10.4018/978-1-5225-2636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95" table:style-name="ce9">
            <text:p>295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11 環境工程</text:p>
          </table:table-cell>
          <table:table-cell office:value-type="float" office:value="9781522503033" table:style-name="ce25">
            <text:p>9781522503033</text:p>
          </table:table-cell>
          <table:table-cell office:value-type="float" office:value="9781522503026" table:style-name="ce10">
            <text:p>9781522503026</text:p>
          </table:table-cell>
          <table:table-cell office:value-type="string" table:style-name="ce16">
            <text:p>Smart Cities as a Solution for Reducing Urban Waste and Pollu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Hua, Goh Bee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6" table:style-name="ce9">
            <text:p>2016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0302-6">http://services.igi-global.com/resolvedoi/resolve.aspx?doi=10.4018/978-1-5225-0302-6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96" table:style-name="ce9">
            <text:p>296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11 環境工程</text:p>
          </table:table-cell>
          <table:table-cell office:value-type="float" office:value="9781522503422" table:style-name="ce25">
            <text:p>9781522503422</text:p>
          </table:table-cell>
          <table:table-cell office:value-type="float" office:value="9781522503415" table:style-name="ce10">
            <text:p>9781522503415</text:p>
          </table:table-cell>
          <table:table-cell office:value-type="string" table:style-name="ce16">
            <text:p>Food Science, Production, and Engineering in Contemporary Econom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Jean-Vasile, Andrei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6" table:style-name="ce9">
            <text:p>2016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0341-5">http://services.igi-global.com/resolvedoi/resolve.aspx?doi=10.4018/978-1-5225-0341-5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297" table:style-name="ce9">
            <text:p>297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11 環境工程</text:p>
          </table:table-cell>
          <table:table-cell office:value-type="float" office:value="9781466682832" table:style-name="ce25">
            <text:p>9781466682832</text:p>
          </table:table-cell>
          <table:table-cell office:value-type="float" office:value="9781466682825" table:style-name="ce10">
            <text:p>9781466682825</text:p>
          </table:table-cell>
          <table:table-cell office:value-type="string" table:style-name="ce16">
            <text:p>Handbook of Research on Social, Economic, and Environmental Sustainability in the Development of Smart C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Vesco, Andrea</text:p>
          </table:table-cell>
          <table:table-cell office:value-type="string" table:style-name="ce14">
            <text:p>Information Science Reference</text:p>
          </table:table-cell>
          <table:table-cell office:value-type="float" office:value="2015" table:style-name="ce9">
            <text:p>2015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4666-8282-5">http://services.igi-global.com/resolvedoi/resolve.aspx?doi=10.4018/978-1-4666-8282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98" table:style-name="ce9">
            <text:p>298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15 光電工程</text:p>
          </table:table-cell>
          <table:table-cell office:value-type="float" office:value="9781522502432" table:style-name="ce25">
            <text:p>9781522502432</text:p>
          </table:table-cell>
          <table:table-cell office:value-type="float" office:value="9781522502425" table:style-name="ce10">
            <text:p>9781522502425</text:p>
          </table:table-cell>
          <table:table-cell office:value-type="string" table:style-name="ce16">
            <text:p>Position-Sensitive Gaseous Photomultipliers: Research and Application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Francke, Tom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6" table:style-name="ce9">
            <text:p>2016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0242-5">http://services.igi-global.com/resolvedoi/resolve.aspx?doi=10.4018/978-1-5225-0242-5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299" table:style-name="ce9">
            <text:p>299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18 電力工程</text:p>
          </table:table-cell>
          <table:table-cell office:value-type="float" office:value="9781522538639" table:style-name="ce25">
            <text:p>9781522538639</text:p>
          </table:table-cell>
          <table:table-cell office:value-type="float" office:value="9781522538622" table:style-name="ce10">
            <text:p>9781522538622</text:p>
          </table:table-cell>
          <table:table-cell office:value-type="string" table:style-name="ce16">
            <text:p>Electronic Nose Technologies and Advances in Machine Olfac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Albastaki, Yousif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862-2">http://services.igi-global.com/resolvedoi/resolve.aspx?doi=10.4018/978-1-5225-3862-2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300" table:style-name="ce9">
            <text:p>300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18 電力工程</text:p>
          </table:table-cell>
          <table:table-cell office:value-type="float" office:value="9781522539360" table:style-name="ce25">
            <text:p>9781522539360</text:p>
          </table:table-cell>
          <table:table-cell office:value-type="float" office:value="9781522539353" table:style-name="ce10">
            <text:p>9781522539353</text:p>
          </table:table-cell>
          <table:table-cell office:value-type="string" table:style-name="ce16">
            <text:p>Handbook of Research on Power and Energy System Optimiza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Kumar, Pawan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935-3">http://services.igi-global.com/resolvedoi/resolve.aspx?doi=10.4018/978-1-5225-3935-3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301" table:style-name="ce9">
            <text:p>301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18 電力工程</text:p>
          </table:table-cell>
          <table:table-cell office:value-type="float" office:value="9781522538547" table:style-name="ce25">
            <text:p>9781522538547</text:p>
          </table:table-cell>
          <table:table-cell office:value-type="float" office:value="9781522538530" table:style-name="ce10">
            <text:p>9781522538530</text:p>
          </table:table-cell>
          <table:table-cell office:value-type="string" table:style-name="ce16">
            <text:p>Design Parameters of Electrical Network Grounding System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Gouda, Osama El-Sayed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853-0">http://services.igi-global.com/resolvedoi/resolve.aspx?doi=10.4018/978-1-5225-3853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302" table:style-name="ce9">
            <text:p>302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18 電力工程</text:p>
          </table:table-cell>
          <table:table-cell office:value-type="float" office:value="9781522527770" table:style-name="ce25">
            <text:p>9781522527770</text:p>
          </table:table-cell>
          <table:table-cell office:value-type="float" office:value="9781522527763" table:style-name="ce10">
            <text:p>9781522527763</text:p>
          </table:table-cell>
          <table:table-cell office:value-type="string" table:style-name="ce16">
            <text:p>Smart Grid Test Bed Using OPNET and Power Line Communica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Huh, Jun-Ho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2776-3">http://services.igi-global.com/resolvedoi/resolve.aspx?doi=10.4018/978-1-5225-2776-3</text:a></text:p>
          </table:table-cell>
          <table:table-cell table:number-columns-repeated="16371" table:style-name="ce1"/>
        </table:table-row>
        <table:table-row table:style-name="ro2">
          <table:table-cell office:value-type="float" office:value="303" table:style-name="ce9">
            <text:p>303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50 工業工程與管理</text:p>
          </table:table-cell>
          <table:table-cell office:value-type="float" office:value="9781522530657" table:style-name="ce25">
            <text:p>9781522530657</text:p>
          </table:table-cell>
          <table:table-cell office:value-type="float" office:value="9781522530640" table:style-name="ce10">
            <text:p>9781522530640</text:p>
          </table:table-cell>
          <table:table-cell office:value-type="string" table:style-name="ce16">
            <text:p>Intelligent Vehicles and Materials Transportation in the Manufacturing Sector: Emerging Research and Opportunities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Bandyopadhyay, Susmita</text:p>
          </table:table-cell>
          <table:table-cell office:value-type="string" table:style-name="ce14">
            <text:p>Engineering Science Reference</text:p>
          </table:table-cell>
          <table:table-cell office:value-type="float" office:value="2018" table:style-name="ce9">
            <text:p>2018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5225-3064-0">http://services.igi-global.com/resolvedoi/resolve.aspx?doi=10.4018/978-1-5225-3064-0</text:a></text:p>
          </table:table-cell>
          <table:table-cell table:number-columns-repeated="16371" table:style-name="ce1"/>
        </table:table-row>
        <table:table-row table:style-name="ro1">
          <table:table-cell office:value-type="float" office:value="304" table:style-name="ce9">
            <text:p>304</text:p>
          </table:table-cell>
          <table:table-cell office:value-type="string" table:style-name="ce14">
            <text:p>Science &amp; Technology</text:p>
          </table:table-cell>
          <table:table-cell office:value-type="string" table:style-name="ce19">
            <text:p>E50 工業工程與管理</text:p>
          </table:table-cell>
          <table:table-cell office:value-type="float" office:value="9781466673212" table:style-name="ce25">
            <text:p>9781466673212</text:p>
          </table:table-cell>
          <table:table-cell office:value-type="float" office:value="9781466673205" table:style-name="ce10">
            <text:p>9781466673205</text:p>
          </table:table-cell>
          <table:table-cell office:value-type="string" table:style-name="ce16">
            <text:p>Lean Six Sigma Approaches in Manufacturing, Services, and Production</text:p>
          </table:table-cell>
          <table:table-cell office:value-type="float" office:value="1" table:style-name="ce9">
            <text:p>1</text:p>
          </table:table-cell>
          <table:table-cell office:value-type="string" table:style-name="ce14">
            <text:p>1st</text:p>
          </table:table-cell>
          <table:table-cell office:value-type="string" table:style-name="ce14">
            <text:p>Tetteh, Edem G.</text:p>
          </table:table-cell>
          <table:table-cell office:value-type="string" table:style-name="ce14">
            <text:p>Business Science Reference</text:p>
          </table:table-cell>
          <table:table-cell office:value-type="float" office:value="2015" table:style-name="ce9">
            <text:p>2015</text:p>
          </table:table-cell>
          <table:table-cell office:value-type="string" table:style-name="ce14">
            <text:p>無光碟附件</text:p>
          </table:table-cell>
          <table:table-cell office:value-type="string" table:style-name="ce24">
            <text:p><text:a xlink:href="http://services.igi-global.com/resolvedoi/resolve.aspx?doi=10.4018/978-1-4666-7320-5">http://services.igi-global.com/resolvedoi/resolve.aspx?doi=10.4018/978-1-4666-7320-5</text:a></text:p>
          </table:table-cell>
          <table:table-cell table:number-columns-repeated="16371" table:style-name="ce1"/>
        </table:table-row>
        <table:table-row table:style-name="ro1">
          <table:table-cell table:style-name="ce5"/>
          <table:table-cell table:number-columns-repeated="2" table:style-name="ce6"/>
          <table:table-cell table:style-name="ce5"/>
          <table:table-cell table:style-name="ce11"/>
          <table:table-cell office:value-type="string" table:style-name="ce12">
            <text:p>總冊數</text:p>
          </table:table-cell>
          <table:table-cell office:value-type="float" office:value="332" table:formula="of:=SUM([.G2:.G305])" table:style-name="ce5">
            <text:p>332</text:p>
          </table:table-cell>
          <table:table-cell table:number-columns-repeated="2" table:style-name="ce6"/>
          <table:table-cell table:number-columns-repeated="2" table:style-name="ce5"/>
          <table:table-cell table:style-name="ce8"/>
          <table:table-cell table:style-name="ce23"/>
          <table:table-cell table:number-columns-repeated="16371" table:style-name="ce1"/>
        </table:table-row>
        <table:table-row table:style-name="ro1">
          <table:table-cell table:style-name="ce5"/>
          <table:table-cell table:number-columns-repeated="2" table:style-name="ce6"/>
          <table:table-cell table:style-name="ce5"/>
          <table:table-cell table:style-name="ce11"/>
          <table:table-cell table:style-name="ce18"/>
          <table:table-cell table:style-name="ce5"/>
          <table:table-cell table:number-columns-repeated="2" table:style-name="ce6"/>
          <table:table-cell table:number-columns-repeated="2" table:style-name="ce5"/>
          <table:table-cell table:style-name="ce8"/>
          <table:table-cell table:style-name="ce23"/>
          <table:table-cell table:number-columns-repeated="16371" table:style-name="ce1"/>
        </table:table-row>
        <table:table-row table:number-rows-repeated="10482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48">
      <number:number number:decimal-places="0" number:min-integer-digits="3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Sheet3" style:display-name="一般_Sheet3" style:family="table-cell" style:data-style-name="N0">
      <style:table-cell-properties style:vertical-align="automatic" fo:background-color="transparent"/>
      <style:text-properties fo:color="#000000"/>
    </style:style>
    <style:style style:name="_36229__36899__32080_" style:display-name="超連結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cf1" style:family="table-cell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>
        <style:region-left>
          <text:p>附件二、電子書清單</text:p>
        </style:region-left>
      </style:header>
      <style:header-left style:display="false"/>
      <style:footer>
        <text:p>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user</dc:creator>
    <meta:creation-date>2017-07-26T07:18:30Z</meta:creation-date>
    <dc:date>2018-10-11T09:10:56Z</dc:date>
    <meta:print-date>2018-08-20T08:51:32Z</meta:print-date>
  </office:meta>
</office:document-meta>
</file>